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84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4.84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62.31pt"/>
    </style:style>
    <style:style style:name="co8" style:family="table-column">
      <style:table-column-properties fo:break-before="auto" style:column-width="67.66pt"/>
    </style:style>
    <style:style style:name="co9" style:family="table-column">
      <style:table-column-properties fo:break-before="auto" style:column-width="83.06pt"/>
    </style:style>
    <style:style style:name="co10" style:family="table-column">
      <style:table-column-properties fo:break-before="auto" style:column-width="116.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9.99pt"/>
    </style:style>
    <style:style style:name="co13" style:family="table-column">
      <style:table-column-properties fo:break-before="auto" style:column-width="69.19pt"/>
    </style:style>
    <style:style style:name="co14" style:family="table-column">
      <style:table-column-properties fo:break-before="auto" style:column-width="84.61pt"/>
    </style:style>
    <style:style style:name="co15" style:family="table-column">
      <style:table-column-properties fo:break-before="auto" style:column-width="73.84pt"/>
    </style:style>
    <style:style style:name="co16" style:family="table-column">
      <style:table-column-properties fo:break-before="auto" style:column-width="71.49pt"/>
    </style:style>
    <style:style style:name="co17" style:family="table-column">
      <style:table-column-properties fo:break-before="auto" style:column-width="53.89pt"/>
    </style:style>
    <style:style style:name="co18" style:family="table-column">
      <style:table-column-properties fo:break-before="auto" style:column-width="129.71pt"/>
    </style:style>
    <style:style style:name="co19" style:family="table-column">
      <style:table-column-properties fo:break-before="auto" style:column-width="94.45pt"/>
    </style:style>
    <style:style style:name="co20" style:family="table-column">
      <style:table-column-properties fo:break-before="auto" style:column-width="61.54pt"/>
    </style:style>
    <style:style style:name="co21" style:family="table-column">
      <style:table-column-properties fo:break-before="auto" style:column-width="55.39pt"/>
    </style:style>
    <style:style style:name="co22" style:family="table-column">
      <style:table-column-properties fo:break-before="auto" style:column-width="115.91pt"/>
    </style:style>
    <style:style style:name="co23" style:family="table-column">
      <style:table-column-properties fo:break-before="auto" style:column-width="107.49pt"/>
    </style:style>
    <style:style style:name="co24" style:family="table-column">
      <style:table-column-properties fo:break-before="auto" style:column-width="41.61pt"/>
    </style:style>
    <style:style style:name="co25" style:family="table-column">
      <style:table-column-properties fo:break-before="auto" style:column-width="112.11pt"/>
    </style:style>
    <style:style style:name="co26" style:family="table-column">
      <style:table-column-properties fo:break-before="auto" style:column-width="99.84pt"/>
    </style:style>
    <style:style style:name="co27" style:family="table-column">
      <style:table-column-properties fo:break-before="auto" style:column-width="124.36pt"/>
    </style:style>
    <style:style style:name="ro1" style:family="table-row">
      <style:table-row-properties style:row-height="26.79pt" fo:break-before="auto" style:use-optimal-row-height="fals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fo:border-bottom="0.99pt ridge #000000" fo:border-left="0.99pt ridge #000000" fo:border-right="none" fo:border-top="0.99pt ridge #000000"/>
    </style:style>
    <style:style style:name="ce4" style:family="table-cell" style:parent-style-name="Default" style:data-style-name="N11">
      <style:table-cell-properties fo:background-color="#ff9999"/>
      <style:map style:condition="cell-content-is-between(-0.05,0.05)" style:apply-style-name="Untitled1" style:base-cell-address="pathway_params.M2"/>
    </style:style>
    <style:style style:name="ce5" style:family="table-cell" style:parent-style-name="Default" style:data-style-name="N11">
      <style:table-cell-properties fo:background-color="#ff9999"/>
      <style:map style:condition="cell-content-is-between(-0.05,0.05)" style:apply-style-name="Untitled1" style:base-cell-address="pathway_params.M2"/>
    </style:style>
    <style:style style:name="ce6" style:family="table-cell" style:parent-style-name="Default" style:data-style-name="N11">
      <style:table-cell-properties fo:border-bottom="0.99pt ridge #000000" fo:background-color="#ff9999" fo:border-left="none" fo:border-right="0.99pt ridge #000000" fo:border-top="0.99pt ridge #000000"/>
      <style:map style:condition="cell-content-is-between(-0.05,0.05)" style:apply-style-name="Untitled1" style:base-cell-address="pathway_params.M2"/>
    </style:style>
    <style:style style:name="ce7" style:family="table-cell" style:parent-style-name="Default" style:data-style-name="N123">
      <style:map style:condition="cell-content-is-between(-0.05,0.05)" style:apply-style-name="Untitled1" style:base-cell-address="pathway_params.P8"/>
    </style:style>
    <style:style style:name="ce8" style:family="table-cell" style:parent-style-name="Default" style:data-style-name="N100">
      <style:table-cell-properties fo:wrap-option="wrap" style:vertical-align="middle"/>
    </style:style>
    <style:style style:name="ce9" style:family="table-cell" style:parent-style-name="Default" style:data-style-name="N11"/>
    <style:style style:name="ce10" style:family="table-cell" style:parent-style-name="Default" style:data-style-name="N99"/>
    <style:style style:name="ce11" style:family="table-cell" style:parent-style-name="Default" style:data-style-name="N11">
      <style:map style:condition="cell-content-is-between(-0.001,0.001)" style:apply-style-name="Untitled1" style:base-cell-address="pathway_params.U2"/>
    </style:style>
  </office:automatic-styles>
  <office:body>
    <office:spreadsheet>
      <table:calculation-settings table:automatic-find-labels="false"/>
      <table:table table:name="pathway_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thwayLabel</text:p>
          </table:table-cell>
          <table:table-cell office:value-type="string" calcext:value-type="string">
            <text:p>touch_count</text:p>
          </table:table-cell>
          <table:table-cell office:value-type="string" calcext:value-type="string">
            <text:p>structural_mean</text:p>
          </table:table-cell>
          <table:table-cell office:value-type="string" calcext:value-type="string">
            <text:p>p_A</text:p>
          </table:table-cell>
          <table:table-cell office:value-type="string" calcext:value-type="string">
            <text:p>mu_A</text:p>
          </table:table-cell>
          <table:table-cell office:value-type="string" calcext:value-type="string">
            <text:p>sigma_A</text:p>
          </table:table-cell>
          <table:table-cell office:value-type="string" calcext:value-type="string">
            <text:p>activeFraction</text:p>
          </table:table-cell>
          <table:table-cell table:style-name="ce1" office:value-type="string" calcext:value-type="string">
            <text:p>reduce_cut_counts</text:p>
          </table:table-cell>
          <table:table-cell table:style-name="ce1" office:value-type="string" calcext:value-type="string">
            <text:p>Real uA</text:p>
          </table:table-cell>
          <table:table-cell table:style-name="ce1" office:value-type="string" calcext:value-type="string">
            <text:p>cut_touch_counts_pathway</text:p>
          </table:table-cell>
          <table:table-cell table:style-name="ce1" office:value-type="string" calcext:value-type="string">
            <text:p>pathway_str</text:p>
          </table:table-cell>
          <table:table-cell table:style-name="ce1"/>
          <table:table-cell table:style-name="ce1" office:value-type="string" calcext:value-type="string">
            <text:p>Difference (%)</text:p>
          </table:table-cell>
          <table:table-cell table:style-name="ce1"/>
          <table:table-cell table:style-name="ce1" office:value-type="string" calcext:value-type="string">
            <text:p>cut_touch_counts_pathway</text:p>
          </table:table-cell>
          <table:table-cell table:style-name="ce1" office:value-type="string" calcext:value-type="string">
            <text:p>actual_reduction_factor</text:p>
          </table:table-cell>
          <table:table-cell table:style-name="ce1" office:value-type="string" calcext:value-type="string">
            <text:p>active_fraction</text:p>
          </table:table-cell>
          <table:table-cell table:style-name="ce1" office:value-type="string" calcext:value-type="string">
            <text:p>bouton_reduction_factor</text:p>
          </table:table-cell>
          <table:table-cell table:style-name="ce8" office:value-type="string" calcext:value-type="string">
            <text:p>Manually calc (Diff %)</text:p>
          </table:table-cell>
          <table:table-cell table:style-name="ce8" office:value-type="string" calcext:value-type="string">
            <text:p>Corrected activ_frac</text:p>
          </table:table-cell>
          <table:table-cell office:value-type="string" calcext:value-type="string">
            <text:p>Diff (%)</text:p>
          </table:table-cell>
        </table:table-row>
        <table:table-row table:style-name="ro2">
          <table:table-cell office:value-type="string" calcext:value-type="string">
            <text:p>L1_SLAC-&gt;L1_SLAC</text:p>
          </table:table-cell>
          <table:table-cell office:value-type="float" office:value="479" calcext:value-type="float">
            <text:p>479</text:p>
          </table:table-cell>
          <table:table-cell office:value-type="float" office:value="2.41919" calcext:value-type="float">
            <text:p>2.41919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3.91333" calcext:value-type="float">
            <text:p>3.91333</text:p>
          </table:table-cell>
          <table:table-cell office:value-type="float" office:value="0.978333" calcext:value-type="float">
            <text:p>0.978333</text:p>
          </table:table-cell>
          <table:table-cell office:value-type="float" office:value="0.126437" calcext:value-type="float">
            <text:p>0.126437</text:p>
          </table:table-cell>
          <table:table-cell office:value-type="float" office:value="197" calcext:value-type="float">
            <text:p>197</text:p>
          </table:table-cell>
          <table:table-cell table:style-name="ce2" table:formula="of:=[.H2]*[.C2]/[.B2]" office:value-type="float" office:value="0.994948705636743" calcext:value-type="float">
            <text:p>0.9949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1_SLAC-&gt;L1_SLAC</text:p>
          </table:table-cell>
          <table:table-cell/>
          <table:table-cell table:style-name="ce4" table:formula="of:=([.H2]/[.J2])-1" office:value-type="percentage" office:value="-0.015" calcext:value-type="percentage">
            <text:p>-1.50%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444676409185804" calcext:value-type="float">
            <text:p>0.444676</text:p>
          </table:table-cell>
          <table:table-cell office:value-type="float" office:value="0.116938969548879" calcext:value-type="float">
            <text:p>0.116939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2]*[.B2]/[.O2])-[.Q2]" office:value-type="percentage" office:value="-0.00000000241272886392085" calcext:value-type="percentage">
            <text:p>0.00%</text:p>
          </table:table-cell>
          <table:table-cell table:style-name="ce2" table:formula="of:=[.Q2]*[.O2]/[.H2]" office:value-type="float" office:value="0.126436550832037" calcext:value-type="float">
            <text:p>0.126437</text:p>
          </table:table-cell>
          <table:table-cell table:style-name="ce11" table:formula="of:=([.T2]/[.G2])-1" office:value-type="percentage" office:value="-0.0000035525041183204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1_SLAC-&gt;L23_MC</text:p>
          </table:table-cell>
          <table:table-cell office:value-type="float" office:value="4608" calcext:value-type="float">
            <text:p>4608</text:p>
          </table:table-cell>
          <table:table-cell office:value-type="float" office:value="3.88861" calcext:value-type="float">
            <text:p>3.88861</text:p>
          </table:table-cell>
          <table:table-cell office:value-type="float" office:value="0.538552" calcext:value-type="float">
            <text:p>0.538552</text:p>
          </table:table-cell>
          <table:table-cell office:value-type="float" office:value="6.16699" calcext:value-type="float">
            <text:p>6.16699</text:p>
          </table:table-cell>
          <table:table-cell office:value-type="float" office:value="1.54175" calcext:value-type="float">
            <text:p>1.54175</text:p>
          </table:table-cell>
          <table:table-cell office:value-type="float" office:value="0.129103" calcext:value-type="float">
            <text:p>0.129103</text:p>
          </table:table-cell>
          <table:table-cell office:value-type="float" office:value="1856" calcext:value-type="float">
            <text:p>1856</text:p>
          </table:table-cell>
          <table:table-cell table:style-name="ce2" table:formula="of:=[.H3]*[.C3]/[.B3]" office:value-type="float" office:value="1.56624569444444" calcext:value-type="float">
            <text:p>1.566246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L1_SLAC-&gt;L23_MC</text:p>
          </table:table-cell>
          <table:table-cell/>
          <table:table-cell table:style-name="ce4" table:formula="of:=([.H3]/[.J3])-1" office:value-type="percentage" office:value="-0.0122405534858967" calcext:value-type="percentage">
            <text:p>-1.22%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0.402777777777778" calcext:value-type="float">
            <text:p>0.402778</text:p>
          </table:table-cell>
          <table:table-cell office:value-type="float" office:value="0.129103450939573" calcext:value-type="float">
            <text:p>0.129103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3]*[.B3]/[.O3])-[.Q3]" office:value-type="percentage" office:value="-0.00000000266371102952689" calcext:value-type="percentage">
            <text:p>0.00%</text:p>
          </table:table-cell>
          <table:table-cell table:style-name="ce2" table:formula="of:=[.Q3]*[.O3]/[.H3]" office:value-type="float" office:value="0.129103450939573" calcext:value-type="float">
            <text:p>0.129103</text:p>
          </table:table-cell>
          <table:table-cell table:style-name="ce11" table:formula="of:=([.T3]/[.G3])-1" office:value-type="percentage" office:value="0.000003492866727405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1_SLAC-&gt;L23_PC</text:p>
          </table:table-cell>
          <table:table-cell office:value-type="float" office:value="5430" calcext:value-type="float">
            <text:p>5430</text:p>
          </table:table-cell>
          <table:table-cell office:value-type="float" office:value="2.74104" calcext:value-type="float">
            <text:p>2.74104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4.40552" calcext:value-type="float">
            <text:p>4.40552</text:p>
          </table:table-cell>
          <table:table-cell office:value-type="float" office:value="1.10138" calcext:value-type="float">
            <text:p>1.10138</text:p>
          </table:table-cell>
          <table:table-cell office:value-type="float" office:value="0.116871" calcext:value-type="float">
            <text:p>0.116871</text:p>
          </table:table-cell>
          <table:table-cell office:value-type="float" office:value="2416" calcext:value-type="float">
            <text:p>2416</text:p>
          </table:table-cell>
          <table:table-cell table:style-name="ce2" table:formula="of:=[.H4]*[.C4]/[.B4]" office:value-type="float" office:value="1.21958612154696" calcext:value-type="float">
            <text:p>1.219586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L1_SLAC-&gt;L23_PC</text:p>
          </table:table-cell>
          <table:table-cell/>
          <table:table-cell table:style-name="ce4" table:formula="of:=([.H4]/[.J4])-1" office:value-type="percentage" office:value="0.0267743306417341" calcext:value-type="percentage">
            <text:p>2.68%</text:p>
          </table:table-cell>
          <table:table-cell/>
          <table:table-cell office:value-type="float" office:value="2381" calcext:value-type="float">
            <text:p>2381</text:p>
          </table:table-cell>
          <table:table-cell office:value-type="float" office:value="0.438489871086556" calcext:value-type="float">
            <text:p>0.438490</text:p>
          </table:table-cell>
          <table:table-cell office:value-type="float" office:value="0.118588830670205" calcext:value-type="float">
            <text:p>0.118589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4]*[.B4]/[.O4])-[.Q4]" office:value-type="percentage" office:value="-0.00000000244676941207889" calcext:value-type="percentage">
            <text:p>0.00%</text:p>
          </table:table-cell>
          <table:table-cell table:style-name="ce2" table:formula="of:=[.Q4]*[.O4]/[.H4]" office:value-type="float" office:value="0.116870863338476" calcext:value-type="float">
            <text:p>0.116871</text:p>
          </table:table-cell>
          <table:table-cell table:style-name="ce11" table:formula="of:=([.T4]/[.G4])-1" office:value-type="percentage" office:value="-0.000001169336482087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1_SLAC-&gt;L4_MC</text:p>
          </table:table-cell>
          <table:table-cell office:value-type="float" office:value="49" calcext:value-type="float">
            <text:p>49</text:p>
          </table:table-cell>
          <table:table-cell office:value-type="float" office:value="1.88462" calcext:value-type="float">
            <text:p>1.88462</text:p>
          </table:table-cell>
          <table:table-cell office:value-type="float" office:value="0.601196" calcext:value-type="float">
            <text:p>0.601196</text:p>
          </table:table-cell>
          <table:table-cell office:value-type="float" office:value="3.09548" calcext:value-type="float">
            <text:p>3.09548</text:p>
          </table:table-cell>
          <table:table-cell office:value-type="float" office:value="0.773871" calcext:value-type="float">
            <text:p>0.773871</text:p>
          </table:table-cell>
          <table:table-cell office:value-type="float" office:value="0.212333" calcext:value-type="float">
            <text:p>0.212333</text:p>
          </table:table-cell>
          <table:table-cell office:value-type="float" office:value="12" calcext:value-type="float">
            <text:p>12</text:p>
          </table:table-cell>
          <table:table-cell table:style-name="ce2" table:formula="of:=[.H5]*[.C5]/[.B5]" office:value-type="float" office:value="0.461539591836735" calcext:value-type="float">
            <text:p>0.4615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1_SLAC-&gt;L4_MC</text:p>
          </table:table-cell>
          <table:table-cell/>
          <table:table-cell table:style-name="ce4" table:formula="of:=([.H5]/[.J5])-1" office:value-type="percentage" office:value="0.333333333333333" calcext:value-type="percentage">
            <text:p>33.33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4897959183673" calcext:value-type="float">
            <text:p>0.244898</text:p>
          </table:table-cell>
          <table:table-cell office:value-type="float" office:value="0.212333337714275" calcext:value-type="float">
            <text:p>0.212333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5]*[.B5]/[.O5])-[.Q5]" office:value-type="percentage" office:value="-0.00000000438094141519407" calcext:value-type="percentage">
            <text:p>0.00%</text:p>
          </table:table-cell>
          <table:table-cell table:style-name="ce2" table:formula="of:=[.Q5]*[.O5]/[.H5]" office:value-type="float" office:value="0.212333337714275" calcext:value-type="float">
            <text:p>0.212333</text:p>
          </table:table-cell>
          <table:table-cell table:style-name="ce11" table:formula="of:=([.T5]/[.G5])-1" office:value-type="percentage" office:value="0.0000015904935868338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1_SLAC-&gt;L4_PC</text:p>
          </table:table-cell>
          <table:table-cell office:value-type="float" office:value="733" calcext:value-type="float">
            <text:p>733</text:p>
          </table:table-cell>
          <table:table-cell office:value-type="float" office:value="1.66591" calcext:value-type="float">
            <text:p>1.66591</text:p>
          </table:table-cell>
          <table:table-cell office:value-type="float" office:value="0.629883" calcext:value-type="float">
            <text:p>0.629883</text:p>
          </table:table-cell>
          <table:table-cell office:value-type="float" office:value="2.75833" calcext:value-type="float">
            <text:p>2.75833</text:p>
          </table:table-cell>
          <table:table-cell office:value-type="float" office:value="0.689584" calcext:value-type="float">
            <text:p>0.689584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234" calcext:value-type="float">
            <text:p>234</text:p>
          </table:table-cell>
          <table:table-cell table:style-name="ce2" table:formula="of:=[.H6]*[.C6]/[.B6]" office:value-type="float" office:value="0.531818472032742" calcext:value-type="float">
            <text:p>0.53181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L1_SLAC-&gt;L4_PC</text:p>
          </table:table-cell>
          <table:table-cell/>
          <table:table-cell table:style-name="ce4" table:formula="of:=([.H6]/[.J6])-1" office:value-type="percentage" office:value="-0.0714285714285714" calcext:value-type="percentage">
            <text:p>-7.14%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336971350613915" calcext:value-type="float">
            <text:p>0.336971</text:p>
          </table:table-cell>
          <table:table-cell office:value-type="float" office:value="0.154315792657586" calcext:value-type="float">
            <text:p>0.154316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6]*[.B6]/[.O6])-[.Q6]" office:value-type="percentage" office:value="-0.00000000318390153131176" calcext:value-type="percentage">
            <text:p>0.00%</text:p>
          </table:table-cell>
          <table:table-cell table:style-name="ce2" table:formula="of:=[.Q6]*[.O6]/[.H6]" office:value-type="float" office:value="0.162888892249674" calcext:value-type="float">
            <text:p>0.162889</text:p>
          </table:table-cell>
          <table:table-cell table:style-name="ce11" table:formula="of:=([.T6]/[.G6])-1" office:value-type="percentage" office:value="-0.00000066149541178006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1_SLAC-&gt;L5_TTPC1</text:p>
          </table:table-cell>
          <table:table-cell office:value-type="float" office:value="4038" calcext:value-type="float">
            <text:p>4038</text:p>
          </table:table-cell>
          <table:table-cell office:value-type="float" office:value="2.73763" calcext:value-type="float">
            <text:p>2.73763</text:p>
          </table:table-cell>
          <table:table-cell office:value-type="float" office:value="0.556389" calcext:value-type="float">
            <text:p>0.556389</text:p>
          </table:table-cell>
          <table:table-cell office:value-type="float" office:value="4.40039" calcext:value-type="float">
            <text:p>4.40039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119713" calcext:value-type="float">
            <text:p>0.119713</text:p>
          </table:table-cell>
          <table:table-cell office:value-type="float" office:value="1754" calcext:value-type="float">
            <text:p>1754</text:p>
          </table:table-cell>
          <table:table-cell table:style-name="ce2" table:formula="of:=[.H7]*[.C7]/[.B7]" office:value-type="float" office:value="1.1891537939574" calcext:value-type="float">
            <text:p>1.18915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L1_SLAC-&gt;L5_TTPC1</text:p>
          </table:table-cell>
          <table:table-cell/>
          <table:table-cell table:style-name="ce4" table:formula="of:=([.H7]/[.J7])-1" office:value-type="percentage" office:value="0.032979976442874" calcext:value-type="percentage">
            <text:p>3.30%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0.425953442298167" calcext:value-type="float">
            <text:p>0.425953</text:p>
          </table:table-cell>
          <table:table-cell office:value-type="float" office:value="0.122079072286223" calcext:value-type="float">
            <text:p>0.122079</text:p>
          </table:table-cell>
          <table:table-cell office:value-type="float" office:value="0.052" calcext:value-type="float">
            <text:p>0.052</text:p>
          </table:table-cell>
          <table:table-cell table:style-name="ce9" table:formula="of:=ABS([.R7]*[.B7]/[.O7])-[.Q7]" office:value-type="percentage" office:value="-0.00000000251878139179151" calcext:value-type="percentage">
            <text:p>0.00%</text:p>
          </table:table-cell>
          <table:table-cell table:style-name="ce2" table:formula="of:=[.Q7]*[.O7]/[.H7]" office:value-type="float" office:value="0.119712659254449" calcext:value-type="float">
            <text:p>0.119713</text:p>
          </table:table-cell>
          <table:table-cell table:style-name="ce11" table:formula="of:=([.T7]/[.G7])-1" office:value-type="percentage" office:value="-0.000002846353785557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1_SLAC</text:p>
          </table:table-cell>
          <table:table-cell office:value-type="float" office:value="3813" calcext:value-type="float">
            <text:p>3813</text:p>
          </table:table-cell>
          <table:table-cell office:value-type="float" office:value="2.72747" calcext:value-type="float">
            <text:p>2.72747</text:p>
          </table:table-cell>
          <table:table-cell office:value-type="float" office:value="1" calcext:value-type="float">
            <text:p>1</text:p>
          </table:table-cell>
          <table:table-cell office:value-type="float" office:value="5.772" calcext:value-type="float">
            <text:p>5.772</text:p>
          </table:table-cell>
          <table:table-cell office:value-type="float" office:value="1.443" calcext:value-type="float">
            <text:p>1.443</text:p>
          </table:table-cell>
          <table:table-cell office:value-type="float" office:value="0.471711" calcext:value-type="float">
            <text:p>0.471711</text:p>
          </table:table-cell>
          <table:table-cell office:value-type="float" office:value="1067" calcext:value-type="float">
            <text:p>1067</text:p>
          </table:table-cell>
          <table:table-cell table:style-name="ce2" table:formula="of:=[.H8]*[.C8]/[.B8]" office:value-type="float" office:value="0.763233802779963" calcext:value-type="float">
            <text:p>0.76323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L23_MC-&gt;L1_SLAC</text:p>
          </table:table-cell>
          <table:table-cell/>
          <table:table-cell table:style-name="ce4" table:formula="of:=([.H8]/[.J8])-1" office:value-type="percentage" office:value="0.00850661625708882" calcext:value-type="percentage">
            <text:p>0.85%</text:p>
          </table:table-cell>
          <table:table-cell/>
          <table:table-cell office:value-type="float" office:value="1045" calcext:value-type="float">
            <text:p>1045</text:p>
          </table:table-cell>
          <table:table-cell table:style-name="ce7" office:value-type="float" office:value="0.274062418043535" calcext:value-type="float">
            <text:p>0.274062</text:p>
          </table:table-cell>
          <table:table-cell office:value-type="float" office:value="0.48164210265333" calcext:value-type="float">
            <text:p>0.481642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8]*[.B8]/[.O8])-[.Q8]" office:value-type="percentage" office:value="0.0000000026098278538278" calcext:value-type="percentage">
            <text:p>0.00%</text:p>
          </table:table-cell>
          <table:table-cell table:style-name="ce2" table:formula="of:=[.Q8]*[.O8]/[.H8]" office:value-type="float" office:value="0.471711337650169" calcext:value-type="float">
            <text:p>0.471711</text:p>
          </table:table-cell>
          <table:table-cell table:style-name="ce11" table:formula="of:=([.T8]/[.G8])-1" office:value-type="percentage" office:value="0.00000071579880200900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23_MC</text:p>
          </table:table-cell>
          <table:table-cell office:value-type="float" office:value="65326" calcext:value-type="float">
            <text:p>65326</text:p>
          </table:table-cell>
          <table:table-cell office:value-type="float" office:value="6.06612" calcext:value-type="float">
            <text:p>6.06612</text:p>
          </table:table-cell>
          <table:table-cell office:value-type="float" office:value="1" calcext:value-type="float">
            <text:p>1</text:p>
          </table:table-cell>
          <table:table-cell office:value-type="float" office:value="14.547" calcext:value-type="float">
            <text:p>14.547</text:p>
          </table:table-cell>
          <table:table-cell office:value-type="float" office:value="3.63674" calcext:value-type="float">
            <text:p>3.63674</text:p>
          </table:table-cell>
          <table:table-cell office:value-type="float" office:value="0.901331" calcext:value-type="float">
            <text:p>0.901331</text:p>
          </table:table-cell>
          <table:table-cell office:value-type="float" office:value="9567" calcext:value-type="float">
            <text:p>9567</text:p>
          </table:table-cell>
          <table:table-cell table:style-name="ce2" table:formula="of:=[.H9]*[.C9]/[.B9]" office:value-type="float" office:value="0.888383951872149" calcext:value-type="float">
            <text:p>0.888384</text:p>
          </table:table-cell>
          <table:table-cell office:value-type="float" office:value="9611" calcext:value-type="float">
            <text:p>9611</text:p>
          </table:table-cell>
          <table:table-cell office:value-type="string" calcext:value-type="string">
            <text:p>L23_MC-&gt;L23_MC</text:p>
          </table:table-cell>
          <table:table-cell/>
          <table:table-cell table:style-name="ce4" table:formula="of:=([.H9]/[.J9])-1" office:value-type="percentage" office:value="-0.0045780876079492" calcext:value-type="percentage">
            <text:p>-0.46%</text:p>
          </table:table-cell>
          <table:table-cell/>
          <table:table-cell office:value-type="float" office:value="9643" calcext:value-type="float">
            <text:p>9643</text:p>
          </table:table-cell>
          <table:table-cell table:style-name="ce7" office:value-type="float" office:value="0.147613507638613" calcext:value-type="float">
            <text:p>0.147614</text:p>
          </table:table-cell>
          <table:table-cell office:value-type="float" office:value="0.894227102901089" calcext:value-type="float">
            <text:p>0.894227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9]*[.B9]/[.O9])-[.Q9]" office:value-type="percentage" office:value="0.00000000484546280876685" calcext:value-type="percentage">
            <text:p>0.00%</text:p>
          </table:table-cell>
          <table:table-cell table:style-name="ce2" table:formula="of:=[.Q9]*[.O9]/[.H9]" office:value-type="float" office:value="0.901330819825986" calcext:value-type="float">
            <text:p>0.901331</text:p>
          </table:table-cell>
          <table:table-cell table:style-name="ce11" table:formula="of:=([.T9]/[.G9])-1" office:value-type="percentage" office:value="-0.00000019989772293005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23_PC</text:p>
          </table:table-cell>
          <table:table-cell office:value-type="float" office:value="105886" calcext:value-type="float">
            <text:p>105886</text:p>
          </table:table-cell>
          <table:table-cell office:value-type="float" office:value="6.02584" calcext:value-type="float">
            <text:p>6.02584</text:p>
          </table:table-cell>
          <table:table-cell office:value-type="float" office:value="1.00449" calcext:value-type="float">
            <text:p>1.00449</text:p>
          </table:table-cell>
          <table:table-cell office:value-type="float" office:value="6.77416" calcext:value-type="float">
            <text:p>6.77416</text:p>
          </table:table-cell>
          <table:table-cell office:value-type="float" office:value="1.69354" calcext:value-type="float">
            <text:p>1.69354</text:p>
          </table:table-cell>
          <table:table-cell office:value-type="float" office:value="0.215365" calcext:value-type="float">
            <text:p>0.215365</text:p>
          </table:table-cell>
          <table:table-cell office:value-type="float" office:value="64899" calcext:value-type="float">
            <text:p>64899</text:p>
          </table:table-cell>
          <table:table-cell table:style-name="ce2" table:formula="of:=[.H10]*[.C10]/[.B10]" office:value-type="float" office:value="3.6933210260091" calcext:value-type="float">
            <text:p>3.693321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L23_MC-&gt;L23_PC</text:p>
          </table:table-cell>
          <table:table-cell/>
          <table:table-cell table:style-name="ce4" table:formula="of:=([.H10]/[.J10])-1" office:value-type="percentage" office:value="-0.00499808355691833" calcext:value-type="percentage">
            <text:p>-0.50%</text:p>
          </table:table-cell>
          <table:table-cell/>
          <table:table-cell office:value-type="float" office:value="64997" calcext:value-type="float">
            <text:p>64997</text:p>
          </table:table-cell>
          <table:table-cell table:style-name="ce7" office:value-type="float" office:value="0.613839412198024" calcext:value-type="float">
            <text:p>0.613839</text:p>
          </table:table-cell>
          <table:table-cell office:value-type="float" office:value="0.215039954525046" calcext:value-type="float">
            <text:p>0.215040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0]*[.B10]/[.O10])-[.Q10]" office:value-type="percentage" office:value="0.0000000011652163955933" calcext:value-type="percentage">
            <text:p>0.00%</text:p>
          </table:table-cell>
          <table:table-cell table:style-name="ce2" table:formula="of:=[.Q10]*[.O10]/[.H10]" office:value-type="float" office:value="0.215364673173153" calcext:value-type="float">
            <text:p>0.215365</text:p>
          </table:table-cell>
          <table:table-cell table:style-name="ce11" table:formula="of:=([.T10]/[.G10])-1" office:value-type="percentage" office:value="-0.0000015175485682528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4_MC</text:p>
          </table:table-cell>
          <table:table-cell office:value-type="float" office:value="18289" calcext:value-type="float">
            <text:p>18289</text:p>
          </table:table-cell>
          <table:table-cell office:value-type="float" office:value="2.71632" calcext:value-type="float">
            <text:p>2.71632</text:p>
          </table:table-cell>
          <table:table-cell office:value-type="float" office:value="1" calcext:value-type="float">
            <text:p>1</text:p>
          </table:table-cell>
          <table:table-cell office:value-type="float" office:value="5.74247" calcext:value-type="float">
            <text:p>5.74247</text:p>
          </table:table-cell>
          <table:table-cell office:value-type="float" office:value="1.43562" calcext:value-type="float">
            <text:p>1.43562</text:p>
          </table:table-cell>
          <table:table-cell office:value-type="float" office:value="0.417456" calcext:value-type="float">
            <text:p>0.417456</text:p>
          </table:table-cell>
          <table:table-cell office:value-type="float" office:value="5783" calcext:value-type="float">
            <text:p>5783</text:p>
          </table:table-cell>
          <table:table-cell table:style-name="ce2" table:formula="of:=[.H11]*[.C11]/[.B11]" office:value-type="float" office:value="0.858903087101536" calcext:value-type="float">
            <text:p>0.858903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L23_MC-&gt;L4_MC</text:p>
          </table:table-cell>
          <table:table-cell/>
          <table:table-cell table:style-name="ce4" table:formula="of:=([.H11]/[.J11])-1" office:value-type="percentage" office:value="-0.000345721694036349" calcext:value-type="percentage">
            <text:p>-0.03%</text:p>
          </table:table-cell>
          <table:table-cell/>
          <table:table-cell office:value-type="float" office:value="5900" calcext:value-type="float">
            <text:p>5900</text:p>
          </table:table-cell>
          <table:table-cell table:style-name="ce7" office:value-type="float" office:value="0.322598283121002" calcext:value-type="float">
            <text:p>0.322598</text:p>
          </table:table-cell>
          <table:table-cell office:value-type="float" office:value="0.409177624901473" calcext:value-type="float">
            <text:p>0.409178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1]*[.B11]/[.O11])-[.Q11]" office:value-type="percentage" office:value="0.00000000221717161297263" calcext:value-type="percentage">
            <text:p>0.00%</text:p>
          </table:table-cell>
          <table:table-cell table:style-name="ce2" table:formula="of:=[.Q11]*[.O11]/[.H11]" office:value-type="float" office:value="0.417455989437781" calcext:value-type="float">
            <text:p>0.417456</text:p>
          </table:table-cell>
          <table:table-cell table:style-name="ce11" table:formula="of:=([.T11]/[.G11])-1" office:value-type="percentage" office:value="-0.000000025301394757093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4_PC</text:p>
          </table:table-cell>
          <table:table-cell office:value-type="float" office:value="17911" calcext:value-type="float">
            <text:p>17911</text:p>
          </table:table-cell>
          <table:table-cell office:value-type="float" office:value="2.77174" calcext:value-type="float">
            <text:p>2.77174</text:p>
          </table:table-cell>
          <table:table-cell office:value-type="float" office:value="1" calcext:value-type="float">
            <text:p>1</text:p>
          </table:table-cell>
          <table:table-cell office:value-type="float" office:value="5.88896" calcext:value-type="float">
            <text:p>5.88896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0.45171" calcext:value-type="float">
            <text:p>0.45171</text:p>
          </table:table-cell>
          <table:table-cell office:value-type="float" office:value="5234" calcext:value-type="float">
            <text:p>5234</text:p>
          </table:table-cell>
          <table:table-cell table:style-name="ce2" table:formula="of:=[.H12]*[.C12]/[.B12]" office:value-type="float" office:value="0.80996522583887" calcext:value-type="float">
            <text:p>0.80996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L23_MC-&gt;L4_PC</text:p>
          </table:table-cell>
          <table:table-cell/>
          <table:table-cell table:style-name="ce4" table:formula="of:=([.H12]/[.J12])-1" office:value-type="percentage" office:value="0.00460652591170829" calcext:value-type="percentage">
            <text:p>0.46%</text:p>
          </table:table-cell>
          <table:table-cell/>
          <table:table-cell office:value-type="float" office:value="5141" calcext:value-type="float">
            <text:p>5141</text:p>
          </table:table-cell>
          <table:table-cell table:style-name="ce7" office:value-type="float" office:value="0.287030316565239" calcext:value-type="float">
            <text:p>0.287030</text:p>
          </table:table-cell>
          <table:table-cell office:value-type="float" office:value="0.459881732579081" calcext:value-type="float">
            <text:p>0.459882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2]*[.B12]/[.O12])-[.Q12]" office:value-type="percentage" office:value="0.00000000249191700607554" calcext:value-type="percentage">
            <text:p>0.00%</text:p>
          </table:table-cell>
          <table:table-cell table:style-name="ce2" table:formula="of:=[.Q12]*[.O12]/[.H12]" office:value-type="float" office:value="0.451710352921103" calcext:value-type="float">
            <text:p>0.451710</text:p>
          </table:table-cell>
          <table:table-cell table:style-name="ce11" table:formula="of:=([.T12]/[.G12])-1" office:value-type="percentage" office:value="0.00000078130017766575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5_MC</text:p>
          </table:table-cell>
          <table:table-cell office:value-type="float" office:value="1156" calcext:value-type="float">
            <text:p>1156</text:p>
          </table:table-cell>
          <table:table-cell office:value-type="float" office:value="1.8496" calcext:value-type="float">
            <text:p>1.8496</text:p>
          </table:table-cell>
          <table:table-cell office:value-type="float" office:value="1" calcext:value-type="float">
            <text:p>1</text:p>
          </table:table-cell>
          <table:table-cell office:value-type="float" office:value="3.43308" calcext:value-type="float">
            <text:p>3.43308</text:p>
          </table:table-cell>
          <table:table-cell office:value-type="float" office:value="0.858269" calcext:value-type="float">
            <text:p>0.858269</text:p>
          </table:table-cell>
          <table:table-cell office:value-type="float" office:value="0.363314" calcext:value-type="float">
            <text:p>0.363314</text:p>
          </table:table-cell>
          <table:table-cell office:value-type="float" office:value="420" calcext:value-type="float">
            <text:p>420</text:p>
          </table:table-cell>
          <table:table-cell table:style-name="ce2" table:formula="of:=[.H13]*[.C13]/[.B13]" office:value-type="float" office:value="0.672" calcext:value-type="float">
            <text:p>0.6720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23_MC-&gt;L5_MC</text:p>
          </table:table-cell>
          <table:table-cell/>
          <table:table-cell table:style-name="ce4" table:formula="of:=([.H13]/[.J13])-1" office:value-type="percentage" office:value="0.00961538461538458" calcext:value-type="percentage">
            <text:p>0.96%</text:p>
          </table:table-cell>
          <table:table-cell/>
          <table:table-cell office:value-type="float" office:value="429" calcext:value-type="float">
            <text:p>429</text:p>
          </table:table-cell>
          <table:table-cell table:style-name="ce7" office:value-type="float" office:value="0.371107266435986" calcext:value-type="float">
            <text:p>0.371107</text:p>
          </table:table-cell>
          <table:table-cell office:value-type="float" office:value="0.355692305764952" calcext:value-type="float">
            <text:p>0.355692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3]*[.B13]/[.O13])-[.Q13]" office:value-type="percentage" office:value="0.00000000192735577497771" calcext:value-type="percentage">
            <text:p>0.00%</text:p>
          </table:table-cell>
          <table:table-cell table:style-name="ce2" table:formula="of:=[.Q13]*[.O13]/[.H13]" office:value-type="float" office:value="0.363314283745629" calcext:value-type="float">
            <text:p>0.363314</text:p>
          </table:table-cell>
          <table:table-cell table:style-name="ce11" table:formula="of:=([.T13]/[.G13])-1" office:value-type="percentage" office:value="0.00000078099283129518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5_TTPC1</text:p>
          </table:table-cell>
          <table:table-cell office:value-type="float" office:value="79683" calcext:value-type="float">
            <text:p>79683</text:p>
          </table:table-cell>
          <table:table-cell office:value-type="float" office:value="5.41951" calcext:value-type="float">
            <text:p>5.41951</text:p>
          </table:table-cell>
          <table:table-cell office:value-type="float" office:value="1" calcext:value-type="float">
            <text:p>1</text:p>
          </table:table-cell>
          <table:table-cell office:value-type="float" office:value="12.8513" calcext:value-type="float">
            <text:p>12.8513</text:p>
          </table:table-cell>
          <table:table-cell office:value-type="float" office:value="3.21282" calcext:value-type="float">
            <text:p>3.21282</text:p>
          </table:table-cell>
          <table:table-cell office:value-type="float" office:value="0.636269" calcext:value-type="float">
            <text:p>0.636269</text:p>
          </table:table-cell>
          <table:table-cell office:value-type="float" office:value="16531" calcext:value-type="float">
            <text:p>16531</text:p>
          </table:table-cell>
          <table:table-cell table:style-name="ce2" table:formula="of:=[.H14]*[.C14]/[.B14]" office:value-type="float" office:value="1.12432915188936" calcext:value-type="float">
            <text:p>1.124329</text:p>
          </table:table-cell>
          <table:table-cell office:value-type="float" office:value="16430" calcext:value-type="float">
            <text:p>16430</text:p>
          </table:table-cell>
          <table:table-cell office:value-type="string" calcext:value-type="string">
            <text:p>L23_MC-&gt;L5_TTPC1</text:p>
          </table:table-cell>
          <table:table-cell/>
          <table:table-cell table:style-name="ce4" table:formula="of:=([.H14]/[.J14])-1" office:value-type="percentage" office:value="0.00614729153986615" calcext:value-type="percentage">
            <text:p>0.61%</text:p>
          </table:table-cell>
          <table:table-cell/>
          <table:table-cell office:value-type="float" office:value="16643" calcext:value-type="float">
            <text:p>16643</text:p>
          </table:table-cell>
          <table:table-cell table:style-name="ce7" office:value-type="float" office:value="0.208865128069977" calcext:value-type="float">
            <text:p>0.208865</text:p>
          </table:table-cell>
          <table:table-cell office:value-type="float" office:value="0.63198677780486" calcext:value-type="float">
            <text:p>0.631987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4]*[.B14]/[.O14])-[.Q14]" office:value-type="percentage" office:value="0.00000000342448613910307" calcext:value-type="percentage">
            <text:p>0.00%</text:p>
          </table:table-cell>
          <table:table-cell table:style-name="ce2" table:formula="of:=[.Q14]*[.O14]/[.H14]" office:value-type="float" office:value="0.636268582844733" calcext:value-type="float">
            <text:p>0.636269</text:p>
          </table:table-cell>
          <table:table-cell table:style-name="ce11" table:formula="of:=([.T14]/[.G14])-1" office:value-type="percentage" office:value="-0.00000065562720674705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6_M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4" calcext:value-type="float">
            <text:p>4</text:p>
          </table:table-cell>
          <table:table-cell table:style-name="ce2" table:formula="of:=[.H15]*[.C15]/[.B15]" office:value-type="float" office:value="1" calcext:value-type="float">
            <text:p>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3_MC-&gt;L6_MC</text:p>
          </table:table-cell>
          <table:table-cell/>
          <table:table-cell table:style-name="ce4" table:formula="of:=([.H15]/[.J15])-1" office:value-type="percentage" office:value="0" calcext:value-type="percentage">
            <text:p>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.000000</text:p>
          </table:table-cell>
          <table:table-cell office:value-type="float" office:value="0.131999999284744" calcext:value-type="float">
            <text:p>0.132000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5]*[.B15]/[.O15])-[.Q15]" office:value-type="percentage" office:value="0.000000000715255743521936" calcext:value-type="percentage">
            <text:p>0.00%</text:p>
          </table:table-cell>
          <table:table-cell table:style-name="ce2" table:formula="of:=[.Q15]*[.O15]/[.H15]" office:value-type="float" office:value="0.131999999284744" calcext:value-type="float">
            <text:p>0.132000</text:p>
          </table:table-cell>
          <table:table-cell table:style-name="ce11" table:formula="of:=([.T15]/[.G15])-1" office:value-type="percentage" office:value="-0.0000000054186041209547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MC-&gt;L6_TPC_L1</text:p>
          </table:table-cell>
          <table:table-cell office:value-type="float" office:value="9482" calcext:value-type="float">
            <text:p>9482</text:p>
          </table:table-cell>
          <table:table-cell office:value-type="float" office:value="1.94983" calcext:value-type="float">
            <text:p>1.94983</text:p>
          </table:table-cell>
          <table:table-cell office:value-type="float" office:value="1" calcext:value-type="float">
            <text:p>1</text:p>
          </table:table-cell>
          <table:table-cell office:value-type="float" office:value="3.70299" calcext:value-type="float">
            <text:p>3.70299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388462" calcext:value-type="float">
            <text:p>0.388462</text:p>
          </table:table-cell>
          <table:table-cell office:value-type="float" office:value="3222" calcext:value-type="float">
            <text:p>3222</text:p>
          </table:table-cell>
          <table:table-cell table:style-name="ce2" table:formula="of:=[.H16]*[.C16]/[.B16]" office:value-type="float" office:value="0.662555606412149" calcext:value-type="float">
            <text:p>0.662556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L23_MC-&gt;L6_TPC_L1</text:p>
          </table:table-cell>
          <table:table-cell/>
          <table:table-cell table:style-name="ce4" table:formula="of:=([.H16]/[.J16])-1" office:value-type="percentage" office:value="-0.00123992560446373" calcext:value-type="percentage">
            <text:p>-0.12%</text:p>
          </table:table-cell>
          <table:table-cell/>
          <table:table-cell office:value-type="float" office:value="3167" calcext:value-type="float">
            <text:p>3167</text:p>
          </table:table-cell>
          <table:table-cell table:style-name="ce7" office:value-type="float" office:value="0.33400126555579" calcext:value-type="float">
            <text:p>0.334001</text:p>
          </table:table-cell>
          <table:table-cell office:value-type="float" office:value="0.39520808121817" calcext:value-type="float">
            <text:p>0.395208</text:p>
          </table:table-cell>
          <table:table-cell office:value-type="float" office:value="0.132" calcext:value-type="float">
            <text:p>0.132</text:p>
          </table:table-cell>
          <table:table-cell table:style-name="ce9" table:formula="of:=ABS([.R16]*[.B16]/[.O16])-[.Q16]" office:value-type="percentage" office:value="0.00000000214147599653103" calcext:value-type="percentage">
            <text:p>0.00%</text:p>
          </table:table-cell>
          <table:table-cell table:style-name="ce2" table:formula="of:=[.Q16]*[.O16]/[.H16]" office:value-type="float" office:value="0.388461822848524" calcext:value-type="float">
            <text:p>0.388462</text:p>
          </table:table-cell>
          <table:table-cell table:style-name="ce11" table:formula="of:=([.T16]/[.G16])-1" office:value-type="percentage" office:value="-0.00000045603295972807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1_SLAC</text:p>
          </table:table-cell>
          <table:table-cell office:value-type="float" office:value="915" calcext:value-type="float">
            <text:p>915</text:p>
          </table:table-cell>
          <table:table-cell office:value-type="float" office:value="2.31061" calcext:value-type="float">
            <text:p>2.31061</text:p>
          </table:table-cell>
          <table:table-cell office:value-type="float" office:value="0.797027" calcext:value-type="float">
            <text:p>0.797027</text:p>
          </table:table-cell>
          <table:table-cell office:value-type="float" office:value="4.63377" calcext:value-type="float">
            <text:p>4.63377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0.241637" calcext:value-type="float">
            <text:p>0.241637</text:p>
          </table:table-cell>
          <table:table-cell office:value-type="float" office:value="284" calcext:value-type="float">
            <text:p>284</text:p>
          </table:table-cell>
          <table:table-cell table:style-name="ce2" table:formula="of:=[.H17]*[.C17]/[.B17]" office:value-type="float" office:value="0.71717293989071" calcext:value-type="float">
            <text:p>0.71717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23_PC-&gt;L1_SLAC</text:p>
          </table:table-cell>
          <table:table-cell/>
          <table:table-cell table:style-name="ce4" table:formula="of:=([.H17]/[.J17])-1" office:value-type="percentage" office:value="-0.0240549828178694" calcext:value-type="percentage">
            <text:p>-2.41%</text:p>
          </table:table-cell>
          <table:table-cell/>
          <table:table-cell office:value-type="float" office:value="269" calcext:value-type="float">
            <text:p>269</text:p>
          </table:table-cell>
          <table:table-cell table:style-name="ce7" office:value-type="float" office:value="0.293989071038251" calcext:value-type="float">
            <text:p>0.293989</text:p>
          </table:table-cell>
          <table:table-cell office:value-type="float" office:value="0.25511153430079" calcext:value-type="float">
            <text:p>0.255112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17]*[.B17]/[.O17])-[.Q17]" office:value-type="percentage" office:value="-0.0000000101372211736006" calcext:value-type="percentage">
            <text:p>0.00%</text:p>
          </table:table-cell>
          <table:table-cell table:style-name="ce2" table:formula="of:=[.Q17]*[.O17]/[.H17]" office:value-type="float" office:value="0.241637333545466" calcext:value-type="float">
            <text:p>0.241637</text:p>
          </table:table-cell>
          <table:table-cell table:style-name="ce11" table:formula="of:=([.T17]/[.G17])-1" office:value-type="percentage" office:value="0.0000013803575880100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23_MC</text:p>
          </table:table-cell>
          <table:table-cell office:value-type="float" office:value="44082" calcext:value-type="float">
            <text:p>44082</text:p>
          </table:table-cell>
          <table:table-cell office:value-type="float" office:value="5.0025" calcext:value-type="float">
            <text:p>5.0025</text:p>
          </table:table-cell>
          <table:table-cell office:value-type="float" office:value="0.760878" calcext:value-type="float">
            <text:p>0.760878</text:p>
          </table:table-cell>
          <table:table-cell office:value-type="float" office:value="10.6362" calcext:value-type="float">
            <text:p>10.6362</text:p>
          </table:table-cell>
          <table:table-cell office:value-type="float" office:value="2.65906" calcext:value-type="float">
            <text:p>2.65906</text:p>
          </table:table-cell>
          <table:table-cell office:value-type="float" office:value="0.207399" calcext:value-type="float">
            <text:p>0.207399</text:p>
          </table:table-cell>
          <table:table-cell office:value-type="float" office:value="15941" calcext:value-type="float">
            <text:p>15941</text:p>
          </table:table-cell>
          <table:table-cell table:style-name="ce2" table:formula="of:=[.H18]*[.C18]/[.B18]" office:value-type="float" office:value="1.80901167143052" calcext:value-type="float">
            <text:p>1.809012</text:p>
          </table:table-cell>
          <table:table-cell office:value-type="float" office:value="15810" calcext:value-type="float">
            <text:p>15810</text:p>
          </table:table-cell>
          <table:table-cell office:value-type="string" calcext:value-type="string">
            <text:p>L23_PC-&gt;L23_MC</text:p>
          </table:table-cell>
          <table:table-cell/>
          <table:table-cell table:style-name="ce4" table:formula="of:=([.H18]/[.J18])-1" office:value-type="percentage" office:value="0.00828589500316257" calcext:value-type="percentage">
            <text:p>0.83%</text:p>
          </table:table-cell>
          <table:table-cell/>
          <table:table-cell office:value-type="float" office:value="15647" calcext:value-type="float">
            <text:p>15647</text:p>
          </table:table-cell>
          <table:table-cell table:style-name="ce7" office:value-type="float" office:value="0.354952134658137" calcext:value-type="float">
            <text:p>0.354952</text:p>
          </table:table-cell>
          <table:table-cell office:value-type="float" office:value="0.211296103494254" calcext:value-type="float">
            <text:p>0.211296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18]*[.B18]/[.O18])-[.Q18]" office:value-type="percentage" office:value="-0.00000000839615246772674" calcext:value-type="percentage">
            <text:p>0.00%</text:p>
          </table:table-cell>
          <table:table-cell table:style-name="ce2" table:formula="of:=[.Q18]*[.O18]/[.H18]" office:value-type="float" office:value="0.207399167641591" calcext:value-type="float">
            <text:p>0.207399</text:p>
          </table:table-cell>
          <table:table-cell table:style-name="ce11" table:formula="of:=([.T18]/[.G18])-1" office:value-type="percentage" office:value="0.00000080830472048987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23_PC</text:p>
          </table:table-cell>
          <table:table-cell office:value-type="float" office:value="94801" calcext:value-type="float">
            <text:p>94801</text:p>
          </table:table-cell>
          <table:table-cell office:value-type="float" office:value="5.64897" calcext:value-type="float">
            <text:p>5.64897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0850223" calcext:value-type="float">
            <text:p>0.0850223</text:p>
          </table:table-cell>
          <table:table-cell office:value-type="float" office:value="83626" calcext:value-type="float">
            <text:p>83626</text:p>
          </table:table-cell>
          <table:table-cell table:style-name="ce2" table:formula="of:=[.H19]*[.C19]/[.B19]" office:value-type="float" office:value="4.98307787069757" calcext:value-type="float">
            <text:p>4.983078</text:p>
          </table:table-cell>
          <table:table-cell office:value-type="float" office:value="83662" calcext:value-type="float">
            <text:p>83662</text:p>
          </table:table-cell>
          <table:table-cell office:value-type="string" calcext:value-type="string">
            <text:p>L23_PC-&gt;L23_PC</text:p>
          </table:table-cell>
          <table:table-cell/>
          <table:table-cell table:style-name="ce4" table:formula="of:=([.H19]/[.J19])-1" office:value-type="percentage" office:value="-0.000430302885419898" calcext:value-type="percentage">
            <text:p>-0.04%</text:p>
          </table:table-cell>
          <table:table-cell/>
          <table:table-cell office:value-type="float" office:value="83474" calcext:value-type="float">
            <text:p>83474</text:p>
          </table:table-cell>
          <table:table-cell table:style-name="ce7" office:value-type="float" office:value="0.880508850024261" calcext:value-type="float">
            <text:p>0.880509</text:p>
          </table:table-cell>
          <table:table-cell office:value-type="float" office:value="0.0851780228877492" calcext:value-type="float">
            <text:p>0.085178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19]*[.B19]/[.O19])-[.Q19]" office:value-type="percentage" office:value="-0.000000901868030492303" calcext:value-type="percentage">
            <text:p>0.00%</text:p>
          </table:table-cell>
          <table:table-cell table:style-name="ce2" table:formula="of:=[.Q19]*[.O19]/[.H19]" office:value-type="float" office:value="0.0850232019052923" calcext:value-type="float">
            <text:p>0.085023</text:p>
          </table:table-cell>
          <table:table-cell table:style-name="ce11" table:formula="of:=([.T19]/[.G19])-1" office:value-type="percentage" office:value="0.000010607867492851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4_MC</text:p>
          </table:table-cell>
          <table:table-cell office:value-type="float" office:value="47205" calcext:value-type="float">
            <text:p>47205</text:p>
          </table:table-cell>
          <table:table-cell office:value-type="float" office:value="3.50393" calcext:value-type="float">
            <text:p>3.50393</text:p>
          </table:table-cell>
          <table:table-cell office:value-type="float" office:value="0.769882" calcext:value-type="float">
            <text:p>0.769882</text:p>
          </table:table-cell>
          <table:table-cell office:value-type="float" office:value="7.2832" calcext:value-type="float">
            <text:p>7.2832</text:p>
          </table:table-cell>
          <table:table-cell office:value-type="float" office:value="1.8208" calcext:value-type="float">
            <text:p>1.8208</text:p>
          </table:table-cell>
          <table:table-cell office:value-type="float" office:value="0.238859" calcext:value-type="float">
            <text:p>0.238859</text:p>
          </table:table-cell>
          <table:table-cell office:value-type="float" office:value="14822" calcext:value-type="float">
            <text:p>14822</text:p>
          </table:table-cell>
          <table:table-cell table:style-name="ce2" table:formula="of:=[.H20]*[.C20]/[.B20]" office:value-type="float" office:value="1.10020655566148" calcext:value-type="float">
            <text:p>1.100207</text:p>
          </table:table-cell>
          <table:table-cell office:value-type="float" office:value="14765" calcext:value-type="float">
            <text:p>14765</text:p>
          </table:table-cell>
          <table:table-cell office:value-type="string" calcext:value-type="string">
            <text:p>L23_PC-&gt;L4_MC</text:p>
          </table:table-cell>
          <table:table-cell/>
          <table:table-cell table:style-name="ce4" table:formula="of:=([.H20]/[.J20])-1" office:value-type="percentage" office:value="0.00386048086691493" calcext:value-type="percentage">
            <text:p>0.39%</text:p>
          </table:table-cell>
          <table:table-cell/>
          <table:table-cell office:value-type="float" office:value="14732" calcext:value-type="float">
            <text:p>14732</text:p>
          </table:table-cell>
          <table:table-cell table:style-name="ce7" office:value-type="float" office:value="0.312085584154221" calcext:value-type="float">
            <text:p>0.312086</text:p>
          </table:table-cell>
          <table:table-cell office:value-type="float" office:value="0.240318703548864" calcext:value-type="float">
            <text:p>0.240319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0]*[.B20]/[.O20])-[.Q20]" office:value-type="percentage" office:value="-0.00000000954940693187467" calcext:value-type="percentage">
            <text:p>0.00%</text:p>
          </table:table-cell>
          <table:table-cell table:style-name="ce2" table:formula="of:=[.Q20]*[.O20]/[.H20]" office:value-type="float" office:value="0.238859475150578" calcext:value-type="float">
            <text:p>0.238859</text:p>
          </table:table-cell>
          <table:table-cell table:style-name="ce11" table:formula="of:=([.T20]/[.G20])-1" office:value-type="percentage" office:value="0.000001989251306122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4_PC</text:p>
          </table:table-cell>
          <table:table-cell office:value-type="float" office:value="31601" calcext:value-type="float">
            <text:p>31601</text:p>
          </table:table-cell>
          <table:table-cell office:value-type="float" office:value="3.41965" calcext:value-type="float">
            <text:p>3.41965</text:p>
          </table:table-cell>
          <table:table-cell office:value-type="float" office:value="0.770768" calcext:value-type="float">
            <text:p>0.770768</text:p>
          </table:table-cell>
          <table:table-cell office:value-type="float" office:value="7.09497" calcext:value-type="float">
            <text:p>7.09497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0.227564" calcext:value-type="float">
            <text:p>0.227564</text:p>
          </table:table-cell>
          <table:table-cell office:value-type="float" office:value="10415" calcext:value-type="float">
            <text:p>10415</text:p>
          </table:table-cell>
          <table:table-cell table:style-name="ce2" table:formula="of:=[.H21]*[.C21]/[.B21]" office:value-type="float" office:value="1.12704201607544" calcext:value-type="float">
            <text:p>1.127042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L23_PC-&gt;L4_PC</text:p>
          </table:table-cell>
          <table:table-cell/>
          <table:table-cell table:style-name="ce4" table:formula="of:=([.H21]/[.J21])-1" office:value-type="percentage" office:value="-0.0232579949357592" calcext:value-type="percentage">
            <text:p>-2.33%</text:p>
          </table:table-cell>
          <table:table-cell/>
          <table:table-cell office:value-type="float" office:value="10545" calcext:value-type="float">
            <text:p>10545</text:p>
          </table:table-cell>
          <table:table-cell table:style-name="ce7" office:value-type="float" office:value="0.333691971773045" calcext:value-type="float">
            <text:p>0.333692</text:p>
          </table:table-cell>
          <table:table-cell office:value-type="float" office:value="0.224758188162951" calcext:value-type="float">
            <text:p>0.224758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1]*[.B21]/[.O21])-[.Q21]" office:value-type="percentage" office:value="-0.0000000089310876749682" calcext:value-type="percentage">
            <text:p>0.00%</text:p>
          </table:table-cell>
          <table:table-cell table:style-name="ce2" table:formula="of:=[.Q21]*[.O21]/[.H21]" office:value-type="float" office:value="0.227563619220194" calcext:value-type="float">
            <text:p>0.227564</text:p>
          </table:table-cell>
          <table:table-cell table:style-name="ce11" table:formula="of:=([.T21]/[.G21])-1" office:value-type="percentage" office:value="-0.0000016732866626734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5_MC</text:p>
          </table:table-cell>
          <table:table-cell office:value-type="float" office:value="5458" calcext:value-type="float">
            <text:p>5458</text:p>
          </table:table-cell>
          <table:table-cell office:value-type="float" office:value="2.33948" calcext:value-type="float">
            <text:p>2.33948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4.69742" calcext:value-type="float">
            <text:p>4.69742</text:p>
          </table:table-cell>
          <table:table-cell office:value-type="float" office:value="1.17436" calcext:value-type="float">
            <text:p>1.17436</text:p>
          </table:table-cell>
          <table:table-cell office:value-type="float" office:value="0.248694" calcext:value-type="float">
            <text:p>0.248694</text:p>
          </table:table-cell>
          <table:table-cell office:value-type="float" office:value="1646" calcext:value-type="float">
            <text:p>1646</text:p>
          </table:table-cell>
          <table:table-cell table:style-name="ce2" table:formula="of:=[.H22]*[.C22]/[.B22]" office:value-type="float" office:value="0.705530245511176" calcext:value-type="float">
            <text:p>0.70553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L23_PC-&gt;L5_MC</text:p>
          </table:table-cell>
          <table:table-cell/>
          <table:table-cell table:style-name="ce4" table:formula="of:=([.H22]/[.J22])-1" office:value-type="percentage" office:value="0.0210918114143921" calcext:value-type="percentage">
            <text:p>2.11%</text:p>
          </table:table-cell>
          <table:table-cell/>
          <table:table-cell office:value-type="float" office:value="1644" calcext:value-type="float">
            <text:p>1644</text:p>
          </table:table-cell>
          <table:table-cell table:style-name="ce7" office:value-type="float" office:value="0.301209234151704" calcext:value-type="float">
            <text:p>0.301209</text:p>
          </table:table-cell>
          <table:table-cell office:value-type="float" office:value="0.248996360259189" calcext:value-type="float">
            <text:p>0.248996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2]*[.B22]/[.O22])-[.Q22]" office:value-type="percentage" office:value="-0.00000000989422602182266" calcext:value-type="percentage">
            <text:p>0.00%</text:p>
          </table:table-cell>
          <table:table-cell table:style-name="ce2" table:formula="of:=[.Q22]*[.O22]/[.H22]" office:value-type="float" office:value="0.248693813041378" calcext:value-type="float">
            <text:p>0.248694</text:p>
          </table:table-cell>
          <table:table-cell table:style-name="ce11" table:formula="of:=([.T22]/[.G22])-1" office:value-type="percentage" office:value="-0.00000075176169267443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5_TTPC1</text:p>
          </table:table-cell>
          <table:table-cell office:value-type="float" office:value="98670" calcext:value-type="float">
            <text:p>98670</text:p>
          </table:table-cell>
          <table:table-cell office:value-type="float" office:value="4.8673" calcext:value-type="float">
            <text:p>4.8673</text:p>
          </table:table-cell>
          <table:table-cell office:value-type="float" office:value="0.761341" calcext:value-type="float">
            <text:p>0.761341</text:p>
          </table:table-cell>
          <table:table-cell office:value-type="float" office:value="10.333" calcext:value-type="float">
            <text:p>10.333</text:p>
          </table:table-cell>
          <table:table-cell office:value-type="float" office:value="2.58325" calcext:value-type="float">
            <text:p>2.58325</text:p>
          </table:table-cell>
          <table:table-cell office:value-type="float" office:value="0.242663" calcext:value-type="float">
            <text:p>0.242663</text:p>
          </table:table-cell>
          <table:table-cell office:value-type="float" office:value="30496" calcext:value-type="float">
            <text:p>30496</text:p>
          </table:table-cell>
          <table:table-cell table:style-name="ce2" table:formula="of:=[.H23]*[.C23]/[.B23]" office:value-type="float" office:value="1.50433952366474" calcext:value-type="float">
            <text:p>1.504340</text:p>
          </table:table-cell>
          <table:table-cell office:value-type="float" office:value="30698" calcext:value-type="float">
            <text:p>30698</text:p>
          </table:table-cell>
          <table:table-cell office:value-type="string" calcext:value-type="string">
            <text:p>L23_PC-&gt;L5_TTPC1</text:p>
          </table:table-cell>
          <table:table-cell/>
          <table:table-cell table:style-name="ce4" table:formula="of:=([.H23]/[.J23])-1" office:value-type="percentage" office:value="-0.0065802332399505" calcext:value-type="percentage">
            <text:p>-0.66%</text:p>
          </table:table-cell>
          <table:table-cell/>
          <table:table-cell office:value-type="float" office:value="31073" calcext:value-type="float">
            <text:p>31073</text:p>
          </table:table-cell>
          <table:table-cell table:style-name="ce7" office:value-type="float" office:value="0.314918414918415" calcext:value-type="float">
            <text:p>0.314918</text:p>
          </table:table-cell>
          <table:table-cell office:value-type="float" office:value="0.238156930262914" calcext:value-type="float">
            <text:p>0.238157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3]*[.B23]/[.O23])-[.Q23]" office:value-type="percentage" office:value="-0.00000000946350575681265" calcext:value-type="percentage">
            <text:p>0.00%</text:p>
          </table:table-cell>
          <table:table-cell table:style-name="ce2" table:formula="of:=[.Q23]*[.O23]/[.H23]" office:value-type="float" office:value="0.242662981835635" calcext:value-type="float">
            <text:p>0.242663</text:p>
          </table:table-cell>
          <table:table-cell table:style-name="ce11" table:formula="of:=([.T23]/[.G23])-1" office:value-type="percentage" office:value="-0.000000074854284881631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6_MC</text:p>
          </table:table-cell>
          <table:table-cell office:value-type="float" office:value="1432" calcext:value-type="float">
            <text:p>1432</text:p>
          </table:table-cell>
          <table:table-cell office:value-type="float" office:value="2.0169" calcext:value-type="float">
            <text:p>2.0169</text:p>
          </table:table-cell>
          <table:table-cell office:value-type="float" office:value="0.814841" calcext:value-type="float">
            <text:p>0.814841</text:p>
          </table:table-cell>
          <table:table-cell office:value-type="float" office:value="3.98584" calcext:value-type="float">
            <text:p>3.98584</text:p>
          </table:table-cell>
          <table:table-cell office:value-type="float" office:value="0.99646" calcext:value-type="float">
            <text:p>0.99646</text:p>
          </table:table-cell>
          <table:table-cell office:value-type="float" office:value="0.209766" calcext:value-type="float">
            <text:p>0.209766</text:p>
          </table:table-cell>
          <table:table-cell office:value-type="float" office:value="512" calcext:value-type="float">
            <text:p>512</text:p>
          </table:table-cell>
          <table:table-cell table:style-name="ce2" table:formula="of:=[.H24]*[.C24]/[.B24]" office:value-type="float" office:value="0.72112625698324" calcext:value-type="float">
            <text:p>0.72112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L23_PC-&gt;L6_MC</text:p>
          </table:table-cell>
          <table:table-cell/>
          <table:table-cell table:style-name="ce4" table:formula="of:=([.H24]/[.J24])-1" office:value-type="percentage" office:value="-0.0153846153846153" calcext:value-type="percentage">
            <text:p>-1.54%</text:p>
          </table:table-cell>
          <table:table-cell/>
          <table:table-cell office:value-type="float" office:value="514" calcext:value-type="float">
            <text:p>514</text:p>
          </table:table-cell>
          <table:table-cell table:style-name="ce7" office:value-type="float" office:value="0.358938547486034" calcext:value-type="float">
            <text:p>0.358939</text:p>
          </table:table-cell>
          <table:table-cell office:value-type="float" office:value="0.208949424645316" calcext:value-type="float">
            <text:p>0.208949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4]*[.B24]/[.O24])-[.Q24]" office:value-type="percentage" office:value="-0.00000000830290386444332" calcext:value-type="percentage">
            <text:p>0.00%</text:p>
          </table:table-cell>
          <table:table-cell table:style-name="ce2" table:formula="of:=[.Q24]*[.O24]/[.H24]" office:value-type="float" office:value="0.209765633335337" calcext:value-type="float">
            <text:p>0.209766</text:p>
          </table:table-cell>
          <table:table-cell table:style-name="ce11" table:formula="of:=([.T24]/[.G24])-1" office:value-type="percentage" office:value="-0.0000017479699422340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23_PC-&gt;L6_TPC_L1</text:p>
          </table:table-cell>
          <table:table-cell office:value-type="float" office:value="34990" calcext:value-type="float">
            <text:p>34990</text:p>
          </table:table-cell>
          <table:table-cell office:value-type="float" office:value="2.30001" calcext:value-type="float">
            <text:p>2.30001</text:p>
          </table:table-cell>
          <table:table-cell office:value-type="float" office:value="0.79751" calcext:value-type="float">
            <text:p>0.79751</text:p>
          </table:table-cell>
          <table:table-cell office:value-type="float" office:value="4.61031" calcext:value-type="float">
            <text:p>4.61031</text:p>
          </table:table-cell>
          <table:table-cell office:value-type="float" office:value="1.15258" calcext:value-type="float">
            <text:p>1.15258</text:p>
          </table:table-cell>
          <table:table-cell office:value-type="float" office:value="0.240448" calcext:value-type="float">
            <text:p>0.240448</text:p>
          </table:table-cell>
          <table:table-cell office:value-type="float" office:value="10914" calcext:value-type="float">
            <text:p>10914</text:p>
          </table:table-cell>
          <table:table-cell table:style-name="ce2" table:formula="of:=[.H25]*[.C25]/[.B25]" office:value-type="float" office:value="0.717413807945127" calcext:value-type="float">
            <text:p>0.717414</text:p>
          </table:table-cell>
          <table:table-cell office:value-type="float" office:value="10972" calcext:value-type="float">
            <text:p>10972</text:p>
          </table:table-cell>
          <table:table-cell office:value-type="string" calcext:value-type="string">
            <text:p>L23_PC-&gt;L6_TPC_L1</text:p>
          </table:table-cell>
          <table:table-cell/>
          <table:table-cell table:style-name="ce4" table:formula="of:=([.H25]/[.J25])-1" office:value-type="percentage" office:value="-0.00528618301130146" calcext:value-type="percentage">
            <text:p>-0.53%</text:p>
          </table:table-cell>
          <table:table-cell/>
          <table:table-cell office:value-type="float" office:value="10904" calcext:value-type="float">
            <text:p>10904</text:p>
          </table:table-cell>
          <table:table-cell table:style-name="ce7" office:value-type="float" office:value="0.311631894827094" calcext:value-type="float">
            <text:p>0.311632</text:p>
          </table:table-cell>
          <table:table-cell office:value-type="float" office:value="0.240668571558907" calcext:value-type="float">
            <text:p>0.240669</text:p>
          </table:table-cell>
          <table:table-cell office:value-type="float" office:value="0.075" calcext:value-type="float">
            <text:p>0.075</text:p>
          </table:table-cell>
          <table:table-cell table:style-name="ce9" table:formula="of:=ABS([.R25]*[.B25]/[.O25])-[.Q25]" office:value-type="percentage" office:value="-0.00000000956330944990036" calcext:value-type="percentage">
            <text:p>0.00%</text:p>
          </table:table-cell>
          <table:table-cell table:style-name="ce2" table:formula="of:=[.Q25]*[.O25]/[.H25]" office:value-type="float" office:value="0.240448057932777" calcext:value-type="float">
            <text:p>0.240448</text:p>
          </table:table-cell>
          <table:table-cell table:style-name="ce11" table:formula="of:=([.T25]/[.G25])-1" office:value-type="percentage" office:value="0.00000024093682116088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1_SLAC</text:p>
          </table:table-cell>
          <table:table-cell office:value-type="float" office:value="6044" calcext:value-type="float">
            <text:p>6044</text:p>
          </table:table-cell>
          <table:table-cell office:value-type="float" office:value="3.94517" calcext:value-type="float">
            <text:p>3.94517</text:p>
          </table:table-cell>
          <table:table-cell office:value-type="float" office:value="0.756096" calcext:value-type="float">
            <text:p>0.756096</text:p>
          </table:table-cell>
          <table:table-cell office:value-type="float" office:value="8.18049" calcext:value-type="float">
            <text:p>8.18049</text:p>
          </table:table-cell>
          <table:table-cell office:value-type="float" office:value="2.04512" calcext:value-type="float">
            <text:p>2.04512</text:p>
          </table:table-cell>
          <table:table-cell office:value-type="float" office:value="0.27439" calcext:value-type="float">
            <text:p>0.27439</text:p>
          </table:table-cell>
          <table:table-cell office:value-type="float" office:value="1630" calcext:value-type="float">
            <text:p>1630</text:p>
          </table:table-cell>
          <table:table-cell table:style-name="ce2" table:formula="of:=[.H26]*[.C26]/[.B26]" office:value-type="float" office:value="1.06396874586367" calcext:value-type="float">
            <text:p>1.063969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L4_MC-&gt;L1_SLAC</text:p>
          </table:table-cell>
          <table:table-cell/>
          <table:table-cell table:style-name="ce4" table:formula="of:=([.H26]/[.J26])-1" office:value-type="percentage" office:value="-0.0512223515715948" calcext:value-type="percentage">
            <text:p>-5.12%</text:p>
          </table:table-cell>
          <table:table-cell/>
          <table:table-cell office:value-type="float" office:value="1693" calcext:value-type="float">
            <text:p>1693</text:p>
          </table:table-cell>
          <table:table-cell table:style-name="ce7" office:value-type="float" office:value="0.280112508272667" calcext:value-type="float">
            <text:p>0.280113</text:p>
          </table:table-cell>
          <table:table-cell office:value-type="float" office:value="0.264179566310696" calcext:value-type="float">
            <text:p>0.264180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26]*[.B26]/[.O26])-[.Q26]" office:value-type="percentage" office:value="-0.0000000034046117591835" calcext:value-type="percentage">
            <text:p>0.00%</text:p>
          </table:table-cell>
          <table:table-cell table:style-name="ce2" table:formula="of:=[.Q26]*[.O26]/[.H26]" office:value-type="float" office:value="0.274390187585281" calcext:value-type="float">
            <text:p>0.274390</text:p>
          </table:table-cell>
          <table:table-cell table:style-name="ce11" table:formula="of:=([.T26]/[.G26])-1" office:value-type="percentage" office:value="0.00000068364474192783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23_MC</text:p>
          </table:table-cell>
          <table:table-cell office:value-type="float" office:value="78066" calcext:value-type="float">
            <text:p>78066</text:p>
          </table:table-cell>
          <table:table-cell office:value-type="float" office:value="7.02981" calcext:value-type="float">
            <text:p>7.02981</text:p>
          </table:table-cell>
          <table:table-cell office:value-type="float" office:value="0.74694" calcext:value-type="float">
            <text:p>0.74694</text:p>
          </table:table-cell>
          <table:table-cell office:value-type="float" office:value="15.0117" calcext:value-type="float">
            <text:p>15.0117</text:p>
          </table:table-cell>
          <table:table-cell office:value-type="float" office:value="3.75293" calcext:value-type="float">
            <text:p>3.75293</text:p>
          </table:table-cell>
          <table:table-cell office:value-type="float" office:value="0.279171" calcext:value-type="float">
            <text:p>0.279171</text:p>
          </table:table-cell>
          <table:table-cell office:value-type="float" office:value="20693" calcext:value-type="float">
            <text:p>20693</text:p>
          </table:table-cell>
          <table:table-cell table:style-name="ce2" table:formula="of:=[.H27]*[.C27]/[.B27]" office:value-type="float" office:value="1.86339582314964" calcext:value-type="float">
            <text:p>1.86339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L4_MC-&gt;L23_MC</text:p>
          </table:table-cell>
          <table:table-cell/>
          <table:table-cell table:style-name="ce4" table:formula="of:=([.H27]/[.J27])-1" office:value-type="percentage" office:value="0.028632499875727" calcext:value-type="percentage">
            <text:p>2.86%</text:p>
          </table:table-cell>
          <table:table-cell/>
          <table:table-cell office:value-type="float" office:value="20632" calcext:value-type="float">
            <text:p>20632</text:p>
          </table:table-cell>
          <table:table-cell table:style-name="ce7" office:value-type="float" office:value="0.264289191197192" calcext:value-type="float">
            <text:p>0.264289</text:p>
          </table:table-cell>
          <table:table-cell office:value-type="float" office:value="0.279996320010156" calcext:value-type="float">
            <text:p>0.279996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27]*[.B27]/[.O27])-[.Q27]" office:value-type="percentage" office:value="-0.00000000360844992775" calcext:value-type="percentage">
            <text:p>0.00%</text:p>
          </table:table-cell>
          <table:table-cell table:style-name="ce2" table:formula="of:=[.Q27]*[.O27]/[.H27]" office:value-type="float" office:value="0.279170930964555" calcext:value-type="float">
            <text:p>0.279171</text:p>
          </table:table-cell>
          <table:table-cell table:style-name="ce11" table:formula="of:=([.T27]/[.G27])-1" office:value-type="percentage" office:value="-0.00000024728730729783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23_PC</text:p>
          </table:table-cell>
          <table:table-cell office:value-type="float" office:value="103837" calcext:value-type="float">
            <text:p>103837</text:p>
          </table:table-cell>
          <table:table-cell office:value-type="float" office:value="6.14275" calcext:value-type="float">
            <text:p>6.14275</text:p>
          </table:table-cell>
          <table:table-cell office:value-type="float" office:value="0.748171" calcext:value-type="float">
            <text:p>0.748171</text:p>
          </table:table-cell>
          <table:table-cell office:value-type="float" office:value="13.043" calcext:value-type="float">
            <text:p>13.043</text:p>
          </table:table-cell>
          <table:table-cell office:value-type="float" office:value="3.26074" calcext:value-type="float">
            <text:p>3.26074</text:p>
          </table:table-cell>
          <table:table-cell office:value-type="float" office:value="0.249195" calcext:value-type="float">
            <text:p>0.249195</text:p>
          </table:table-cell>
          <table:table-cell office:value-type="float" office:value="30835" calcext:value-type="float">
            <text:p>30835</text:p>
          </table:table-cell>
          <table:table-cell table:style-name="ce2" table:formula="of:=[.H28]*[.C28]/[.B28]" office:value-type="float" office:value="1.82412527567245" calcext:value-type="float">
            <text:p>1.824125</text:p>
          </table:table-cell>
          <table:table-cell office:value-type="float" office:value="30569" calcext:value-type="float">
            <text:p>30569</text:p>
          </table:table-cell>
          <table:table-cell office:value-type="string" calcext:value-type="string">
            <text:p>L4_MC-&gt;L23_PC</text:p>
          </table:table-cell>
          <table:table-cell/>
          <table:table-cell table:style-name="ce4" table:formula="of:=([.H28]/[.J28])-1" office:value-type="percentage" office:value="0.00870162583008938" calcext:value-type="percentage">
            <text:p>0.87%</text:p>
          </table:table-cell>
          <table:table-cell/>
          <table:table-cell office:value-type="float" office:value="30869" calcext:value-type="float">
            <text:p>30869</text:p>
          </table:table-cell>
          <table:table-cell table:style-name="ce7" office:value-type="float" office:value="0.297283242004295" calcext:value-type="float">
            <text:p>0.297283</text:p>
          </table:table-cell>
          <table:table-cell office:value-type="float" office:value="0.248920862322287" calcext:value-type="float">
            <text:p>0.248921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28]*[.B28]/[.O28])-[.Q28]" office:value-type="percentage" office:value="-0.00000000320796531005918" calcext:value-type="percentage">
            <text:p>0.00%</text:p>
          </table:table-cell>
          <table:table-cell table:style-name="ce2" table:formula="of:=[.Q28]*[.O28]/[.H28]" office:value-type="float" office:value="0.249195333193666" calcext:value-type="float">
            <text:p>0.249195</text:p>
          </table:table-cell>
          <table:table-cell table:style-name="ce11" table:formula="of:=([.T28]/[.G28])-1" office:value-type="percentage" office:value="0.0000013370800604484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4_MC</text:p>
          </table:table-cell>
          <table:table-cell office:value-type="float" office:value="163249" calcext:value-type="float">
            <text:p>163249</text:p>
          </table:table-cell>
          <table:table-cell office:value-type="float" office:value="12.6119" calcext:value-type="float">
            <text:p>12.6119</text:p>
          </table:table-cell>
          <table:table-cell office:value-type="float" office:value="0.744283" calcext:value-type="float">
            <text:p>0.744283</text:p>
          </table:table-cell>
          <table:table-cell office:value-type="float" office:value="27.4277" calcext:value-type="float">
            <text:p>27.4277</text:p>
          </table:table-cell>
          <table:table-cell office:value-type="float" office:value="6.85693" calcext:value-type="float">
            <text:p>6.85693</text:p>
          </table:table-cell>
          <table:table-cell office:value-type="float" office:value="0.48586" calcext:value-type="float">
            <text:p>0.48586</text:p>
          </table:table-cell>
          <table:table-cell office:value-type="float" office:value="24864" calcext:value-type="float">
            <text:p>24864</text:p>
          </table:table-cell>
          <table:table-cell table:style-name="ce2" table:formula="of:=[.H29]*[.C29]/[.B29]" office:value-type="float" office:value="1.92088332302189" calcext:value-type="float">
            <text:p>1.920883</text:p>
          </table:table-cell>
          <table:table-cell office:value-type="float" office:value="23716" calcext:value-type="float">
            <text:p>23716</text:p>
          </table:table-cell>
          <table:table-cell office:value-type="string" calcext:value-type="string">
            <text:p>L4_MC-&gt;L4_MC</text:p>
          </table:table-cell>
          <table:table-cell/>
          <table:table-cell table:style-name="ce4" table:formula="of:=([.H29]/[.J29])-1" office:value-type="percentage" office:value="0.0484061393152302" calcext:value-type="percentage">
            <text:p>4.84%</text:p>
          </table:table-cell>
          <table:table-cell/>
          <table:table-cell office:value-type="float" office:value="25116" calcext:value-type="float">
            <text:p>25116</text:p>
          </table:table-cell>
          <table:table-cell table:style-name="ce7" office:value-type="float" office:value="0.153850865855227" calcext:value-type="float">
            <text:p>0.153851</text:p>
          </table:table-cell>
          <table:table-cell office:value-type="float" office:value="0.480985274553527" calcext:value-type="float">
            <text:p>0.480985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29]*[.B29]/[.O29])-[.Q29]" office:value-type="percentage" office:value="-0.0000000061986932253788" calcext:value-type="percentage">
            <text:p>0.00%</text:p>
          </table:table-cell>
          <table:table-cell table:style-name="ce2" table:formula="of:=[.Q29]*[.O29]/[.H29]" office:value-type="float" office:value="0.485860125309137" calcext:value-type="float">
            <text:p>0.485860</text:p>
          </table:table-cell>
          <table:table-cell table:style-name="ce11" table:formula="of:=([.T29]/[.G29])-1" office:value-type="percentage" office:value="0.000000257912025736218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4_PC</text:p>
          </table:table-cell>
          <table:table-cell office:value-type="float" office:value="71797" calcext:value-type="float">
            <text:p>71797</text:p>
          </table:table-cell>
          <table:table-cell office:value-type="float" office:value="7.78625" calcext:value-type="float">
            <text:p>7.78625</text:p>
          </table:table-cell>
          <table:table-cell office:value-type="float" office:value="0.74621" calcext:value-type="float">
            <text:p>0.74621</text:p>
          </table:table-cell>
          <table:table-cell office:value-type="float" office:value="16.6919" calcext:value-type="float">
            <text:p>16.6919</text:p>
          </table:table-cell>
          <table:table-cell office:value-type="float" office:value="4.17297" calcext:value-type="float">
            <text:p>4.17297</text:p>
          </table:table-cell>
          <table:table-cell office:value-type="float" office:value="0.395105" calcext:value-type="float">
            <text:p>0.395105</text:p>
          </table:table-cell>
          <table:table-cell office:value-type="float" office:value="13447" calcext:value-type="float">
            <text:p>13447</text:p>
          </table:table-cell>
          <table:table-cell table:style-name="ce2" table:formula="of:=[.H30]*[.C30]/[.B30]" office:value-type="float" office:value="1.45830193113918" calcext:value-type="float">
            <text:p>1.458302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L4_MC-&gt;L4_PC</text:p>
          </table:table-cell>
          <table:table-cell/>
          <table:table-cell table:style-name="ce4" table:formula="of:=([.H30]/[.J30])-1" office:value-type="percentage" office:value="-0.014655235582912" calcext:value-type="percentage">
            <text:p>-1.47%</text:p>
          </table:table-cell>
          <table:table-cell/>
          <table:table-cell office:value-type="float" office:value="13363" calcext:value-type="float">
            <text:p>13363</text:p>
          </table:table-cell>
          <table:table-cell table:style-name="ce7" office:value-type="float" office:value="0.186121982812652" calcext:value-type="float">
            <text:p>0.186122</text:p>
          </table:table-cell>
          <table:table-cell office:value-type="float" office:value="0.397588720232804" calcext:value-type="float">
            <text:p>0.397589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30]*[.B30]/[.O30])-[.Q30]" office:value-type="percentage" office:value="-0.00000000512392100970871" calcext:value-type="percentage">
            <text:p>0.00%</text:p>
          </table:table-cell>
          <table:table-cell table:style-name="ce2" table:formula="of:=[.Q30]*[.O30]/[.H30]" office:value-type="float" office:value="0.395105084291735" calcext:value-type="float">
            <text:p>0.395105</text:p>
          </table:table-cell>
          <table:table-cell table:style-name="ce11" table:formula="of:=([.T30]/[.G30])-1" office:value-type="percentage" office:value="0.00000021334008581952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5_MC</text:p>
          </table:table-cell>
          <table:table-cell office:value-type="float" office:value="9702" calcext:value-type="float">
            <text:p>9702</text:p>
          </table:table-cell>
          <table:table-cell office:value-type="float" office:value="3.39349" calcext:value-type="float">
            <text:p>3.39349</text:p>
          </table:table-cell>
          <table:table-cell office:value-type="float" office:value="0.761239" calcext:value-type="float">
            <text:p>0.761239</text:p>
          </table:table-cell>
          <table:table-cell office:value-type="float" office:value="6.96606" calcext:value-type="float">
            <text:p>6.96606</text:p>
          </table:table-cell>
          <table:table-cell office:value-type="float" office:value="1.74152" calcext:value-type="float">
            <text:p>1.74152</text:p>
          </table:table-cell>
          <table:table-cell office:value-type="float" office:value="0.214377" calcext:value-type="float">
            <text:p>0.214377</text:p>
          </table:table-cell>
          <table:table-cell office:value-type="float" office:value="3349" calcext:value-type="float">
            <text:p>3349</text:p>
          </table:table-cell>
          <table:table-cell table:style-name="ce2" table:formula="of:=[.H31]*[.C31]/[.B31]" office:value-type="float" office:value="1.17138713770357" calcext:value-type="float">
            <text:p>1.171387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L4_MC-&gt;L5_MC</text:p>
          </table:table-cell>
          <table:table-cell/>
          <table:table-cell table:style-name="ce4" table:formula="of:=([.H31]/[.J31])-1" office:value-type="percentage" office:value="-0.00887836638058592" calcext:value-type="percentage">
            <text:p>-0.89%</text:p>
          </table:table-cell>
          <table:table-cell/>
          <table:table-cell office:value-type="float" office:value="3319" calcext:value-type="float">
            <text:p>3319</text:p>
          </table:table-cell>
          <table:table-cell table:style-name="ce7" office:value-type="float" office:value="0.342094413522985" calcext:value-type="float">
            <text:p>0.342094</text:p>
          </table:table-cell>
          <table:table-cell office:value-type="float" office:value="0.216314555363829" calcext:value-type="float">
            <text:p>0.216315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31]*[.B31]/[.O31])-[.Q31]" office:value-type="percentage" office:value="-0.00000000278775177942059" calcext:value-type="percentage">
            <text:p>0.00%</text:p>
          </table:table-cell>
          <table:table-cell table:style-name="ce2" table:formula="of:=[.Q31]*[.O31]/[.H31]" office:value-type="float" office:value="0.21437683166693" calcext:value-type="float">
            <text:p>0.214377</text:p>
          </table:table-cell>
          <table:table-cell table:style-name="ce11" table:formula="of:=([.T31]/[.G31])-1" office:value-type="percentage" office:value="-0.00000078521982360690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5_TTPC1</text:p>
          </table:table-cell>
          <table:table-cell office:value-type="float" office:value="188132" calcext:value-type="float">
            <text:p>188132</text:p>
          </table:table-cell>
          <table:table-cell office:value-type="float" office:value="11.3992" calcext:value-type="float">
            <text:p>11.3992</text:p>
          </table:table-cell>
          <table:table-cell office:value-type="float" office:value="0.7445" calcext:value-type="float">
            <text:p>0.7445</text:p>
          </table:table-cell>
          <table:table-cell office:value-type="float" office:value="24.7266" calcext:value-type="float">
            <text:p>24.7266</text:p>
          </table:table-cell>
          <table:table-cell office:value-type="float" office:value="6.18164" calcext:value-type="float">
            <text:p>6.18164</text:p>
          </table:table-cell>
          <table:table-cell office:value-type="float" office:value="0.308011" calcext:value-type="float">
            <text:p>0.308011</text:p>
          </table:table-cell>
          <table:table-cell office:value-type="float" office:value="45199" calcext:value-type="float">
            <text:p>45199</text:p>
          </table:table-cell>
          <table:table-cell table:style-name="ce2" table:formula="of:=[.H32]*[.C32]/[.B32]" office:value-type="float" office:value="2.73867518976038" calcext:value-type="float">
            <text:p>2.738675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L4_MC-&gt;L5_TTPC1</text:p>
          </table:table-cell>
          <table:table-cell/>
          <table:table-cell table:style-name="ce4" table:formula="of:=([.H32]/[.J32])-1" office:value-type="percentage" office:value="0.00527111783283663" calcext:value-type="percentage">
            <text:p>0.53%</text:p>
          </table:table-cell>
          <table:table-cell/>
          <table:table-cell office:value-type="float" office:value="45189" calcext:value-type="float">
            <text:p>45189</text:p>
          </table:table-cell>
          <table:table-cell table:style-name="ce7" office:value-type="float" office:value="0.240198371356282" calcext:value-type="float">
            <text:p>0.240198</text:p>
          </table:table-cell>
          <table:table-cell office:value-type="float" office:value="0.308078695687372" calcext:value-type="float">
            <text:p>0.308079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32]*[.B32]/[.O32])-[.Q32]" office:value-type="percentage" office:value="-0.00000000397036131749573" calcext:value-type="percentage">
            <text:p>0.00%</text:p>
          </table:table-cell>
          <table:table-cell table:style-name="ce2" table:formula="of:=[.Q32]*[.O32]/[.H32]" office:value-type="float" office:value="0.308010535175926" calcext:value-type="float">
            <text:p>0.308011</text:p>
          </table:table-cell>
          <table:table-cell table:style-name="ce11" table:formula="of:=([.T32]/[.G32])-1" office:value-type="percentage" office:value="-0.0000015091151759349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6_MC</text:p>
          </table:table-cell>
          <table:table-cell office:value-type="float" office:value="737" calcext:value-type="float">
            <text:p>737</text:p>
          </table:table-cell>
          <table:table-cell office:value-type="float" office:value="2.26074" calcext:value-type="float">
            <text:p>2.26074</text:p>
          </table:table-cell>
          <table:table-cell office:value-type="float" office:value="0.789605" calcext:value-type="float">
            <text:p>0.789605</text:p>
          </table:table-cell>
          <table:table-cell office:value-type="float" office:value="4.48645" calcext:value-type="float">
            <text:p>4.48645</text:p>
          </table:table-cell>
          <table:table-cell office:value-type="float" office:value="1.12161" calcext:value-type="float">
            <text:p>1.12161</text:p>
          </table:table-cell>
          <table:table-cell office:value-type="float" office:value="0.185503" calcext:value-type="float">
            <text:p>0.185503</text:p>
          </table:table-cell>
          <table:table-cell office:value-type="float" office:value="294" calcext:value-type="float">
            <text:p>294</text:p>
          </table:table-cell>
          <table:table-cell table:style-name="ce2" table:formula="of:=[.H33]*[.C33]/[.B33]" office:value-type="float" office:value="0.901842008141113" calcext:value-type="float">
            <text:p>0.90184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4_MC-&gt;L6_MC</text:p>
          </table:table-cell>
          <table:table-cell/>
          <table:table-cell table:style-name="ce4" table:formula="of:=([.H33]/[.J33])-1" office:value-type="percentage" office:value="0.0173010380622838" calcext:value-type="percentage">
            <text:p>1.73%</text:p>
          </table:table-cell>
          <table:table-cell/>
          <table:table-cell office:value-type="float" office:value="289" calcext:value-type="float">
            <text:p>289</text:p>
          </table:table-cell>
          <table:table-cell table:style-name="ce7" office:value-type="float" office:value="0.3921302578019" calcext:value-type="float">
            <text:p>0.392130</text:p>
          </table:table-cell>
          <table:table-cell office:value-type="float" office:value="0.188712805200201" calcext:value-type="float">
            <text:p>0.188713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33]*[.B33]/[.O33])-[.Q33]" office:value-type="percentage" office:value="-0.00000000243203451821827" calcext:value-type="percentage">
            <text:p>0.00%</text:p>
          </table:table-cell>
          <table:table-cell table:style-name="ce2" table:formula="of:=[.Q33]*[.O33]/[.H33]" office:value-type="float" office:value="0.185503403751218" calcext:value-type="float">
            <text:p>0.185503</text:p>
          </table:table-cell>
          <table:table-cell table:style-name="ce11" table:formula="of:=([.T33]/[.G33])-1" office:value-type="percentage" office:value="0.0000021765212292468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MC-&gt;L6_TPC_L1</text:p>
          </table:table-cell>
          <table:table-cell office:value-type="float" office:value="54710" calcext:value-type="float">
            <text:p>54710</text:p>
          </table:table-cell>
          <table:table-cell office:value-type="float" office:value="3.34638" calcext:value-type="float">
            <text:p>3.34638</text:p>
          </table:table-cell>
          <table:table-cell office:value-type="float" office:value="0.761749" calcext:value-type="float">
            <text:p>0.761749</text:p>
          </table:table-cell>
          <table:table-cell office:value-type="float" office:value="6.86206" calcext:value-type="float">
            <text:p>6.86206</text:p>
          </table:table-cell>
          <table:table-cell office:value-type="float" office:value="1.71552" calcext:value-type="float">
            <text:p>1.71552</text:p>
          </table:table-cell>
          <table:table-cell office:value-type="float" office:value="0.223306" calcext:value-type="float">
            <text:p>0.223306</text:p>
          </table:table-cell>
          <table:table-cell office:value-type="float" office:value="18130" calcext:value-type="float">
            <text:p>18130</text:p>
          </table:table-cell>
          <table:table-cell table:style-name="ce2" table:formula="of:=[.H34]*[.C34]/[.B34]" office:value-type="float" office:value="1.1089356497898" calcext:value-type="float">
            <text:p>1.108936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L4_MC-&gt;L6_TPC_L1</text:p>
          </table:table-cell>
          <table:table-cell/>
          <table:table-cell table:style-name="ce4" table:formula="of:=([.H34]/[.J34])-1" office:value-type="percentage" office:value="0.0034314810715077" calcext:value-type="percentage">
            <text:p>0.34%</text:p>
          </table:table-cell>
          <table:table-cell/>
          <table:table-cell office:value-type="float" office:value="18068" calcext:value-type="float">
            <text:p>18068</text:p>
          </table:table-cell>
          <table:table-cell table:style-name="ce7" office:value-type="float" office:value="0.330250411259368" calcext:value-type="float">
            <text:p>0.330250</text:p>
          </table:table-cell>
          <table:table-cell office:value-type="float" office:value="0.224072396069046" calcext:value-type="float">
            <text:p>0.224072</text:p>
          </table:table-cell>
          <table:table-cell office:value-type="float" office:value="0.074" calcext:value-type="float">
            <text:p>0.074</text:p>
          </table:table-cell>
          <table:table-cell table:style-name="ce9" table:formula="of:=ABS([.R34]*[.B34]/[.O34])-[.Q34]" office:value-type="percentage" office:value="-0.00000000288773094325734" calcext:value-type="percentage">
            <text:p>0.00%</text:p>
          </table:table-cell>
          <table:table-cell table:style-name="ce2" table:formula="of:=[.Q34]*[.O34]/[.H34]" office:value-type="float" office:value="0.223306125326835" calcext:value-type="float">
            <text:p>0.223306</text:p>
          </table:table-cell>
          <table:table-cell table:style-name="ce11" table:formula="of:=([.T34]/[.G34])-1" office:value-type="percentage" office:value="0.00000056123362224269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23_MC</text:p>
          </table:table-cell>
          <table:table-cell office:value-type="float" office:value="2173" calcext:value-type="float">
            <text:p>2173</text:p>
          </table:table-cell>
          <table:table-cell office:value-type="float" office:value="2.03274" calcext:value-type="float">
            <text:p>2.03274</text:p>
          </table:table-cell>
          <table:table-cell office:value-type="float" office:value="0.666709" calcext:value-type="float">
            <text:p>0.666709</text:p>
          </table:table-cell>
          <table:table-cell office:value-type="float" office:value="3.56561" calcext:value-type="float">
            <text:p>3.56561</text:p>
          </table:table-cell>
          <table:table-cell office:value-type="float" office:value="0.891403" calcext:value-type="float">
            <text:p>0.891403</text:p>
          </table:table-cell>
          <table:table-cell office:value-type="float" office:value="0.163383" calcext:value-type="float">
            <text:p>0.163383</text:p>
          </table:table-cell>
          <table:table-cell office:value-type="float" office:value="798" calcext:value-type="float">
            <text:p>798</text:p>
          </table:table-cell>
          <table:table-cell table:style-name="ce2" table:formula="of:=[.H35]*[.C35]/[.B35]" office:value-type="float" office:value="0.746491725724804" calcext:value-type="float">
            <text:p>0.74649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4_PC-&gt;L23_MC</text:p>
          </table:table-cell>
          <table:table-cell/>
          <table:table-cell table:style-name="ce4" table:formula="of:=([.H35]/[.J35])-1" office:value-type="percentage" office:value="-0.0135970333745364" calcext:value-type="percentage">
            <text:p>-1.36%</text:p>
          </table:table-cell>
          <table:table-cell/>
          <table:table-cell office:value-type="float" office:value="785" calcext:value-type="float">
            <text:p>785</text:p>
          </table:table-cell>
          <table:table-cell table:style-name="ce7" office:value-type="float" office:value="0.361251725724804" calcext:value-type="float">
            <text:p>0.361252</text:p>
          </table:table-cell>
          <table:table-cell office:value-type="float" office:value="0.16608916826214" calcext:value-type="float">
            <text:p>0.166089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35]*[.B35]/[.O35])-[.Q35]" office:value-type="percentage" office:value="0.00000000371238226271053" calcext:value-type="percentage">
            <text:p>0.00%</text:p>
          </table:table-cell>
          <table:table-cell table:style-name="ce2" table:formula="of:=[.Q35]*[.O35]/[.H35]" office:value-type="float" office:value="0.163383454994712" calcext:value-type="float">
            <text:p>0.163383</text:p>
          </table:table-cell>
          <table:table-cell table:style-name="ce11" table:formula="of:=([.T35]/[.G35])-1" office:value-type="percentage" office:value="0.00000278483509097427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23_PC</text:p>
          </table:table-cell>
          <table:table-cell office:value-type="float" office:value="2212" calcext:value-type="float">
            <text:p>2212</text:p>
          </table:table-cell>
          <table:table-cell office:value-type="float" office:value="1.78675" calcext:value-type="float">
            <text:p>1.78675</text:p>
          </table:table-cell>
          <table:table-cell office:value-type="float" office:value="0.69104" calcext:value-type="float">
            <text:p>0.69104</text:p>
          </table:table-cell>
          <table:table-cell office:value-type="float" office:value="3.13103" calcext:value-type="float">
            <text:p>3.13103</text:p>
          </table:table-cell>
          <table:table-cell office:value-type="float" office:value="0.782758" calcext:value-type="float">
            <text:p>0.782758</text:p>
          </table:table-cell>
          <table:table-cell office:value-type="float" office:value="0.179351" calcext:value-type="float">
            <text:p>0.179351</text:p>
          </table:table-cell>
          <table:table-cell office:value-type="float" office:value="740" calcext:value-type="float">
            <text:p>740</text:p>
          </table:table-cell>
          <table:table-cell table:style-name="ce2" table:formula="of:=[.H36]*[.C36]/[.B36]" office:value-type="float" office:value="0.597737341772152" calcext:value-type="float">
            <text:p>0.59773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L4_PC-&gt;L23_PC</text:p>
          </table:table-cell>
          <table:table-cell/>
          <table:table-cell table:style-name="ce4" table:formula="of:=([.H36]/[.J36])-1" office:value-type="percentage" office:value="0.0437235543018335" calcext:value-type="percentage">
            <text:p>4.37%</text:p>
          </table:table-cell>
          <table:table-cell/>
          <table:table-cell office:value-type="float" office:value="715" calcext:value-type="float">
            <text:p>715</text:p>
          </table:table-cell>
          <table:table-cell table:style-name="ce7" office:value-type="float" office:value="0.323236889692586" calcext:value-type="float">
            <text:p>0.323237</text:p>
          </table:table-cell>
          <table:table-cell office:value-type="float" office:value="0.185622373473394" calcext:value-type="float">
            <text:p>0.185622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36]*[.B36]/[.O36])-[.Q36]" office:value-type="percentage" office:value="0.00000000414898346234871" calcext:value-type="percentage">
            <text:p>0.00%</text:p>
          </table:table-cell>
          <table:table-cell table:style-name="ce2" table:formula="of:=[.Q36]*[.O36]/[.H36]" office:value-type="float" office:value="0.179351347342536" calcext:value-type="float">
            <text:p>0.179351</text:p>
          </table:table-cell>
          <table:table-cell table:style-name="ce11" table:formula="of:=([.T36]/[.G36])-1" office:value-type="percentage" office:value="0.0000019366635048978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4_MC</text:p>
          </table:table-cell>
          <table:table-cell office:value-type="float" office:value="23879" calcext:value-type="float">
            <text:p>23879</text:p>
          </table:table-cell>
          <table:table-cell office:value-type="float" office:value="3.27154" calcext:value-type="float">
            <text:p>3.27154</text:p>
          </table:table-cell>
          <table:table-cell office:value-type="float" office:value="0.624446" calcext:value-type="float">
            <text:p>0.624446</text:p>
          </table:table-cell>
          <table:table-cell office:value-type="float" office:value="5.75537" calcext:value-type="float">
            <text:p>5.75537</text:p>
          </table:table-cell>
          <table:table-cell office:value-type="float" office:value="1.43884" calcext:value-type="float">
            <text:p>1.43884</text:p>
          </table:table-cell>
          <table:table-cell office:value-type="float" office:value="0.161163" calcext:value-type="float">
            <text:p>0.161163</text:p>
          </table:table-cell>
          <table:table-cell office:value-type="float" office:value="8890" calcext:value-type="float">
            <text:p>8890</text:p>
          </table:table-cell>
          <table:table-cell table:style-name="ce2" table:formula="of:=[.H37]*[.C37]/[.B37]" office:value-type="float" office:value="1.21797355835672" calcext:value-type="float">
            <text:p>1.217974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L4_PC-&gt;L4_MC</text:p>
          </table:table-cell>
          <table:table-cell/>
          <table:table-cell table:style-name="ce4" table:formula="of:=([.H37]/[.J37])-1" office:value-type="percentage" office:value="0.0137986087353177" calcext:value-type="percentage">
            <text:p>1.38%</text:p>
          </table:table-cell>
          <table:table-cell/>
          <table:table-cell office:value-type="float" office:value="8734" calcext:value-type="float">
            <text:p>8734</text:p>
          </table:table-cell>
          <table:table-cell table:style-name="ce7" office:value-type="float" office:value="0.365760710247498" calcext:value-type="float">
            <text:p>0.365761</text:p>
          </table:table-cell>
          <table:table-cell office:value-type="float" office:value="0.164041672541306" calcext:value-type="float">
            <text:p>0.164042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37]*[.B37]/[.O37])-[.Q37]" office:value-type="percentage" office:value="0.00000000366661717654537" calcext:value-type="percentage">
            <text:p>0.00%</text:p>
          </table:table-cell>
          <table:table-cell table:style-name="ce2" table:formula="of:=[.Q37]*[.O37]/[.H37]" office:value-type="float" office:value="0.161163101009647" calcext:value-type="float">
            <text:p>0.161163</text:p>
          </table:table-cell>
          <table:table-cell table:style-name="ce11" table:formula="of:=([.T37]/[.G37])-1" office:value-type="percentage" office:value="0.00000062675457401795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4_PC</text:p>
          </table:table-cell>
          <table:table-cell office:value-type="float" office:value="7164" calcext:value-type="float">
            <text:p>7164</text:p>
          </table:table-cell>
          <table:table-cell office:value-type="float" office:value="2.39519" calcext:value-type="float">
            <text:p>2.39519</text:p>
          </table:table-cell>
          <table:table-cell office:value-type="float" office:value="0.64623" calcext:value-type="float">
            <text:p>0.64623</text:p>
          </table:table-cell>
          <table:table-cell office:value-type="float" office:value="4.20483" calcext:value-type="float">
            <text:p>4.20483</text:p>
          </table:table-cell>
          <table:table-cell office:value-type="float" office:value="1.05121" calcext:value-type="float">
            <text:p>1.05121</text:p>
          </table:table-cell>
          <table:table-cell office:value-type="float" office:value="0.165961" calcext:value-type="float">
            <text:p>0.165961</text:p>
          </table:table-cell>
          <table:table-cell office:value-type="float" office:value="2590" calcext:value-type="float">
            <text:p>2590</text:p>
          </table:table-cell>
          <table:table-cell table:style-name="ce2" table:formula="of:=[.H38]*[.C38]/[.B38]" office:value-type="float" office:value="0.865932733109994" calcext:value-type="float">
            <text:p>0.865933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L4_PC-&gt;L4_PC</text:p>
          </table:table-cell>
          <table:table-cell/>
          <table:table-cell table:style-name="ce4" table:formula="of:=([.H38]/[.J38])-1" office:value-type="percentage" office:value="-0.00461183704842427" calcext:value-type="percentage">
            <text:p>-0.46%</text:p>
          </table:table-cell>
          <table:table-cell/>
          <table:table-cell office:value-type="float" office:value="2626" calcext:value-type="float">
            <text:p>2626</text:p>
          </table:table-cell>
          <table:table-cell table:style-name="ce7" office:value-type="float" office:value="0.366554997208264" calcext:value-type="float">
            <text:p>0.366555</text:p>
          </table:table-cell>
          <table:table-cell office:value-type="float" office:value="0.163686211116652" calcext:value-type="float">
            <text:p>0.163686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38]*[.B38]/[.O38])-[.Q38]" office:value-type="percentage" office:value="0.00000000365867200424752" calcext:value-type="percentage">
            <text:p>0.00%</text:p>
          </table:table-cell>
          <table:table-cell table:style-name="ce2" table:formula="of:=[.Q38]*[.O38]/[.H38]" office:value-type="float" office:value="0.165961386251864" calcext:value-type="float">
            <text:p>0.165961</text:p>
          </table:table-cell>
          <table:table-cell table:style-name="ce11" table:formula="of:=([.T38]/[.G38])-1" office:value-type="percentage" office:value="0.0000023273652471900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5_MC</text:p>
          </table:table-cell>
          <table:table-cell office:value-type="float" office:value="4237" calcext:value-type="float">
            <text:p>4237</text:p>
          </table:table-cell>
          <table:table-cell office:value-type="float" office:value="2.37367" calcext:value-type="float">
            <text:p>2.37367</text:p>
          </table:table-cell>
          <table:table-cell office:value-type="float" office:value="0.647111" calcext:value-type="float">
            <text:p>0.647111</text:p>
          </table:table-cell>
          <table:table-cell office:value-type="float" office:value="4.16675" calcext:value-type="float">
            <text:p>4.16675</text:p>
          </table:table-cell>
          <table:table-cell office:value-type="float" office:value="1.04169" calcext:value-type="float">
            <text:p>1.04169</text:p>
          </table:table-cell>
          <table:table-cell office:value-type="float" office:value="0.145186" calcext:value-type="float">
            <text:p>0.145186</text:p>
          </table:table-cell>
          <table:table-cell office:value-type="float" office:value="1751" calcext:value-type="float">
            <text:p>1751</text:p>
          </table:table-cell>
          <table:table-cell table:style-name="ce2" table:formula="of:=[.H39]*[.C39]/[.B39]" office:value-type="float" office:value="0.980952600896861" calcext:value-type="float">
            <text:p>0.980953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L4_PC-&gt;L5_MC</text:p>
          </table:table-cell>
          <table:table-cell/>
          <table:table-cell table:style-name="ce4" table:formula="of:=([.H39]/[.J39])-1" office:value-type="percentage" office:value="0.00114351057747286" calcext:value-type="percentage">
            <text:p>0.11%</text:p>
          </table:table-cell>
          <table:table-cell/>
          <table:table-cell office:value-type="float" office:value="1701" calcext:value-type="float">
            <text:p>1701</text:p>
          </table:table-cell>
          <table:table-cell table:style-name="ce7" office:value-type="float" office:value="0.401463299504366" calcext:value-type="float">
            <text:p>0.401463</text:p>
          </table:table-cell>
          <table:table-cell office:value-type="float" office:value="0.149453259446055" calcext:value-type="float">
            <text:p>0.149453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39]*[.B39]/[.O39])-[.Q39]" office:value-type="percentage" office:value="0.0000000033405407606768" calcext:value-type="percentage">
            <text:p>0.00%</text:p>
          </table:table-cell>
          <table:table-cell table:style-name="ce2" table:formula="of:=[.Q39]*[.O39]/[.H39]" office:value-type="float" office:value="0.145185604978721" calcext:value-type="float">
            <text:p>0.145186</text:p>
          </table:table-cell>
          <table:table-cell table:style-name="ce11" table:formula="of:=([.T39]/[.G39])-1" office:value-type="percentage" office:value="-0.0000027207945612062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5_TTPC1</text:p>
          </table:table-cell>
          <table:table-cell office:value-type="float" office:value="35169" calcext:value-type="float">
            <text:p>35169</text:p>
          </table:table-cell>
          <table:table-cell office:value-type="float" office:value="3.69966" calcext:value-type="float">
            <text:p>3.69966</text:p>
          </table:table-cell>
          <table:table-cell office:value-type="float" office:value="0.619381" calcext:value-type="float">
            <text:p>0.619381</text:p>
          </table:table-cell>
          <table:table-cell office:value-type="float" office:value="6.51636" calcext:value-type="float">
            <text:p>6.51636</text:p>
          </table:table-cell>
          <table:table-cell office:value-type="float" office:value="1.62909" calcext:value-type="float">
            <text:p>1.62909</text:p>
          </table:table-cell>
          <table:table-cell office:value-type="float" office:value="0.142442" calcext:value-type="float">
            <text:p>0.142442</text:p>
          </table:table-cell>
          <table:table-cell office:value-type="float" office:value="14814" calcext:value-type="float">
            <text:p>14814</text:p>
          </table:table-cell>
          <table:table-cell table:style-name="ce2" table:formula="of:=[.H40]*[.C40]/[.B40]" office:value-type="float" office:value="1.55838275867952" calcext:value-type="float">
            <text:p>1.558383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L4_PC-&gt;L5_TTPC1</text:p>
          </table:table-cell>
          <table:table-cell/>
          <table:table-cell table:style-name="ce4" table:formula="of:=([.H40]/[.J40])-1" office:value-type="percentage" office:value="0.00461142004611426" calcext:value-type="percentage">
            <text:p>0.46%</text:p>
          </table:table-cell>
          <table:table-cell/>
          <table:table-cell office:value-type="float" office:value="14513" calcext:value-type="float">
            <text:p>14513</text:p>
          </table:table-cell>
          <table:table-cell table:style-name="ce7" office:value-type="float" office:value="0.412664562540874" calcext:value-type="float">
            <text:p>0.412665</text:p>
          </table:table-cell>
          <table:table-cell office:value-type="float" office:value="0.145396537782312" calcext:value-type="float">
            <text:p>0.145397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40]*[.B40]/[.O40])-[.Q40]" office:value-type="percentage" office:value="0.00000000324986593192023" calcext:value-type="percentage">
            <text:p>0.00%</text:p>
          </table:table-cell>
          <table:table-cell table:style-name="ce2" table:formula="of:=[.Q40]*[.O40]/[.H40]" office:value-type="float" office:value="0.142442281141805" calcext:value-type="float">
            <text:p>0.142442</text:p>
          </table:table-cell>
          <table:table-cell table:style-name="ce11" table:formula="of:=([.T40]/[.G40])-1" office:value-type="percentage" office:value="0.00000197372828769637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6_MC</text:p>
          </table:table-cell>
          <table:table-cell office:value-type="float" office:value="878" calcext:value-type="float">
            <text:p>878</text:p>
          </table:table-cell>
          <table:table-cell office:value-type="float" office:value="1.81781" calcext:value-type="float">
            <text:p>1.81781</text:p>
          </table:table-cell>
          <table:table-cell office:value-type="float" office:value="0.687256" calcext:value-type="float">
            <text:p>0.687256</text:p>
          </table:table-cell>
          <table:table-cell office:value-type="float" office:value="3.18612" calcext:value-type="float">
            <text:p>3.18612</text:p>
          </table:table-cell>
          <table:table-cell office:value-type="float" office:value="0.796531" calcext:value-type="float">
            <text:p>0.796531</text:p>
          </table:table-cell>
          <table:table-cell office:value-type="float" office:value="0.178576" calcext:value-type="float">
            <text:p>0.178576</text:p>
          </table:table-cell>
          <table:table-cell office:value-type="float" office:value="295" calcext:value-type="float">
            <text:p>295</text:p>
          </table:table-cell>
          <table:table-cell table:style-name="ce2" table:formula="of:=[.H41]*[.C41]/[.B41]" office:value-type="float" office:value="0.610767596810934" calcext:value-type="float">
            <text:p>0.61076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4_PC-&gt;L6_MC</text:p>
          </table:table-cell>
          <table:table-cell/>
          <table:table-cell table:style-name="ce4" table:formula="of:=([.H41]/[.J41])-1" office:value-type="percentage" office:value="0.0573476702508962" calcext:value-type="percentage">
            <text:p>5.73%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7" office:value-type="float" office:value="0.324601366742597" calcext:value-type="float">
            <text:p>0.324601</text:p>
          </table:table-cell>
          <table:table-cell office:value-type="float" office:value="0.184842101131615" calcext:value-type="float">
            <text:p>0.184842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41]*[.B41]/[.O41])-[.Q41]" office:value-type="percentage" office:value="0.00000000413154299661045" calcext:value-type="percentage">
            <text:p>0.00%</text:p>
          </table:table-cell>
          <table:table-cell table:style-name="ce2" table:formula="of:=[.Q41]*[.O41]/[.H41]" office:value-type="float" office:value="0.17857626719495" calcext:value-type="float">
            <text:p>0.178576</text:p>
          </table:table-cell>
          <table:table-cell table:style-name="ce11" table:formula="of:=([.T41]/[.G41])-1" office:value-type="percentage" office:value="0.0000014962534158335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4_PC-&gt;L6_TPC_L1</text:p>
          </table:table-cell>
          <table:table-cell office:value-type="float" office:value="14495" calcext:value-type="float">
            <text:p>14495</text:p>
          </table:table-cell>
          <table:table-cell office:value-type="float" office:value="2.01824" calcext:value-type="float">
            <text:p>2.01824</text:p>
          </table:table-cell>
          <table:table-cell office:value-type="float" office:value="0.667872" calcext:value-type="float">
            <text:p>0.667872</text:p>
          </table:table-cell>
          <table:table-cell office:value-type="float" office:value="3.54016" calcext:value-type="float">
            <text:p>3.5401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160313" calcext:value-type="float">
            <text:p>0.160313</text:p>
          </table:table-cell>
          <table:table-cell office:value-type="float" office:value="5425" calcext:value-type="float">
            <text:p>5425</text:p>
          </table:table-cell>
          <table:table-cell table:style-name="ce2" table:formula="of:=[.H42]*[.C42]/[.B42]" office:value-type="float" office:value="0.755360607105899" calcext:value-type="float">
            <text:p>0.755361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L4_PC-&gt;L6_TPC_L1</text:p>
          </table:table-cell>
          <table:table-cell/>
          <table:table-cell table:style-name="ce4" table:formula="of:=([.H42]/[.J42])-1" office:value-type="percentage" office:value="0.0106184798807749" calcext:value-type="percentage">
            <text:p>1.06%</text:p>
          </table:table-cell>
          <table:table-cell/>
          <table:table-cell office:value-type="float" office:value="5418" calcext:value-type="float">
            <text:p>5418</text:p>
          </table:table-cell>
          <table:table-cell table:style-name="ce7" office:value-type="float" office:value="0.373784063470162" calcext:value-type="float">
            <text:p>0.373784</text:p>
          </table:table-cell>
          <table:table-cell office:value-type="float" office:value="0.160520483676761" calcext:value-type="float">
            <text:p>0.160520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42]*[.B42]/[.O42])-[.Q42]" office:value-type="percentage" office:value="0.0000000035879124393734" calcext:value-type="percentage">
            <text:p>0.00%</text:p>
          </table:table-cell>
          <table:table-cell table:style-name="ce2" table:formula="of:=[.Q42]*[.O42]/[.H42]" office:value-type="float" office:value="0.160313360472017" calcext:value-type="float">
            <text:p>0.160313</text:p>
          </table:table-cell>
          <table:table-cell table:style-name="ce11" table:formula="of:=([.T42]/[.G42])-1" office:value-type="percentage" office:value="0.0000022485513755388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1_SLAC</text:p>
          </table:table-cell>
          <table:table-cell office:value-type="float" office:value="426" calcext:value-type="float">
            <text:p>426</text:p>
          </table:table-cell>
          <table:table-cell office:value-type="float" office:value="2.05797" calcext:value-type="float">
            <text:p>2.05797</text:p>
          </table:table-cell>
          <table:table-cell office:value-type="float" office:value="0.684443" calcext:value-type="float">
            <text:p>0.684443</text:p>
          </table:table-cell>
          <table:table-cell office:value-type="float" office:value="3.67236" calcext:value-type="float">
            <text:p>3.67236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159108" calcext:value-type="float">
            <text:p>0.159108</text:p>
          </table:table-cell>
          <table:table-cell office:value-type="float" office:value="166" calcext:value-type="float">
            <text:p>166</text:p>
          </table:table-cell>
          <table:table-cell table:style-name="ce2" table:formula="of:=[.H43]*[.C43]/[.B43]" office:value-type="float" office:value="0.801931971830986" calcext:value-type="float">
            <text:p>0.80193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5_MC-&gt;L1_SLAC</text:p>
          </table:table-cell>
          <table:table-cell/>
          <table:table-cell table:style-name="ce4" table:formula="of:=([.H43]/[.J43])-1" office:value-type="percentage" office:value="0.0440251572327044" calcext:value-type="percentage">
            <text:p>4.40%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7" office:value-type="float" office:value="0.375586854460094" calcext:value-type="float">
            <text:p>0.375587</text:p>
          </table:table-cell>
          <table:table-cell office:value-type="float" office:value="0.165074997302145" calcext:value-type="float">
            <text:p>0.165075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3]*[.B43]/[.O43])-[.Q43]" office:value-type="percentage" office:value="0.00000000269785521700427" calcext:value-type="percentage">
            <text:p>0.00%</text:p>
          </table:table-cell>
          <table:table-cell table:style-name="ce2" table:formula="of:=[.Q43]*[.O43]/[.H43]" office:value-type="float" office:value="0.159108431134597" calcext:value-type="float">
            <text:p>0.159108</text:p>
          </table:table-cell>
          <table:table-cell table:style-name="ce11" table:formula="of:=([.T43]/[.G43])-1" office:value-type="percentage" office:value="0.0000027096977988083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23_MC</text:p>
          </table:table-cell>
          <table:table-cell office:value-type="float" office:value="13720" calcext:value-type="float">
            <text:p>13720</text:p>
          </table:table-cell>
          <table:table-cell office:value-type="float" office:value="4.02228" calcext:value-type="float">
            <text:p>4.02228</text:p>
          </table:table-cell>
          <table:table-cell office:value-type="float" office:value="0.636468" calcext:value-type="float">
            <text:p>0.636468</text:p>
          </table:table-cell>
          <table:table-cell office:value-type="float" office:value="7.27075" calcext:value-type="float">
            <text:p>7.27075</text:p>
          </table:table-cell>
          <table:table-cell office:value-type="float" office:value="1.81769" calcext:value-type="float">
            <text:p>1.81769</text:p>
          </table:table-cell>
          <table:table-cell office:value-type="float" office:value="0.132107" calcext:value-type="float">
            <text:p>0.132107</text:p>
          </table:table-cell>
          <table:table-cell office:value-type="float" office:value="6439" calcext:value-type="float">
            <text:p>6439</text:p>
          </table:table-cell>
          <table:table-cell table:style-name="ce2" table:formula="of:=[.H44]*[.C44]/[.B44]" office:value-type="float" office:value="1.88771581049563" calcext:value-type="float">
            <text:p>1.887716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L5_MC-&gt;L23_MC</text:p>
          </table:table-cell>
          <table:table-cell/>
          <table:table-cell table:style-name="ce4" table:formula="of:=([.H44]/[.J44])-1" office:value-type="percentage" office:value="-0.00186017671678806" calcext:value-type="percentage">
            <text:p>-0.19%</text:p>
          </table:table-cell>
          <table:table-cell/>
          <table:table-cell office:value-type="float" office:value="6552" calcext:value-type="float">
            <text:p>6552</text:p>
          </table:table-cell>
          <table:table-cell table:style-name="ce7" office:value-type="float" office:value="0.477551020408163" calcext:value-type="float">
            <text:p>0.477551</text:p>
          </table:table-cell>
          <table:table-cell office:value-type="float" office:value="0.129829057707236" calcext:value-type="float">
            <text:p>0.129829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4]*[.B44]/[.O44])-[.Q44]" office:value-type="percentage" office:value="0.00000000212182343917178" calcext:value-type="percentage">
            <text:p>0.00%</text:p>
          </table:table-cell>
          <table:table-cell table:style-name="ce2" table:formula="of:=[.Q44]*[.O44]/[.H44]" office:value-type="float" office:value="0.132107467944993" calcext:value-type="float">
            <text:p>0.132107</text:p>
          </table:table-cell>
          <table:table-cell table:style-name="ce11" table:formula="of:=([.T44]/[.G44])-1" office:value-type="percentage" office:value="0.00000354216652742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23_PC</text:p>
          </table:table-cell>
          <table:table-cell office:value-type="float" office:value="19870" calcext:value-type="float">
            <text:p>19870</text:p>
          </table:table-cell>
          <table:table-cell office:value-type="float" office:value="3.60486" calcext:value-type="float">
            <text:p>3.60486</text:p>
          </table:table-cell>
          <table:table-cell office:value-type="float" office:value="0.640142" calcext:value-type="float">
            <text:p>0.640142</text:p>
          </table:table-cell>
          <table:table-cell office:value-type="float" office:value="6.50244" calcext:value-type="float">
            <text:p>6.50244</text:p>
          </table:table-cell>
          <table:table-cell office:value-type="float" office:value="1.62561" calcext:value-type="float">
            <text:p>1.62561</text:p>
          </table:table-cell>
          <table:table-cell office:value-type="float" office:value="0.14823" calcext:value-type="float">
            <text:p>0.14823</text:p>
          </table:table-cell>
          <table:table-cell office:value-type="float" office:value="8311" calcext:value-type="float">
            <text:p>8311</text:p>
          </table:table-cell>
          <table:table-cell table:style-name="ce2" table:formula="of:=[.H45]*[.C45]/[.B45]" office:value-type="float" office:value="1.50780027478611" calcext:value-type="float">
            <text:p>1.507800</text:p>
          </table:table-cell>
          <table:table-cell office:value-type="float" office:value="8469" calcext:value-type="float">
            <text:p>8469</text:p>
          </table:table-cell>
          <table:table-cell office:value-type="string" calcext:value-type="string">
            <text:p>L5_MC-&gt;L23_PC</text:p>
          </table:table-cell>
          <table:table-cell/>
          <table:table-cell table:style-name="ce4" table:formula="of:=([.H45]/[.J45])-1" office:value-type="percentage" office:value="-0.0186562758294958" calcext:value-type="percentage">
            <text:p>-1.87%</text:p>
          </table:table-cell>
          <table:table-cell/>
          <table:table-cell office:value-type="float" office:value="8390" calcext:value-type="float">
            <text:p>8390</text:p>
          </table:table-cell>
          <table:table-cell table:style-name="ce7" office:value-type="float" office:value="0.42224458983392" calcext:value-type="float">
            <text:p>0.422245</text:p>
          </table:table-cell>
          <table:table-cell office:value-type="float" office:value="0.146834324179517" calcext:value-type="float">
            <text:p>0.146834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5]*[.B45]/[.O45])-[.Q45]" office:value-type="percentage" office:value="0.00000000239974412563626" calcext:value-type="percentage">
            <text:p>0.00%</text:p>
          </table:table-cell>
          <table:table-cell table:style-name="ce2" table:formula="of:=[.Q45]*[.O45]/[.H45]" office:value-type="float" office:value="0.148230054129003" calcext:value-type="float">
            <text:p>0.148230</text:p>
          </table:table-cell>
          <table:table-cell table:style-name="ce11" table:formula="of:=([.T45]/[.G45])-1" office:value-type="percentage" office:value="0.00000036516901680272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4_MC</text:p>
          </table:table-cell>
          <table:table-cell office:value-type="float" office:value="36062" calcext:value-type="float">
            <text:p>36062</text:p>
          </table:table-cell>
          <table:table-cell office:value-type="float" office:value="7.12406" calcext:value-type="float">
            <text:p>7.12406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13.0166" calcext:value-type="float">
            <text:p>13.0166</text:p>
          </table:table-cell>
          <table:table-cell office:value-type="float" office:value="3.25415" calcext:value-type="float">
            <text:p>3.25415</text:p>
          </table:table-cell>
          <table:table-cell office:value-type="float" office:value="0.172612" calcext:value-type="float">
            <text:p>0.172612</text:p>
          </table:table-cell>
          <table:table-cell office:value-type="float" office:value="12953" calcext:value-type="float">
            <text:p>12953</text:p>
          </table:table-cell>
          <table:table-cell table:style-name="ce2" table:formula="of:=[.H46]*[.C46]/[.B46]" office:value-type="float" office:value="2.55886942432477" calcext:value-type="float">
            <text:p>2.558869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L5_MC-&gt;L4_MC</text:p>
          </table:table-cell>
          <table:table-cell/>
          <table:table-cell table:style-name="ce4" table:formula="of:=([.H46]/[.J46])-1" office:value-type="percentage" office:value="0.00840794083300889" calcext:value-type="percentage">
            <text:p>0.84%</text:p>
          </table:table-cell>
          <table:table-cell/>
          <table:table-cell office:value-type="float" office:value="12900" calcext:value-type="float">
            <text:p>12900</text:p>
          </table:table-cell>
          <table:table-cell table:style-name="ce7" office:value-type="float" office:value="0.357717264710776" calcext:value-type="float">
            <text:p>0.357717</text:p>
          </table:table-cell>
          <table:table-cell office:value-type="float" office:value="0.173321237477452" calcext:value-type="float">
            <text:p>0.173321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6]*[.B46]/[.O46])-[.Q46]" office:value-type="percentage" office:value="0.00000000283262527323025" calcext:value-type="percentage">
            <text:p>0.00%</text:p>
          </table:table-cell>
          <table:table-cell table:style-name="ce2" table:formula="of:=[.Q46]*[.O46]/[.H46]" office:value-type="float" office:value="0.17261205616144" calcext:value-type="float">
            <text:p>0.172612</text:p>
          </table:table-cell>
          <table:table-cell table:style-name="ce11" table:formula="of:=([.T46]/[.G46])-1" office:value-type="percentage" office:value="0.00000032536231620028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4_PC</text:p>
          </table:table-cell>
          <table:table-cell office:value-type="float" office:value="11078" calcext:value-type="float">
            <text:p>11078</text:p>
          </table:table-cell>
          <table:table-cell office:value-type="float" office:value="3.5747" calcext:value-type="float">
            <text:p>3.5747</text:p>
          </table:table-cell>
          <table:table-cell office:value-type="float" office:value="0.640434" calcext:value-type="float">
            <text:p>0.640434</text:p>
          </table:table-cell>
          <table:table-cell office:value-type="float" office:value="6.44678" calcext:value-type="float">
            <text:p>6.44678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0.164709" calcext:value-type="float">
            <text:p>0.164709</text:p>
          </table:table-cell>
          <table:table-cell office:value-type="float" office:value="4170" calcext:value-type="float">
            <text:p>4170</text:p>
          </table:table-cell>
          <table:table-cell table:style-name="ce2" table:formula="of:=[.H47]*[.C47]/[.B47]" office:value-type="float" office:value="1.34559478245171" calcext:value-type="float">
            <text:p>1.345595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L5_MC-&gt;L4_PC</text:p>
          </table:table-cell>
          <table:table-cell/>
          <table:table-cell table:style-name="ce4" table:formula="of:=([.H47]/[.J47])-1" office:value-type="percentage" office:value="0.00870827285921627" calcext:value-type="percentage">
            <text:p>0.87%</text:p>
          </table:table-cell>
          <table:table-cell/>
          <table:table-cell office:value-type="float" office:value="4200" calcext:value-type="float">
            <text:p>4200</text:p>
          </table:table-cell>
          <table:table-cell table:style-name="ce7" office:value-type="float" office:value="0.379129806824336" calcext:value-type="float">
            <text:p>0.379130</text:p>
          </table:table-cell>
          <table:table-cell office:value-type="float" office:value="0.163532378279737" calcext:value-type="float">
            <text:p>0.163532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7]*[.B47]/[.O47])-[.Q47]" office:value-type="percentage" office:value="0.00000000267264385622745" calcext:value-type="percentage">
            <text:p>0.00%</text:p>
          </table:table-cell>
          <table:table-cell table:style-name="ce2" table:formula="of:=[.Q47]*[.O47]/[.H47]" office:value-type="float" office:value="0.164708870209807" calcext:value-type="float">
            <text:p>0.164709</text:p>
          </table:table-cell>
          <table:table-cell table:style-name="ce11" table:formula="of:=([.T47]/[.G47])-1" office:value-type="percentage" office:value="-0.00000078799696945353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5_MC</text:p>
          </table:table-cell>
          <table:table-cell office:value-type="float" office:value="5537" calcext:value-type="float">
            <text:p>5537</text:p>
          </table:table-cell>
          <table:table-cell office:value-type="float" office:value="4.64124" calcext:value-type="float">
            <text:p>4.64124</text:p>
          </table:table-cell>
          <table:table-cell office:value-type="float" office:value="0.632873" calcext:value-type="float">
            <text:p>0.632873</text:p>
          </table:table-cell>
          <table:table-cell office:value-type="float" office:value="8.41333" calcext:value-type="float">
            <text:p>8.41333</text:p>
          </table:table-cell>
          <table:table-cell office:value-type="float" office:value="2.10333" calcext:value-type="float">
            <text:p>2.10333</text:p>
          </table:table-cell>
          <table:table-cell office:value-type="float" office:value="0.146644" calcext:value-type="float">
            <text:p>0.146644</text:p>
          </table:table-cell>
          <table:table-cell office:value-type="float" office:value="2341" calcext:value-type="float">
            <text:p>2341</text:p>
          </table:table-cell>
          <table:table-cell table:style-name="ce2" table:formula="of:=[.H48]*[.C48]/[.B48]" office:value-type="float" office:value="1.96227972548311" calcext:value-type="float">
            <text:p>1.962280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L5_MC-&gt;L5_MC</text:p>
          </table:table-cell>
          <table:table-cell/>
          <table:table-cell table:style-name="ce4" table:formula="of:=([.H48]/[.J48])-1" office:value-type="percentage" office:value="-0.0452691680261011" calcext:value-type="percentage">
            <text:p>-4.53%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ce7" office:value-type="float" office:value="0.415387393895611" calcext:value-type="float">
            <text:p>0.415387</text:p>
          </table:table-cell>
          <table:table-cell office:value-type="float" office:value="0.149258258430206" calcext:value-type="float">
            <text:p>0.149258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48]*[.B48]/[.O48])-[.Q48]" office:value-type="percentage" office:value="0.00000000243935893706748" calcext:value-type="percentage">
            <text:p>0.00%</text:p>
          </table:table-cell>
          <table:table-cell table:style-name="ce2" table:formula="of:=[.Q48]*[.O48]/[.H48]" office:value-type="float" office:value="0.146644166761843" calcext:value-type="float">
            <text:p>0.146644</text:p>
          </table:table-cell>
          <table:table-cell table:style-name="ce11" table:formula="of:=([.T48]/[.G48])-1" office:value-type="percentage" office:value="0.0000011371883130717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5_TTPC1</text:p>
          </table:table-cell>
          <table:table-cell office:value-type="float" office:value="59901" calcext:value-type="float">
            <text:p>59901</text:p>
          </table:table-cell>
          <table:table-cell office:value-type="float" office:value="9.29707" calcext:value-type="float">
            <text:p>9.29707</text:p>
          </table:table-cell>
          <table:table-cell office:value-type="float" office:value="0.306299" calcext:value-type="float">
            <text:p>0.306299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0969512" calcext:value-type="float">
            <text:p>0.0969512</text:p>
          </table:table-cell>
          <table:table-cell office:value-type="float" office:value="44485" calcext:value-type="float">
            <text:p>44485</text:p>
          </table:table-cell>
          <table:table-cell table:style-name="ce2" table:formula="of:=[.H49]*[.C49]/[.B49]" office:value-type="float" office:value="6.90439490075291" calcext:value-type="float">
            <text:p>6.904395</text:p>
          </table:table-cell>
          <table:table-cell office:value-type="float" office:value="44489" calcext:value-type="float">
            <text:p>44489</text:p>
          </table:table-cell>
          <table:table-cell office:value-type="string" calcext:value-type="string">
            <text:p>L5_MC-&gt;L5_TTPC1</text:p>
          </table:table-cell>
          <table:table-cell/>
          <table:table-cell table:style-name="ce4" table:formula="of:=([.H49]/[.J49])-1" office:value-type="percentage" office:value="-0.0000899098653599495" calcext:value-type="percentage">
            <text:p>-0.01%</text:p>
          </table:table-cell>
          <table:table-cell/>
          <table:table-cell office:value-type="float" office:value="44608" calcext:value-type="float">
            <text:p>44608</text:p>
          </table:table-cell>
          <table:table-cell table:style-name="ce7" office:value-type="float" office:value="0.744695414099932" calcext:value-type="float">
            <text:p>0.744695</text:p>
          </table:table-cell>
          <table:table-cell office:value-type="float" office:value="0.096683819367386" calcext:value-type="float">
            <text:p>0.096684</text:p>
          </table:table-cell>
          <table:table-cell office:value-type="float" office:value="0.072" calcext:value-type="float">
            <text:p>0.072</text:p>
          </table:table-cell>
          <table:table-cell table:style-name="ce9" table:formula="of:=ABS([.R49]*[.B49]/[.O49])-[.Q49]" office:value-type="percentage" office:value="0.00000000416202579345271" calcext:value-type="percentage">
            <text:p>0.00%</text:p>
          </table:table-cell>
          <table:table-cell table:style-name="ce2" table:formula="of:=[.Q49]*[.O49]/[.H49]" office:value-type="float" office:value="0.096951147900199" calcext:value-type="float">
            <text:p>0.096951</text:p>
          </table:table-cell>
          <table:table-cell table:style-name="ce11" table:formula="of:=([.T49]/[.G49])-1" office:value-type="percentage" office:value="-0.00000053738170313621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6_MC</text:p>
          </table:table-cell>
          <table:table-cell office:value-type="float" office:value="295" calcext:value-type="float">
            <text:p>295</text:p>
          </table:table-cell>
          <table:table-cell office:value-type="float" office:value="2.30469" calcext:value-type="float">
            <text:p>2.30469</text:p>
          </table:table-cell>
          <table:table-cell office:value-type="float" office:value="0.669817" calcext:value-type="float">
            <text:p>0.669817</text:p>
          </table:table-cell>
          <table:table-cell office:value-type="float" office:value="4.1217" calcext:value-type="float">
            <text:p>4.1217</text:p>
          </table:table-cell>
          <table:table-cell office:value-type="float" office:value="1.03043" calcext:value-type="float">
            <text:p>1.03043</text:p>
          </table:table-cell>
          <table:table-cell office:value-type="float" office:value="0.149918" calcext:value-type="float">
            <text:p>0.149918</text:p>
          </table:table-cell>
          <table:table-cell office:value-type="float" office:value="122" calcext:value-type="float">
            <text:p>122</text:p>
          </table:table-cell>
          <table:table-cell table:style-name="ce2" table:formula="of:=[.H50]*[.C50]/[.B50]" office:value-type="float" office:value="0.953126033898305" calcext:value-type="float">
            <text:p>0.953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5_MC-&gt;L6_MC</text:p>
          </table:table-cell>
          <table:table-cell/>
          <table:table-cell table:style-name="ce4" table:formula="of:=([.H50]/[.J50])-1" office:value-type="percentage" office:value="-0.0317460317460317" calcext:value-type="percentage">
            <text:p>-3.17%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7" office:value-type="float" office:value="0.427118644067797" calcext:value-type="float">
            <text:p>0.427119</text:p>
          </table:table-cell>
          <table:table-cell office:value-type="float" office:value="0.145158727786371" calcext:value-type="float">
            <text:p>0.145159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50]*[.B50]/[.O50])-[.Q50]" office:value-type="percentage" office:value="0.00000000237235947553316" calcext:value-type="percentage">
            <text:p>0.00%</text:p>
          </table:table-cell>
          <table:table-cell table:style-name="ce2" table:formula="of:=[.Q50]*[.O50]/[.H50]" office:value-type="float" office:value="0.149918030336744" calcext:value-type="float">
            <text:p>0.149918</text:p>
          </table:table-cell>
          <table:table-cell table:style-name="ce11" table:formula="of:=([.T50]/[.G50])-1" office:value-type="percentage" office:value="0.00000020235557784964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MC-&gt;L6_TPC_L1</text:p>
          </table:table-cell>
          <table:table-cell office:value-type="float" office:value="14930" calcext:value-type="float">
            <text:p>14930</text:p>
          </table:table-cell>
          <table:table-cell office:value-type="float" office:value="2.77767" calcext:value-type="float">
            <text:p>2.77767</text:p>
          </table:table-cell>
          <table:table-cell office:value-type="float" office:value="0.653529" calcext:value-type="float">
            <text:p>0.653529</text:p>
          </table:table-cell>
          <table:table-cell office:value-type="float" office:value="4.98529" calcext:value-type="float">
            <text:p>4.98529</text:p>
          </table:table-cell>
          <table:table-cell office:value-type="float" office:value="1.24632" calcext:value-type="float">
            <text:p>1.24632</text:p>
          </table:table-cell>
          <table:table-cell office:value-type="float" office:value="0.159048" calcext:value-type="float">
            <text:p>0.159048</text:p>
          </table:table-cell>
          <table:table-cell office:value-type="float" office:value="5820" calcext:value-type="float">
            <text:p>5820</text:p>
          </table:table-cell>
          <table:table-cell table:style-name="ce2" table:formula="of:=[.H51]*[.C51]/[.B51]" office:value-type="float" office:value="1.08278897521768" calcext:value-type="float">
            <text:p>1.082789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L5_MC-&gt;L6_TPC_L1</text:p>
          </table:table-cell>
          <table:table-cell/>
          <table:table-cell table:style-name="ce4" table:formula="of:=([.H51]/[.J51])-1" office:value-type="percentage" office:value="-0.0130574868577242" calcext:value-type="percentage">
            <text:p>-1.31%</text:p>
          </table:table-cell>
          <table:table-cell/>
          <table:table-cell office:value-type="float" office:value="5963" calcext:value-type="float">
            <text:p>5963</text:p>
          </table:table-cell>
          <table:table-cell table:style-name="ce7" office:value-type="float" office:value="0.39939718687207" calcext:value-type="float">
            <text:p>0.399397</text:p>
          </table:table-cell>
          <table:table-cell office:value-type="float" office:value="0.155233940109298" calcext:value-type="float">
            <text:p>0.155234</text:p>
          </table:table-cell>
          <table:table-cell office:value-type="float" office:value="0.062" calcext:value-type="float">
            <text:p>0.062</text:p>
          </table:table-cell>
          <table:table-cell table:style-name="ce9" table:formula="of:=ABS([.R51]*[.B51]/[.O51])-[.Q51]" office:value-type="percentage" office:value="0.00000000253702076014051" calcext:value-type="percentage">
            <text:p>0.00%</text:p>
          </table:table-cell>
          <table:table-cell table:style-name="ce2" table:formula="of:=[.Q51]*[.O51]/[.H51]" office:value-type="float" office:value="0.159048107366279" calcext:value-type="float">
            <text:p>0.159048</text:p>
          </table:table-cell>
          <table:table-cell table:style-name="ce11" table:formula="of:=([.T51]/[.G51])-1" office:value-type="percentage" office:value="0.00000067505582745930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1_SLA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table:style-name="ce2" table:formula="of:=[.H52]*[.C52]/[.B52]" office:value-type="float" office:value="1" calcext:value-type="float">
            <text:p>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_TTPC1-&gt;L1_SLAC</text:p>
          </table:table-cell>
          <table:table-cell/>
          <table:table-cell table:style-name="ce4" table:formula="of:=([.H52]/[.J52])-1" office:value-type="percentage" office:value="0" calcext:value-type="percentage">
            <text:p>0.00%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.000000</text:p>
          </table:table-cell>
          <table:table-cell office:value-type="float" office:value="0.0540000014007092" calcext:value-type="float">
            <text:p>0.054000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2]*[.B52]/[.O52])-[.Q52]" office:value-type="percentage" office:value="-0.0000000014007091528323" calcext:value-type="percentage">
            <text:p>0.00%</text:p>
          </table:table-cell>
          <table:table-cell table:style-name="ce2" table:formula="of:=[.Q52]*[.O52]/[.H52]" office:value-type="float" office:value="0.0540000014007092" calcext:value-type="float">
            <text:p>0.054000</text:p>
          </table:table-cell>
          <table:table-cell table:style-name="ce11" table:formula="of:=([.T52]/[.G52])-1" office:value-type="percentage" office:value="0.000000025939058456714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23_MC</text:p>
          </table:table-cell>
          <table:table-cell office:value-type="float" office:value="1508" calcext:value-type="float">
            <text:p>1508</text:p>
          </table:table-cell>
          <table:table-cell office:value-type="float" office:value="1.95337" calcext:value-type="float">
            <text:p>1.95337</text:p>
          </table:table-cell>
          <table:table-cell office:value-type="float" office:value="0.61438" calcext:value-type="float">
            <text:p>0.61438</text:p>
          </table:table-cell>
          <table:table-cell office:value-type="float" office:value="3.25719" calcext:value-type="float">
            <text:p>3.25719</text:p>
          </table:table-cell>
          <table:table-cell office:value-type="float" office:value="0.814298" calcext:value-type="float">
            <text:p>0.814298</text:p>
          </table:table-cell>
          <table:table-cell office:value-type="float" office:value="0.143114" calcext:value-type="float">
            <text:p>0.143114</text:p>
          </table:table-cell>
          <table:table-cell office:value-type="float" office:value="569" calcext:value-type="float">
            <text:p>569</text:p>
          </table:table-cell>
          <table:table-cell table:style-name="ce2" table:formula="of:=[.H53]*[.C53]/[.B53]" office:value-type="float" office:value="0.737047433687003" calcext:value-type="float">
            <text:p>0.73704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L5_TTPC1-&gt;L23_MC</text:p>
          </table:table-cell>
          <table:table-cell/>
          <table:table-cell table:style-name="ce4" table:formula="of:=([.H53]/[.J53])-1" office:value-type="percentage" office:value="0.00176056338028174" calcext:value-type="percentage">
            <text:p>0.18%</text:p>
          </table:table-cell>
          <table:table-cell/>
          <table:table-cell office:value-type="float" office:value="559" calcext:value-type="float">
            <text:p>559</text:p>
          </table:table-cell>
          <table:table-cell table:style-name="ce7" office:value-type="float" office:value="0.370689655172414" calcext:value-type="float">
            <text:p>0.370690</text:p>
          </table:table-cell>
          <table:table-cell office:value-type="float" office:value="0.145674422383308" calcext:value-type="float">
            <text:p>0.145674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3]*[.B53]/[.O53])-[.Q53]" office:value-type="percentage" office:value="-0.00000000377865724821014" calcext:value-type="percentage">
            <text:p>0.00%</text:p>
          </table:table-cell>
          <table:table-cell table:style-name="ce2" table:formula="of:=[.Q53]*[.O53]/[.H53]" office:value-type="float" office:value="0.143114239213127" calcext:value-type="float">
            <text:p>0.143114</text:p>
          </table:table-cell>
          <table:table-cell table:style-name="ce11" table:formula="of:=([.T53]/[.G53])-1" office:value-type="percentage" office:value="0.0000016714865578304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23_PC</text:p>
          </table:table-cell>
          <table:table-cell office:value-type="float" office:value="1065" calcext:value-type="float">
            <text:p>1065</text:p>
          </table:table-cell>
          <table:table-cell office:value-type="float" office:value="1.52798" calcext:value-type="float">
            <text:p>1.52798</text:p>
          </table:table-cell>
          <table:table-cell office:value-type="float" office:value="0.678589" calcext:value-type="float">
            <text:p>0.678589</text:p>
          </table:table-cell>
          <table:table-cell office:value-type="float" office:value="2.57484" calcext:value-type="float">
            <text:p>2.57484</text:p>
          </table:table-cell>
          <table:table-cell office:value-type="float" office:value="0.64371" calcext:value-type="float">
            <text:p>0.64371</text:p>
          </table:table-cell>
          <table:table-cell office:value-type="float" office:value="0.165735" calcext:value-type="float">
            <text:p>0.165735</text:p>
          </table:table-cell>
          <table:table-cell office:value-type="float" office:value="347" calcext:value-type="float">
            <text:p>347</text:p>
          </table:table-cell>
          <table:table-cell table:style-name="ce2" table:formula="of:=[.H54]*[.C54]/[.B54]" office:value-type="float" office:value="0.497848882629108" calcext:value-type="float">
            <text:p>0.49784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5_TTPC1-&gt;L23_PC</text:p>
          </table:table-cell>
          <table:table-cell/>
          <table:table-cell table:style-name="ce4" table:formula="of:=([.H54]/[.J54])-1" office:value-type="percentage" office:value="0.042042042042042" calcext:value-type="percentage">
            <text:p>4.20%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7" office:value-type="float" office:value="0.307042253521127" calcext:value-type="float">
            <text:p>0.307042</text:p>
          </table:table-cell>
          <table:table-cell office:value-type="float" office:value="0.17587156419497" calcext:value-type="float">
            <text:p>0.175872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4]*[.B54]/[.O54])-[.Q54]" office:value-type="percentage" office:value="-0.00000000456194265696652" calcext:value-type="percentage">
            <text:p>0.00%</text:p>
          </table:table-cell>
          <table:table-cell table:style-name="ce2" table:formula="of:=[.Q54]*[.O54]/[.H54]" office:value-type="float" office:value="0.165734874616009" calcext:value-type="float">
            <text:p>0.165735</text:p>
          </table:table-cell>
          <table:table-cell table:style-name="ce11" table:formula="of:=([.T54]/[.G54])-1" office:value-type="percentage" office:value="-0.00000075653296294220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4_MC</text:p>
          </table:table-cell>
          <table:table-cell office:value-type="float" office:value="23580" calcext:value-type="float">
            <text:p>23580</text:p>
          </table:table-cell>
          <table:table-cell office:value-type="float" office:value="3.22175" calcext:value-type="float">
            <text:p>3.22175</text:p>
          </table:table-cell>
          <table:table-cell office:value-type="float" office:value="0.566081" calcext:value-type="float">
            <text:p>0.566081</text:p>
          </table:table-cell>
          <table:table-cell office:value-type="float" office:value="5.27307" calcext:value-type="float">
            <text:p>5.27307</text:p>
          </table:table-cell>
          <table:table-cell office:value-type="float" office:value="1.31827" calcext:value-type="float">
            <text:p>1.31827</text:p>
          </table:table-cell>
          <table:table-cell office:value-type="float" office:value="0.117856" calcext:value-type="float">
            <text:p>0.117856</text:p>
          </table:table-cell>
          <table:table-cell office:value-type="float" office:value="10804" calcext:value-type="float">
            <text:p>10804</text:p>
          </table:table-cell>
          <table:table-cell table:style-name="ce2" table:formula="of:=[.H55]*[.C55]/[.B55]" office:value-type="float" office:value="1.47615720949958" calcext:value-type="float">
            <text:p>1.476157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L5_TTPC1-&gt;L4_MC</text:p>
          </table:table-cell>
          <table:table-cell/>
          <table:table-cell table:style-name="ce4" table:formula="of:=([.H55]/[.J55])-1" office:value-type="percentage" office:value="-0.00120181196265134" calcext:value-type="percentage">
            <text:p>-0.12%</text:p>
          </table:table-cell>
          <table:table-cell/>
          <table:table-cell office:value-type="float" office:value="10956" calcext:value-type="float">
            <text:p>10956</text:p>
          </table:table-cell>
          <table:table-cell table:style-name="ce7" office:value-type="float" office:value="0.464631043256998" calcext:value-type="float">
            <text:p>0.464631</text:p>
          </table:table-cell>
          <table:table-cell office:value-type="float" office:value="0.116221251645557" calcext:value-type="float">
            <text:p>0.116221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5]*[.B55]/[.O55])-[.Q55]" office:value-type="percentage" office:value="-0.00000000301466977770115" calcext:value-type="percentage">
            <text:p>0.00%</text:p>
          </table:table-cell>
          <table:table-cell table:style-name="ce2" table:formula="of:=[.Q55]*[.O55]/[.H55]" office:value-type="float" office:value="0.117856352557268" calcext:value-type="float">
            <text:p>0.117856</text:p>
          </table:table-cell>
          <table:table-cell table:style-name="ce11" table:formula="of:=([.T55]/[.G55])-1" office:value-type="percentage" office:value="0.00000299142400783658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4_PC</text:p>
          </table:table-cell>
          <table:table-cell office:value-type="float" office:value="3594" calcext:value-type="float">
            <text:p>3594</text:p>
          </table:table-cell>
          <table:table-cell office:value-type="float" office:value="1.88168" calcext:value-type="float">
            <text:p>1.88168</text:p>
          </table:table-cell>
          <table:table-cell office:value-type="float" office:value="0.621216" calcext:value-type="float">
            <text:p>0.621216</text:p>
          </table:table-cell>
          <table:table-cell office:value-type="float" office:value="3.14313" calcext:value-type="float">
            <text:p>3.14313</text:p>
          </table:table-cell>
          <table:table-cell office:value-type="float" office:value="0.785783" calcext:value-type="float">
            <text:p>0.785783</text:p>
          </table:table-cell>
          <table:table-cell office:value-type="float" office:value="0.160792" calcext:value-type="float">
            <text:p>0.160792</text:p>
          </table:table-cell>
          <table:table-cell office:value-type="float" office:value="1207" calcext:value-type="float">
            <text:p>1207</text:p>
          </table:table-cell>
          <table:table-cell table:style-name="ce2" table:formula="of:=[.H56]*[.C56]/[.B56]" office:value-type="float" office:value="0.631938720089037" calcext:value-type="float">
            <text:p>0.631939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L5_TTPC1-&gt;L4_PC</text:p>
          </table:table-cell>
          <table:table-cell/>
          <table:table-cell table:style-name="ce4" table:formula="of:=([.H56]/[.J56])-1" office:value-type="percentage" office:value="-0.0758039816232772" calcext:value-type="percentage">
            <text:p>-7.58%</text:p>
          </table:table-cell>
          <table:table-cell/>
          <table:table-cell office:value-type="float" office:value="1256" calcext:value-type="float">
            <text:p>1256</text:p>
          </table:table-cell>
          <table:table-cell table:style-name="ce7" office:value-type="float" office:value="0.349471341124096" calcext:value-type="float">
            <text:p>0.349471</text:p>
          </table:table-cell>
          <table:table-cell office:value-type="float" office:value="0.154519112288335" calcext:value-type="float">
            <text:p>0.154519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6]*[.B56]/[.O56])-[.Q56]" office:value-type="percentage" office:value="-0.0000000040080802010678" calcext:value-type="percentage">
            <text:p>0.00%</text:p>
          </table:table-cell>
          <table:table-cell table:style-name="ce2" table:formula="of:=[.Q56]*[.O56]/[.H56]" office:value-type="float" office:value="0.160792050566818" calcext:value-type="float">
            <text:p>0.160792</text:p>
          </table:table-cell>
          <table:table-cell table:style-name="ce11" table:formula="of:=([.T56]/[.G56])-1" office:value-type="percentage" office:value="0.00000031448590442906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5_MC</text:p>
          </table:table-cell>
          <table:table-cell office:value-type="float" office:value="18215" calcext:value-type="float">
            <text:p>18215</text:p>
          </table:table-cell>
          <table:table-cell office:value-type="float" office:value="3.75722" calcext:value-type="float">
            <text:p>3.75722</text:p>
          </table:table-cell>
          <table:table-cell office:value-type="float" office:value="0.619238" calcext:value-type="float">
            <text:p>0.619238</text:p>
          </table:table-cell>
          <table:table-cell office:value-type="float" office:value="6.45" calcext:value-type="float">
            <text:p>6.45</text:p>
          </table:table-cell>
          <table:table-cell office:value-type="float" office:value="1.6125" calcext:value-type="float">
            <text:p>1.6125</text:p>
          </table:table-cell>
          <table:table-cell office:value-type="float" office:value="0.140079" calcext:value-type="float">
            <text:p>0.140079</text:p>
          </table:table-cell>
          <table:table-cell office:value-type="float" office:value="7802" calcext:value-type="float">
            <text:p>7802</text:p>
          </table:table-cell>
          <table:table-cell table:style-name="ce2" table:formula="of:=[.H57]*[.C57]/[.B57]" office:value-type="float" office:value="1.6093236585232" calcext:value-type="float">
            <text:p>1.609324</text:p>
          </table:table-cell>
          <table:table-cell office:value-type="float" office:value="7876" calcext:value-type="float">
            <text:p>7876</text:p>
          </table:table-cell>
          <table:table-cell office:value-type="string" calcext:value-type="string">
            <text:p>L5_TTPC1-&gt;L5_MC</text:p>
          </table:table-cell>
          <table:table-cell/>
          <table:table-cell table:style-name="ce4" table:formula="of:=([.H57]/[.J57])-1" office:value-type="percentage" office:value="-0.00939563230066021" calcext:value-type="percentage">
            <text:p>-0.94%</text:p>
          </table:table-cell>
          <table:table-cell/>
          <table:table-cell office:value-type="float" office:value="7895" calcext:value-type="float">
            <text:p>7895</text:p>
          </table:table-cell>
          <table:table-cell table:style-name="ce7" office:value-type="float" office:value="0.43343398298106" calcext:value-type="float">
            <text:p>0.433434</text:p>
          </table:table-cell>
          <table:table-cell office:value-type="float" office:value="0.138429382593006" calcext:value-type="float">
            <text:p>0.138429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57]*[.B57]/[.O57])-[.Q57]" office:value-type="percentage" office:value="0.00000000309413786259149" calcext:value-type="percentage">
            <text:p>0.00%</text:p>
          </table:table-cell>
          <table:table-cell table:style-name="ce2" table:formula="of:=[.Q57]*[.O57]/[.H57]" office:value-type="float" office:value="0.140079463672364" calcext:value-type="float">
            <text:p>0.140079</text:p>
          </table:table-cell>
          <table:table-cell table:style-name="ce11" table:formula="of:=([.T57]/[.G57])-1" office:value-type="percentage" office:value="0.0000033100776255512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5_TTPC1</text:p>
          </table:table-cell>
          <table:table-cell office:value-type="float" office:value="94510" calcext:value-type="float">
            <text:p>94510</text:p>
          </table:table-cell>
          <table:table-cell office:value-type="float" office:value="5.68242" calcext:value-type="float">
            <text:p>5.68242</text:p>
          </table:table-cell>
          <table:table-cell office:value-type="float" office:value="0.205682" calcext:value-type="float">
            <text:p>0.205682</text:p>
          </table:table-cell>
          <table:table-cell office:value-type="float" office:value="4.125" calcext:value-type="float">
            <text:p>4.125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0733289" calcext:value-type="float">
            <text:p>0.0733289</text:p>
          </table:table-cell>
          <table:table-cell office:value-type="float" office:value="77331" calcext:value-type="float">
            <text:p>77331</text:p>
          </table:table-cell>
          <table:table-cell table:style-name="ce2" table:formula="of:=[.H58]*[.C58]/[.B58]" office:value-type="float" office:value="4.64953148894297" calcext:value-type="float">
            <text:p>4.649531</text:p>
          </table:table-cell>
          <table:table-cell office:value-type="float" office:value="77477" calcext:value-type="float">
            <text:p>77477</text:p>
          </table:table-cell>
          <table:table-cell office:value-type="string" calcext:value-type="string">
            <text:p>L5_TTPC1-&gt;L5_TTPC1</text:p>
          </table:table-cell>
          <table:table-cell/>
          <table:table-cell table:style-name="ce4" table:formula="of:=([.H58]/[.J58])-1" office:value-type="percentage" office:value="-0.00188443021800022" calcext:value-type="percentage">
            <text:p>-0.19%</text:p>
          </table:table-cell>
          <table:table-cell/>
          <table:table-cell office:value-type="float" office:value="77409" calcext:value-type="float">
            <text:p>77409</text:p>
          </table:table-cell>
          <table:table-cell table:style-name="ce7" office:value-type="float" office:value="0.819056184530738" calcext:value-type="float">
            <text:p>0.819056</text:p>
          </table:table-cell>
          <table:table-cell office:value-type="float" office:value="0.0732550462252737" calcext:value-type="float">
            <text:p>0.073255</text:p>
          </table:table-cell>
          <table:table-cell office:value-type="float" office:value="0.06" calcext:value-type="float">
            <text:p>0.06</text:p>
          </table:table-cell>
          <table:table-cell table:style-name="ce9" table:formula="of:=ABS([.R58]*[.B58]/[.O58])-[.Q58]" office:value-type="percentage" office:value="0.00000000163737789993235" calcext:value-type="percentage">
            <text:p>0.00%</text:p>
          </table:table-cell>
          <table:table-cell table:style-name="ce2" table:formula="of:=[.Q58]*[.O58]/[.H58]" office:value-type="float" office:value="0.0733289350099212" calcext:value-type="float">
            <text:p>0.073329</text:p>
          </table:table-cell>
          <table:table-cell table:style-name="ce11" table:formula="of:=([.T58]/[.G58])-1" office:value-type="percentage" office:value="0.00000047743687892065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6_MC</text:p>
          </table:table-cell>
          <table:table-cell office:value-type="float" office:value="9110" calcext:value-type="float">
            <text:p>9110</text:p>
          </table:table-cell>
          <table:table-cell office:value-type="float" office:value="3.38536" calcext:value-type="float">
            <text:p>3.38536</text:p>
          </table:table-cell>
          <table:table-cell office:value-type="float" office:value="0.563742" calcext:value-type="float">
            <text:p>0.563742</text:p>
          </table:table-cell>
          <table:table-cell office:value-type="float" office:value="5.53418" calcext:value-type="float">
            <text:p>5.53418</text:p>
          </table:table-cell>
          <table:table-cell office:value-type="float" office:value="1.38354" calcext:value-type="float">
            <text:p>1.38354</text:p>
          </table:table-cell>
          <table:table-cell office:value-type="float" office:value="0.110202" calcext:value-type="float">
            <text:p>0.110202</text:p>
          </table:table-cell>
          <table:table-cell office:value-type="float" office:value="4464" calcext:value-type="float">
            <text:p>4464</text:p>
          </table:table-cell>
          <table:table-cell table:style-name="ce2" table:formula="of:=[.H59]*[.C59]/[.B59]" office:value-type="float" office:value="1.65886356092206" calcext:value-type="float">
            <text:p>1.658864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L5_TTPC1-&gt;L6_MC</text:p>
          </table:table-cell>
          <table:table-cell/>
          <table:table-cell table:style-name="ce4" table:formula="of:=([.H59]/[.J59])-1" office:value-type="percentage" office:value="0.00292069197933054" calcext:value-type="percentage">
            <text:p>0.29%</text:p>
          </table:table-cell>
          <table:table-cell/>
          <table:table-cell office:value-type="float" office:value="4377" calcext:value-type="float">
            <text:p>4377</text:p>
          </table:table-cell>
          <table:table-cell table:style-name="ce7" office:value-type="float" office:value="0.48046103183315" calcext:value-type="float">
            <text:p>0.480461</text:p>
          </table:table-cell>
          <table:table-cell office:value-type="float" office:value="0.112392052264213" calcext:value-type="float">
            <text:p>0.112392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59]*[.B59]/[.O59])-[.Q59]" office:value-type="percentage" office:value="-0.00000000291534393848103" calcext:value-type="percentage">
            <text:p>0.00%</text:p>
          </table:table-cell>
          <table:table-cell table:style-name="ce2" table:formula="of:=[.Q59]*[.O59]/[.H59]" office:value-type="float" office:value="0.110201615761752" calcext:value-type="float">
            <text:p>0.110202</text:p>
          </table:table-cell>
          <table:table-cell table:style-name="ce11" table:formula="of:=([.T59]/[.G59])-1" office:value-type="percentage" office:value="-0.000003486672184749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5_TTPC1-&gt;L6_TPC_L1</text:p>
          </table:table-cell>
          <table:table-cell office:value-type="float" office:value="86930" calcext:value-type="float">
            <text:p>86930</text:p>
          </table:table-cell>
          <table:table-cell office:value-type="float" office:value="3.83458" calcext:value-type="float">
            <text:p>3.83458</text:p>
          </table:table-cell>
          <table:table-cell office:value-type="float" office:value="0.558807" calcext:value-type="float">
            <text:p>0.558807</text:p>
          </table:table-cell>
          <table:table-cell office:value-type="float" office:value="6.25195" calcext:value-type="float">
            <text:p>6.25195</text:p>
          </table:table-cell>
          <table:table-cell office:value-type="float" office:value="1.56299" calcext:value-type="float">
            <text:p>1.56299</text:p>
          </table:table-cell>
          <table:table-cell office:value-type="float" office:value="0.110468" calcext:value-type="float">
            <text:p>0.110468</text:p>
          </table:table-cell>
          <table:table-cell office:value-type="float" office:value="42494" calcext:value-type="float">
            <text:p>42494</text:p>
          </table:table-cell>
          <table:table-cell table:style-name="ce2" table:formula="of:=[.H60]*[.C60]/[.B60]" office:value-type="float" office:value="1.8744580987001" calcext:value-type="float">
            <text:p>1.874458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L5_TTPC1-&gt;L6_TPC_L1</text:p>
          </table:table-cell>
          <table:table-cell/>
          <table:table-cell table:style-name="ce4" table:formula="of:=([.H60]/[.J60])-1" office:value-type="percentage" office:value="0.00141396050336984" calcext:value-type="percentage">
            <text:p>0.14%</text:p>
          </table:table-cell>
          <table:table-cell/>
          <table:table-cell office:value-type="float" office:value="42338" calcext:value-type="float">
            <text:p>42338</text:p>
          </table:table-cell>
          <table:table-cell table:style-name="ce7" office:value-type="float" office:value="0.487035545841482" calcext:value-type="float">
            <text:p>0.487036</text:p>
          </table:table-cell>
          <table:table-cell office:value-type="float" office:value="0.110874867064189" calcext:value-type="float">
            <text:p>0.110875</text:p>
          </table:table-cell>
          <table:table-cell office:value-type="float" office:value="0.054" calcext:value-type="float">
            <text:p>0.054</text:p>
          </table:table-cell>
          <table:table-cell table:style-name="ce9" table:formula="of:=ABS([.R60]*[.B60]/[.O60])-[.Q60]" office:value-type="percentage" office:value="-0.00000000287598955761581" calcext:value-type="percentage">
            <text:p>0.00%</text:p>
          </table:table-cell>
          <table:table-cell table:style-name="ce2" table:formula="of:=[.Q60]*[.O60]/[.H60]" office:value-type="float" office:value="0.110467833618008" calcext:value-type="float">
            <text:p>0.110468</text:p>
          </table:table-cell>
          <table:table-cell table:style-name="ce11" table:formula="of:=([.T60]/[.G60])-1" office:value-type="percentage" office:value="-0.0000015061555532769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1_SLAC</text:p>
          </table:table-cell>
          <table:table-cell office:value-type="float" office:value="262" calcext:value-type="float">
            <text:p>262</text:p>
          </table:table-cell>
          <table:table-cell office:value-type="float" office:value="1.96992" calcext:value-type="float">
            <text:p>1.96992</text:p>
          </table:table-cell>
          <table:table-cell office:value-type="float" office:value="0.838379" calcext:value-type="float">
            <text:p>0.838379</text:p>
          </table:table-cell>
          <table:table-cell office:value-type="float" office:value="3.93949" calcext:value-type="float">
            <text:p>3.93949</text:p>
          </table:table-cell>
          <table:table-cell office:value-type="float" office:value="0.984873" calcext:value-type="float">
            <text:p>0.984873</text:p>
          </table:table-cell>
          <table:table-cell office:value-type="float" office:value="0.480333" calcext:value-type="float">
            <text:p>0.480333</text:p>
          </table:table-cell>
          <table:table-cell office:value-type="float" office:value="42" calcext:value-type="float">
            <text:p>42</text:p>
          </table:table-cell>
          <table:table-cell table:style-name="ce2" table:formula="of:=[.H61]*[.C61]/[.B61]" office:value-type="float" office:value="0.315788702290076" calcext:value-type="float">
            <text:p>0.3157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6_MC-&gt;L1_SLAC</text:p>
          </table:table-cell>
          <table:table-cell/>
          <table:table-cell table:style-name="ce4" table:formula="of:=([.H61]/[.J61])-1" office:value-type="percentage" office:value="-0.16" calcext:value-type="percentage">
            <text:p>-16.00%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7" office:value-type="float" office:value="0.232824427480916" calcext:value-type="float">
            <text:p>0.232824</text:p>
          </table:table-cell>
          <table:table-cell office:value-type="float" office:value="0.330721309683362" calcext:value-type="float">
            <text:p>0.330721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1]*[.B61]/[.O61])-[.Q61]" office:value-type="percentage" office:value="0.00000000179204778794073" calcext:value-type="percentage">
            <text:p>0.00%</text:p>
          </table:table-cell>
          <table:table-cell table:style-name="ce2" table:formula="of:=[.Q61]*[.O61]/[.H61]" office:value-type="float" office:value="0.480333330730597" calcext:value-type="float">
            <text:p>0.480333</text:p>
          </table:table-cell>
          <table:table-cell table:style-name="ce11" table:formula="of:=([.T61]/[.G61])-1" office:value-type="percentage" office:value="0.000000688544399940483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23_MC</text:p>
          </table:table-cell>
          <table:table-cell office:value-type="float" office:value="9270" calcext:value-type="float">
            <text:p>9270</text:p>
          </table:table-cell>
          <table:table-cell office:value-type="float" office:value="3.12753" calcext:value-type="float">
            <text:p>3.12753</text:p>
          </table:table-cell>
          <table:table-cell office:value-type="float" office:value="0.794493" calcext:value-type="float">
            <text:p>0.794493</text:p>
          </table:table-cell>
          <table:table-cell office:value-type="float" office:value="6.57092" calcext:value-type="float">
            <text:p>6.57092</text:p>
          </table:table-cell>
          <table:table-cell office:value-type="float" office:value="1.64273" calcext:value-type="float">
            <text:p>1.64273</text:p>
          </table:table-cell>
          <table:table-cell office:value-type="float" office:value="0.276128" calcext:value-type="float">
            <text:p>0.276128</text:p>
          </table:table-cell>
          <table:table-cell office:value-type="float" office:value="2585" calcext:value-type="float">
            <text:p>2585</text:p>
          </table:table-cell>
          <table:table-cell table:style-name="ce2" table:formula="of:=[.H62]*[.C62]/[.B62]" office:value-type="float" office:value="0.87213215210356" calcext:value-type="float">
            <text:p>0.87213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L6_MC-&gt;L23_MC</text:p>
          </table:table-cell>
          <table:table-cell/>
          <table:table-cell table:style-name="ce4" table:formula="of:=([.H62]/[.J62])-1" office:value-type="percentage" office:value="-0.0133587786259542" calcext:value-type="percentage">
            <text:p>-1.34%</text:p>
          </table:table-cell>
          <table:table-cell/>
          <table:table-cell office:value-type="float" office:value="2675" calcext:value-type="float">
            <text:p>2675</text:p>
          </table:table-cell>
          <table:table-cell table:style-name="ce7" office:value-type="float" office:value="0.28856526429342" calcext:value-type="float">
            <text:p>0.288565</text:p>
          </table:table-cell>
          <table:table-cell office:value-type="float" office:value="0.266837381731684" calcext:value-type="float">
            <text:p>0.266837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2]*[.B62]/[.O62])-[.Q62]" office:value-type="percentage" office:value="0.00000000144588602202234" calcext:value-type="percentage">
            <text:p>0.00%</text:p>
          </table:table-cell>
          <table:table-cell table:style-name="ce2" table:formula="of:=[.Q62]*[.O62]/[.H62]" office:value-type="float" office:value="0.276127658078242" calcext:value-type="float">
            <text:p>0.276128</text:p>
          </table:table-cell>
          <table:table-cell table:style-name="ce11" table:formula="of:=([.T62]/[.G62])-1" office:value-type="percentage" office:value="-0.00000123827267894949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23_PC</text:p>
          </table:table-cell>
          <table:table-cell office:value-type="float" office:value="17566" calcext:value-type="float">
            <text:p>17566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795348" calcext:value-type="float">
            <text:p>0.795348</text:p>
          </table:table-cell>
          <table:table-cell office:value-type="float" office:value="6.45557" calcext:value-type="float">
            <text:p>6.45557</text:p>
          </table:table-cell>
          <table:table-cell office:value-type="float" office:value="1.61389" calcext:value-type="float">
            <text:p>1.61389</text:p>
          </table:table-cell>
          <table:table-cell office:value-type="float" office:value="0.266781" calcext:value-type="float">
            <text:p>0.266781</text:p>
          </table:table-cell>
          <table:table-cell office:value-type="float" office:value="5070" calcext:value-type="float">
            <text:p>5070</text:p>
          </table:table-cell>
          <table:table-cell table:style-name="ce2" table:formula="of:=[.H63]*[.C63]/[.B63]" office:value-type="float" office:value="0.88807258339975" calcext:value-type="float">
            <text:p>0.888073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6_MC-&gt;L23_PC</text:p>
          </table:table-cell>
          <table:table-cell/>
          <table:table-cell table:style-name="ce4" table:formula="of:=([.H63]/[.J63])-1" office:value-type="percentage" office:value="0.0111687275628241" calcext:value-type="percentage">
            <text:p>1.12%</text:p>
          </table:table-cell>
          <table:table-cell/>
          <table:table-cell office:value-type="float" office:value="5047" calcext:value-type="float">
            <text:p>5047</text:p>
          </table:table-cell>
          <table:table-cell table:style-name="ce7" office:value-type="float" office:value="0.287316406694751" calcext:value-type="float">
            <text:p>0.287316</text:p>
          </table:table-cell>
          <table:table-cell office:value-type="float" office:value="0.267997224622725" calcext:value-type="float">
            <text:p>0.267997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3]*[.B63]/[.O63])-[.Q63]" office:value-type="percentage" office:value="0.00000000145217088354244" calcext:value-type="percentage">
            <text:p>0.00%</text:p>
          </table:table-cell>
          <table:table-cell table:style-name="ce2" table:formula="of:=[.Q63]*[.O63]/[.H63]" office:value-type="float" office:value="0.266781458120492" calcext:value-type="float">
            <text:p>0.266781</text:p>
          </table:table-cell>
          <table:table-cell table:style-name="ce11" table:formula="of:=([.T63]/[.G63])-1" office:value-type="percentage" office:value="0.00000171721558817062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4_MC</text:p>
          </table:table-cell>
          <table:table-cell office:value-type="float" office:value="24259" calcext:value-type="float">
            <text:p>24259</text:p>
          </table:table-cell>
          <table:table-cell office:value-type="float" office:value="4.48908" calcext:value-type="float">
            <text:p>4.48908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" calcext:value-type="float">
            <text:p>9.6936</text:p>
          </table:table-cell>
          <table:table-cell office:value-type="float" office:value="2.4234" calcext:value-type="float">
            <text:p>2.4234</text:p>
          </table:table-cell>
          <table:table-cell office:value-type="float" office:value="0.261947" calcext:value-type="float">
            <text:p>0.261947</text:p>
          </table:table-cell>
          <table:table-cell office:value-type="float" office:value="7131" calcext:value-type="float">
            <text:p>7131</text:p>
          </table:table-cell>
          <table:table-cell table:style-name="ce2" table:formula="of:=[.H64]*[.C64]/[.B64]" office:value-type="float" office:value="1.31957745496517" calcext:value-type="float">
            <text:p>1.319577</text:p>
          </table:table-cell>
          <table:table-cell office:value-type="float" office:value="7226" calcext:value-type="float">
            <text:p>7226</text:p>
          </table:table-cell>
          <table:table-cell office:value-type="string" calcext:value-type="string">
            <text:p>L6_MC-&gt;L4_MC</text:p>
          </table:table-cell>
          <table:table-cell/>
          <table:table-cell table:style-name="ce4" table:formula="of:=([.H64]/[.J64])-1" office:value-type="percentage" office:value="-0.0131469692776086" calcext:value-type="percentage">
            <text:p>-1.31%</text:p>
          </table:table-cell>
          <table:table-cell/>
          <table:table-cell office:value-type="float" office:value="7151" calcext:value-type="float">
            <text:p>7151</text:p>
          </table:table-cell>
          <table:table-cell table:style-name="ce7" office:value-type="float" office:value="0.294777196092172" calcext:value-type="float">
            <text:p>0.294777</text:p>
          </table:table-cell>
          <table:table-cell office:value-type="float" office:value="0.261214234355804" calcext:value-type="float">
            <text:p>0.261214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4]*[.B64]/[.O64])-[.Q64]" office:value-type="percentage" office:value="0.00000000141541650622301" calcext:value-type="percentage">
            <text:p>0.00%</text:p>
          </table:table-cell>
          <table:table-cell table:style-name="ce2" table:formula="of:=[.Q64]*[.O64]/[.H64]" office:value-type="float" office:value="0.261946850354558" calcext:value-type="float">
            <text:p>0.261947</text:p>
          </table:table-cell>
          <table:table-cell table:style-name="ce11" table:formula="of:=([.T64]/[.G64])-1" office:value-type="percentage" office:value="-0.000000571281371763988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4_PC</text:p>
          </table:table-cell>
          <table:table-cell office:value-type="float" office:value="8440" calcext:value-type="float">
            <text:p>8440</text:p>
          </table:table-cell>
          <table:table-cell office:value-type="float" office:value="2.95725" calcext:value-type="float">
            <text:p>2.95725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 office:value-type="float" office:value="1.54549" calcext:value-type="float">
            <text:p>1.54549</text:p>
          </table:table-cell>
          <table:table-cell office:value-type="float" office:value="0.274443" calcext:value-type="float">
            <text:p>0.274443</text:p>
          </table:table-cell>
          <table:table-cell office:value-type="float" office:value="2368" calcext:value-type="float">
            <text:p>2368</text:p>
          </table:table-cell>
          <table:table-cell table:style-name="ce2" table:formula="of:=[.H65]*[.C65]/[.B65]" office:value-type="float" office:value="0.829711848341232" calcext:value-type="float">
            <text:p>0.829712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L6_MC-&gt;L4_PC</text:p>
          </table:table-cell>
          <table:table-cell/>
          <table:table-cell table:style-name="ce4" table:formula="of:=([.H65]/[.J65])-1" office:value-type="percentage" office:value="0.00509337860780978" calcext:value-type="percentage">
            <text:p>0.51%</text:p>
          </table:table-cell>
          <table:table-cell/>
          <table:table-cell office:value-type="float" office:value="2388" calcext:value-type="float">
            <text:p>2388</text:p>
          </table:table-cell>
          <table:table-cell table:style-name="ce7" office:value-type="float" office:value="0.282938388625592" calcext:value-type="float">
            <text:p>0.282938</text:p>
          </table:table-cell>
          <table:table-cell office:value-type="float" office:value="0.272144052126699" calcext:value-type="float">
            <text:p>0.272144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5]*[.B65]/[.O65])-[.Q65]" office:value-type="percentage" office:value="0.00000000147464085387128" calcext:value-type="percentage">
            <text:p>0.00%</text:p>
          </table:table-cell>
          <table:table-cell table:style-name="ce2" table:formula="of:=[.Q65]*[.O65]/[.H65]" office:value-type="float" office:value="0.274442566080472" calcext:value-type="float">
            <text:p>0.274443</text:p>
          </table:table-cell>
          <table:table-cell table:style-name="ce11" table:formula="of:=([.T65]/[.G65])-1" office:value-type="percentage" office:value="-0.0000015810916220715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5_MC</text:p>
          </table:table-cell>
          <table:table-cell office:value-type="float" office:value="12811" calcext:value-type="float">
            <text:p>12811</text:p>
          </table:table-cell>
          <table:table-cell office:value-type="float" office:value="5.60656" calcext:value-type="float">
            <text:p>5.60656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12.2681" calcext:value-type="float">
            <text:p>12.2681</text:p>
          </table:table-cell>
          <table:table-cell office:value-type="float" office:value="3.06702" calcext:value-type="float">
            <text:p>3.06702</text:p>
          </table:table-cell>
          <table:table-cell office:value-type="float" office:value="0.218337" calcext:value-type="float">
            <text:p>0.218337</text:p>
          </table:table-cell>
          <table:table-cell office:value-type="float" office:value="4518" calcext:value-type="float">
            <text:p>4518</text:p>
          </table:table-cell>
          <table:table-cell table:style-name="ce2" table:formula="of:=[.H66]*[.C66]/[.B66]" office:value-type="float" office:value="1.97724128327219" calcext:value-type="float">
            <text:p>1.977241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L6_MC-&gt;L5_MC</text:p>
          </table:table-cell>
          <table:table-cell/>
          <table:table-cell table:style-name="ce4" table:formula="of:=([.H66]/[.J66])-1" office:value-type="percentage" office:value="-0.00110546097722752" calcext:value-type="percentage">
            <text:p>-0.11%</text:p>
          </table:table-cell>
          <table:table-cell/>
          <table:table-cell office:value-type="float" office:value="4645" calcext:value-type="float">
            <text:p>4645</text:p>
          </table:table-cell>
          <table:table-cell table:style-name="ce7" office:value-type="float" office:value="0.362579033642963" calcext:value-type="float">
            <text:p>0.362579</text:p>
          </table:table-cell>
          <table:table-cell office:value-type="float" office:value="0.212367490776068" calcext:value-type="float">
            <text:p>0.212367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6]*[.B66]/[.O66])-[.Q66]" office:value-type="percentage" office:value="0.00000000115073531259391" calcext:value-type="percentage">
            <text:p>0.00%</text:p>
          </table:table-cell>
          <table:table-cell table:style-name="ce2" table:formula="of:=[.Q66]*[.O66]/[.H66]" office:value-type="float" office:value="0.218337094877121" calcext:value-type="float">
            <text:p>0.218337</text:p>
          </table:table-cell>
          <table:table-cell table:style-name="ce11" table:formula="of:=([.T66]/[.G66])-1" office:value-type="percentage" office:value="0.000000434544403349335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5_TTPC1</text:p>
          </table:table-cell>
          <table:table-cell office:value-type="float" office:value="71602" calcext:value-type="float">
            <text:p>71602</text:p>
          </table:table-cell>
          <table:table-cell office:value-type="float" office:value="8.45859" calcext:value-type="float">
            <text:p>8.45859</text:p>
          </table:table-cell>
          <table:table-cell office:value-type="float" office:value="0.775767" calcext:value-type="float">
            <text:p>0.775767</text:p>
          </table:table-cell>
          <table:table-cell office:value-type="float" office:value="18.8584" calcext:value-type="float">
            <text:p>18.8584</text:p>
          </table:table-cell>
          <table:table-cell office:value-type="float" office:value="4.7146" calcext:value-type="float">
            <text:p>4.7146</text:p>
          </table:table-cell>
          <table:table-cell office:value-type="float" office:value="0.347561" calcext:value-type="float">
            <text:p>0.347561</text:p>
          </table:table-cell>
          <table:table-cell office:value-type="float" office:value="15863" calcext:value-type="float">
            <text:p>15863</text:p>
          </table:table-cell>
          <table:table-cell table:style-name="ce2" table:formula="of:=[.H67]*[.C67]/[.B67]" office:value-type="float" office:value="1.87395063224491" calcext:value-type="float">
            <text:p>1.873951</text:p>
          </table:table-cell>
          <table:table-cell office:value-type="float" office:value="15715" calcext:value-type="float">
            <text:p>15715</text:p>
          </table:table-cell>
          <table:table-cell office:value-type="string" calcext:value-type="string">
            <text:p>L6_MC-&gt;L5_TTPC1</text:p>
          </table:table-cell>
          <table:table-cell/>
          <table:table-cell table:style-name="ce4" table:formula="of:=([.H67]/[.J67])-1" office:value-type="percentage" office:value="0.00941775373846654" calcext:value-type="percentage">
            <text:p>0.94%</text:p>
          </table:table-cell>
          <table:table-cell/>
          <table:table-cell office:value-type="float" office:value="15409" calcext:value-type="float">
            <text:p>15409</text:p>
          </table:table-cell>
          <table:table-cell table:style-name="ce7" office:value-type="float" office:value="0.215203485936147" calcext:value-type="float">
            <text:p>0.215203</text:p>
          </table:table-cell>
          <table:table-cell office:value-type="float" office:value="0.357800893641723" calcext:value-type="float">
            <text:p>0.357801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7]*[.B67]/[.O67])-[.Q67]" office:value-type="percentage" office:value="0.00000000193878146870219" calcext:value-type="percentage">
            <text:p>0.00%</text:p>
          </table:table-cell>
          <table:table-cell table:style-name="ce2" table:formula="of:=[.Q67]*[.O67]/[.H67]" office:value-type="float" office:value="0.34756061086335" calcext:value-type="float">
            <text:p>0.347561</text:p>
          </table:table-cell>
          <table:table-cell table:style-name="ce11" table:formula="of:=([.T67]/[.G67])-1" office:value-type="percentage" office:value="-0.00000111962116089437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6_MC</text:p>
          </table:table-cell>
          <table:table-cell office:value-type="float" office:value="15822" calcext:value-type="float">
            <text:p>15822</text:p>
          </table:table-cell>
          <table:table-cell office:value-type="float" office:value="6.66751" calcext:value-type="float">
            <text:p>6.66751</text:p>
          </table:table-cell>
          <table:table-cell office:value-type="float" office:value="0.777372" calcext:value-type="float">
            <text:p>0.777372</text:p>
          </table:table-cell>
          <table:table-cell office:value-type="float" office:value="14.7173" calcext:value-type="float">
            <text:p>14.7173</text:p>
          </table:table-cell>
          <table:table-cell office:value-type="float" office:value="3.67932" calcext:value-type="float">
            <text:p>3.67932</text:p>
          </table:table-cell>
          <table:table-cell office:value-type="float" office:value="0.243367" calcext:value-type="float">
            <text:p>0.243367</text:p>
          </table:table-cell>
          <table:table-cell office:value-type="float" office:value="5006" calcext:value-type="float">
            <text:p>5006</text:p>
          </table:table-cell>
          <table:table-cell table:style-name="ce2" table:formula="of:=[.H68]*[.C68]/[.B68]" office:value-type="float" office:value="2.10956611427127" calcext:value-type="float">
            <text:p>2.109566</text:p>
          </table:table-cell>
          <table:table-cell office:value-type="float" office:value="4858" calcext:value-type="float">
            <text:p>4858</text:p>
          </table:table-cell>
          <table:table-cell office:value-type="string" calcext:value-type="string">
            <text:p>L6_MC-&gt;L6_MC</text:p>
          </table:table-cell>
          <table:table-cell/>
          <table:table-cell table:style-name="ce4" table:formula="of:=([.H68]/[.J68])-1" office:value-type="percentage" office:value="0.0304652120214079" calcext:value-type="percentage">
            <text:p>3.05%</text:p>
          </table:table-cell>
          <table:table-cell/>
          <table:table-cell office:value-type="float" office:value="5189" calcext:value-type="float">
            <text:p>5189</text:p>
          </table:table-cell>
          <table:table-cell table:style-name="ce7" office:value-type="float" office:value="0.327961066868917" calcext:value-type="float">
            <text:p>0.327961</text:p>
          </table:table-cell>
          <table:table-cell office:value-type="float" office:value="0.234783964809895" calcext:value-type="float">
            <text:p>0.234784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8]*[.B68]/[.O68])-[.Q68]" office:value-type="percentage" office:value="0.00000000127220137202677" calcext:value-type="percentage">
            <text:p>0.00%</text:p>
          </table:table-cell>
          <table:table-cell table:style-name="ce2" table:formula="of:=[.Q68]*[.O68]/[.H68]" office:value-type="float" office:value="0.243366758569426" calcext:value-type="float">
            <text:p>0.243367</text:p>
          </table:table-cell>
          <table:table-cell table:style-name="ce11" table:formula="of:=([.T68]/[.G68])-1" office:value-type="percentage" office:value="-0.00000099204318526613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MC-&gt;L6_TPC_L1</text:p>
          </table:table-cell>
          <table:table-cell office:value-type="float" office:value="109109" calcext:value-type="float">
            <text:p>109109</text:p>
          </table:table-cell>
          <table:table-cell office:value-type="float" office:value="8.48107" calcext:value-type="float">
            <text:p>8.48107</text:p>
          </table:table-cell>
          <table:table-cell office:value-type="float" office:value="0.775786" calcext:value-type="float">
            <text:p>0.775786</text:p>
          </table:table-cell>
          <table:table-cell office:value-type="float" office:value="18.9111" calcext:value-type="float">
            <text:p>18.9111</text:p>
          </table:table-cell>
          <table:table-cell office:value-type="float" office:value="4.72778" calcext:value-type="float">
            <text:p>4.72778</text:p>
          </table:table-cell>
          <table:table-cell office:value-type="float" office:value="0.310507" calcext:value-type="float">
            <text:p>0.310507</text:p>
          </table:table-cell>
          <table:table-cell office:value-type="float" office:value="27057" calcext:value-type="float">
            <text:p>27057</text:p>
          </table:table-cell>
          <table:table-cell table:style-name="ce2" table:formula="of:=[.H69]*[.C69]/[.B69]" office:value-type="float" office:value="2.10314741212916" calcext:value-type="float">
            <text:p>2.103147</text:p>
          </table:table-cell>
          <table:table-cell office:value-type="float" office:value="27250" calcext:value-type="float">
            <text:p>27250</text:p>
          </table:table-cell>
          <table:table-cell office:value-type="string" calcext:value-type="string">
            <text:p>L6_MC-&gt;L6_TPC_L1</text:p>
          </table:table-cell>
          <table:table-cell/>
          <table:table-cell table:style-name="ce4" table:formula="of:=([.H69]/[.J69])-1" office:value-type="percentage" office:value="-0.00708256880733948" calcext:value-type="percentage">
            <text:p>-0.71%</text:p>
          </table:table-cell>
          <table:table-cell/>
          <table:table-cell office:value-type="float" office:value="27095" calcext:value-type="float">
            <text:p>27095</text:p>
          </table:table-cell>
          <table:table-cell table:style-name="ce7" office:value-type="float" office:value="0.248329651999377" calcext:value-type="float">
            <text:p>0.248330</text:p>
          </table:table-cell>
          <table:table-cell office:value-type="float" office:value="0.310071708967565" calcext:value-type="float">
            <text:p>0.310072</text:p>
          </table:table-cell>
          <table:table-cell office:value-type="float" office:value="0.077" calcext:value-type="float">
            <text:p>0.077</text:p>
          </table:table-cell>
          <table:table-cell table:style-name="ce9" table:formula="of:=ABS([.R69]*[.B69]/[.O69])-[.Q69]" office:value-type="percentage" office:value="0.00000000168015579227188" calcext:value-type="percentage">
            <text:p>0.00%</text:p>
          </table:table-cell>
          <table:table-cell table:style-name="ce2" table:formula="of:=[.Q69]*[.O69]/[.H69]" office:value-type="float" office:value="0.310507186845407" calcext:value-type="float">
            <text:p>0.310507</text:p>
          </table:table-cell>
          <table:table-cell table:style-name="ce11" table:formula="of:=([.T69]/[.G69])-1" office:value-type="percentage" office:value="0.00000060174297877857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23_MC</text:p>
          </table:table-cell>
          <table:table-cell office:value-type="float" office:value="263" calcext:value-type="float">
            <text:p>263</text:p>
          </table:table-cell>
          <table:table-cell office:value-type="float" office:value="1.37696" calcext:value-type="float">
            <text:p>1.37696</text:p>
          </table:table-cell>
          <table:table-cell office:value-type="float" office:value="1" calcext:value-type="float">
            <text:p>1</text:p>
          </table:table-cell>
          <table:table-cell office:value-type="float" office:value="1.99747" calcext:value-type="float">
            <text:p>1.99747</text:p>
          </table:table-cell>
          <table:table-cell office:value-type="float" office:value="0.499367" calcext:value-type="float">
            <text:p>0.499367</text:p>
          </table:table-cell>
          <table:table-cell office:value-type="float" office:value="0.448295" calcext:value-type="float">
            <text:p>0.448295</text:p>
          </table:table-cell>
          <table:table-cell office:value-type="float" office:value="88" calcext:value-type="float">
            <text:p>88</text:p>
          </table:table-cell>
          <table:table-cell table:style-name="ce2" table:formula="of:=[.H70]*[.C70]/[.B70]" office:value-type="float" office:value="0.460731863117871" calcext:value-type="float">
            <text:p>0.46073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6_TPC_L1-&gt;L23_MC</text:p>
          </table:table-cell>
          <table:table-cell/>
          <table:table-cell table:style-name="ce4" table:formula="of:=([.H70]/[.J70])-1" office:value-type="percentage" office:value="-0.0833333333333334" calcext:value-type="percentage">
            <text:p>-8.33%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7" office:value-type="float" office:value="0.357414448669201" calcext:value-type="float">
            <text:p>0.357414</text:p>
          </table:table-cell>
          <table:table-cell office:value-type="float" office:value="0.419680867740448" calcext:value-type="float">
            <text:p>0.419681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0]*[.B70]/[.O70])-[.Q70]" office:value-type="percentage" office:value="-0.000000016676618752598" calcext:value-type="percentage">
            <text:p>0.00%</text:p>
          </table:table-cell>
          <table:table-cell table:style-name="ce2" table:formula="of:=[.Q70]*[.O70]/[.H70]" office:value-type="float" office:value="0.448295472359115" calcext:value-type="float">
            <text:p>0.448295</text:p>
          </table:table-cell>
          <table:table-cell table:style-name="ce11" table:formula="of:=([.T70]/[.G70])-1" office:value-type="percentage" office:value="0.0000010536791965609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23_PC</text:p>
          </table:table-cell>
          <table:table-cell office:value-type="float" office:value="559" calcext:value-type="float">
            <text:p>559</text:p>
          </table:table-cell>
          <table:table-cell office:value-type="float" office:value="1.37685" calcext:value-type="float">
            <text:p>1.37685</text:p>
          </table:table-cell>
          <table:table-cell office:value-type="float" office:value="1" calcext:value-type="float">
            <text:p>1</text:p>
          </table:table-cell>
          <table:table-cell office:value-type="float" office:value="1.99718" calcext:value-type="float">
            <text:p>1.99718</text:p>
          </table:table-cell>
          <table:table-cell office:value-type="float" office:value="0.499295" calcext:value-type="float">
            <text:p>0.499295</text:p>
          </table:table-cell>
          <table:table-cell office:value-type="float" office:value="0.47642" calcext:value-type="float">
            <text:p>0.47642</text:p>
          </table:table-cell>
          <table:table-cell office:value-type="float" office:value="176" calcext:value-type="float">
            <text:p>176</text:p>
          </table:table-cell>
          <table:table-cell table:style-name="ce2" table:formula="of:=[.H71]*[.C71]/[.B71]" office:value-type="float" office:value="0.433498389982111" calcext:value-type="float">
            <text:p>0.43349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6_TPC_L1-&gt;L23_PC</text:p>
          </table:table-cell>
          <table:table-cell/>
          <table:table-cell table:style-name="ce4" table:formula="of:=([.H71]/[.J71])-1" office:value-type="percentage" office:value="0.0114942528735633" calcext:value-type="percentage">
            <text:p>1.15%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7" office:value-type="float" office:value="0.343470483005367" calcext:value-type="float">
            <text:p>0.343470</text:p>
          </table:table-cell>
          <table:table-cell office:value-type="float" office:value="0.436718767353644" calcext:value-type="float">
            <text:p>0.436719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1]*[.B71]/[.O71])-[.Q71]" office:value-type="percentage" office:value="-0.0000000173536440217781" calcext:value-type="percentage">
            <text:p>0.00%</text:p>
          </table:table-cell>
          <table:table-cell table:style-name="ce2" table:formula="of:=[.Q71]*[.O71]/[.H71]" office:value-type="float" office:value="0.476420473476703" calcext:value-type="float">
            <text:p>0.476420</text:p>
          </table:table-cell>
          <table:table-cell table:style-name="ce11" table:formula="of:=([.T71]/[.G71])-1" office:value-type="percentage" office:value="0.00000099382205287490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4_MC</text:p>
          </table:table-cell>
          <table:table-cell office:value-type="float" office:value="3190" calcext:value-type="float">
            <text:p>3190</text:p>
          </table:table-cell>
          <table:table-cell office:value-type="float" office:value="1.66493" calcext:value-type="float">
            <text:p>1.66493</text:p>
          </table:table-cell>
          <table:table-cell office:value-type="float" office:value="1" calcext:value-type="float">
            <text:p>1</text:p>
          </table:table-cell>
          <table:table-cell office:value-type="float" office:value="2.74063" calcext:value-type="float">
            <text:p>2.74063</text:p>
          </table:table-cell>
          <table:table-cell office:value-type="float" office:value="0.685158" calcext:value-type="float">
            <text:p>0.685158</text:p>
          </table:table-cell>
          <table:table-cell office:value-type="float" office:value="0.428763" calcext:value-type="float">
            <text:p>0.428763</text:p>
          </table:table-cell>
          <table:table-cell office:value-type="float" office:value="1116" calcext:value-type="float">
            <text:p>1116</text:p>
          </table:table-cell>
          <table:table-cell table:style-name="ce2" table:formula="of:=[.H72]*[.C72]/[.B72]" office:value-type="float" office:value="0.582464539184953" calcext:value-type="float">
            <text:p>0.582465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L6_TPC_L1-&gt;L4_MC</text:p>
          </table:table-cell>
          <table:table-cell/>
          <table:table-cell table:style-name="ce4" table:formula="of:=([.H72]/[.J72])-1" office:value-type="percentage" office:value="-0.0150044130626655" calcext:value-type="percentage">
            <text:p>-1.50%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ce7" office:value-type="float" office:value="0.356112852664577" calcext:value-type="float">
            <text:p>0.356113</text:p>
          </table:table-cell>
          <table:table-cell office:value-type="float" office:value="0.421214805469966" calcext:value-type="float">
            <text:p>0.421215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2]*[.B72]/[.O72])-[.Q72]" office:value-type="percentage" office:value="-0.0000000167375719950513" calcext:value-type="percentage">
            <text:p>0.00%</text:p>
          </table:table-cell>
          <table:table-cell table:style-name="ce2" table:formula="of:=[.Q72]*[.O72]/[.H72]" office:value-type="float" office:value="0.428763457897744" calcext:value-type="float">
            <text:p>0.428763</text:p>
          </table:table-cell>
          <table:table-cell table:style-name="ce11" table:formula="of:=([.T72]/[.G72])-1" office:value-type="percentage" office:value="0.0000010679506943223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4_PC</text:p>
          </table:table-cell>
          <table:table-cell office:value-type="float" office:value="1396" calcext:value-type="float">
            <text:p>1396</text:p>
          </table:table-cell>
          <table:table-cell office:value-type="float" office:value="1.44364" calcext:value-type="float">
            <text:p>1.44364</text:p>
          </table:table-cell>
          <table:table-cell office:value-type="float" office:value="1" calcext:value-type="float">
            <text:p>1</text:p>
          </table:table-cell>
          <table:table-cell office:value-type="float" office:value="2.17247" calcext:value-type="float">
            <text:p>2.17247</text:p>
          </table:table-cell>
          <table:table-cell office:value-type="float" office:value="0.543118" calcext:value-type="float">
            <text:p>0.543118</text:p>
          </table:table-cell>
          <table:table-cell office:value-type="float" office:value="0.491549" calcext:value-type="float">
            <text:p>0.491549</text:p>
          </table:table-cell>
          <table:table-cell office:value-type="float" office:value="426" calcext:value-type="float">
            <text:p>426</text:p>
          </table:table-cell>
          <table:table-cell table:style-name="ce2" table:formula="of:=[.H73]*[.C73]/[.B73]" office:value-type="float" office:value="0.44053770773639" calcext:value-type="float">
            <text:p>0.44053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6_TPC_L1-&gt;L4_PC</text:p>
          </table:table-cell>
          <table:table-cell/>
          <table:table-cell table:style-name="ce4" table:formula="of:=([.H73]/[.J73])-1" office:value-type="percentage" office:value="0.00471698113207553" calcext:value-type="percentage">
            <text:p>0.47%</text:p>
          </table:table-cell>
          <table:table-cell/>
          <table:table-cell office:value-type="float" office:value="408" calcext:value-type="float">
            <text:p>408</text:p>
          </table:table-cell>
          <table:table-cell table:style-name="ce7" office:value-type="float" office:value="0.292263610315186" calcext:value-type="float">
            <text:p>0.292264</text:p>
          </table:table-cell>
          <table:table-cell office:value-type="float" office:value="0.513235314511785" calcext:value-type="float">
            <text:p>0.513235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3]*[.B73]/[.O73])-[.Q73]" office:value-type="percentage" office:value="-0.0000000203941381560213" calcext:value-type="percentage">
            <text:p>0.00%</text:p>
          </table:table-cell>
          <table:table-cell table:style-name="ce2" table:formula="of:=[.Q73]*[.O73]/[.H73]" office:value-type="float" office:value="0.491549315307062" calcext:value-type="float">
            <text:p>0.491549</text:p>
          </table:table-cell>
          <table:table-cell table:style-name="ce11" table:formula="of:=([.T73]/[.G73])-1" office:value-type="percentage" office:value="0.000000641456013417141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5_MC</text:p>
          </table:table-cell>
          <table:table-cell office:value-type="float" office:value="1247" calcext:value-type="float">
            <text:p>1247</text:p>
          </table:table-cell>
          <table:table-cell office:value-type="float" office:value="1.5006" calcext:value-type="float">
            <text:p>1.5006</text:p>
          </table:table-cell>
          <table:table-cell office:value-type="float" office:value="1" calcext:value-type="float">
            <text:p>1</text:p>
          </table:table-cell>
          <table:table-cell office:value-type="float" office:value="2.32029" calcext:value-type="float">
            <text:p>2.32029</text:p>
          </table:table-cell>
          <table:table-cell office:value-type="float" office:value="0.580072" calcext:value-type="float">
            <text:p>0.580072</text:p>
          </table:table-cell>
          <table:table-cell office:value-type="float" office:value="0.493536" calcext:value-type="float">
            <text:p>0.493536</text:p>
          </table:table-cell>
          <table:table-cell office:value-type="float" office:value="379" calcext:value-type="float">
            <text:p>379</text:p>
          </table:table-cell>
          <table:table-cell table:style-name="ce2" table:formula="of:=[.H74]*[.C74]/[.B74]" office:value-type="float" office:value="0.456076503608661" calcext:value-type="float">
            <text:p>0.45607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L6_TPC_L1-&gt;L5_MC</text:p>
          </table:table-cell>
          <table:table-cell/>
          <table:table-cell table:style-name="ce4" table:formula="of:=([.H74]/[.J74])-1" office:value-type="percentage" office:value="0.0188172043010753" calcext:value-type="percentage">
            <text:p>1.88%</text:p>
          </table:table-cell>
          <table:table-cell/>
          <table:table-cell office:value-type="float" office:value="379" calcext:value-type="float">
            <text:p>379</text:p>
          </table:table-cell>
          <table:table-cell table:style-name="ce7" office:value-type="float" office:value="0.303929430633521" calcext:value-type="float">
            <text:p>0.303929</text:p>
          </table:table-cell>
          <table:table-cell office:value-type="float" office:value="0.493535639664114" calcext:value-type="float">
            <text:p>0.493536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4]*[.B74]/[.O74])-[.Q74]" office:value-type="percentage" office:value="-0.0000000196113436046197" calcext:value-type="percentage">
            <text:p>0.00%</text:p>
          </table:table-cell>
          <table:table-cell table:style-name="ce2" table:formula="of:=[.Q74]*[.O74]/[.H74]" office:value-type="float" office:value="0.493535639664114" calcext:value-type="float">
            <text:p>0.493536</text:p>
          </table:table-cell>
          <table:table-cell table:style-name="ce11" table:formula="of:=([.T74]/[.G74])-1" office:value-type="percentage" office:value="-0.0000007301106422774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5_TTPC1</text:p>
          </table:table-cell>
          <table:table-cell office:value-type="float" office:value="4100" calcext:value-type="float">
            <text:p>4100</text:p>
          </table:table-cell>
          <table:table-cell office:value-type="float" office:value="1.50735" calcext:value-type="float">
            <text:p>1.50735</text:p>
          </table:table-cell>
          <table:table-cell office:value-type="float" office:value="1" calcext:value-type="float">
            <text:p>1</text:p>
          </table:table-cell>
          <table:table-cell office:value-type="float" office:value="2.33773" calcext:value-type="float">
            <text:p>2.33773</text:p>
          </table:table-cell>
          <table:table-cell office:value-type="float" office:value="0.584433" calcext:value-type="float">
            <text:p>0.584433</text:p>
          </table:table-cell>
          <table:table-cell office:value-type="float" office:value="0.502862" calcext:value-type="float">
            <text:p>0.502862</text:p>
          </table:table-cell>
          <table:table-cell office:value-type="float" office:value="1223" calcext:value-type="float">
            <text:p>1223</text:p>
          </table:table-cell>
          <table:table-cell table:style-name="ce2" table:formula="of:=[.H75]*[.C75]/[.B75]" office:value-type="float" office:value="0.449631475609756" calcext:value-type="float">
            <text:p>0.449631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L6_TPC_L1-&gt;L5_TTPC1</text:p>
          </table:table-cell>
          <table:table-cell/>
          <table:table-cell table:style-name="ce4" table:formula="of:=([.H75]/[.J75])-1" office:value-type="percentage" office:value="-0.028594122319301" calcext:value-type="percentage">
            <text:p>-2.86%</text:p>
          </table:table-cell>
          <table:table-cell/>
          <table:table-cell office:value-type="float" office:value="1245" calcext:value-type="float">
            <text:p>1245</text:p>
          </table:table-cell>
          <table:table-cell table:style-name="ce7" office:value-type="float" office:value="0.303658536585366" calcext:value-type="float">
            <text:p>0.303659</text:p>
          </table:table-cell>
          <table:table-cell office:value-type="float" office:value="0.493975923243297" calcext:value-type="float">
            <text:p>0.493976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5]*[.B75]/[.O75])-[.Q75]" office:value-type="percentage" office:value="-0.0000000196288388876198" calcext:value-type="percentage">
            <text:p>0.00%</text:p>
          </table:table-cell>
          <table:table-cell table:style-name="ce2" table:formula="of:=[.Q75]*[.O75]/[.H75]" office:value-type="float" office:value="0.502861835190437" calcext:value-type="float">
            <text:p>0.502862</text:p>
          </table:table-cell>
          <table:table-cell table:style-name="ce11" table:formula="of:=([.T75]/[.G75])-1" office:value-type="percentage" office:value="-0.000000327743124528546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6_MC</text:p>
          </table:table-cell>
          <table:table-cell office:value-type="float" office:value="17734" calcext:value-type="float">
            <text:p>17734</text:p>
          </table:table-cell>
          <table:table-cell office:value-type="float" office:value="2.6226" calcext:value-type="float">
            <text:p>2.6226</text:p>
          </table:table-cell>
          <table:table-cell office:value-type="float" office:value="1" calcext:value-type="float">
            <text:p>1</text:p>
          </table:table-cell>
          <table:table-cell office:value-type="float" office:value="5.12463" calcext:value-type="float">
            <text:p>5.12463</text:p>
          </table:table-cell>
          <table:table-cell office:value-type="float" office:value="1.28116" calcext:value-type="float">
            <text:p>1.28116</text:p>
          </table:table-cell>
          <table:table-cell office:value-type="float" office:value="0.422775" calcext:value-type="float">
            <text:p>0.422775</text:p>
          </table:table-cell>
          <table:table-cell office:value-type="float" office:value="6292" calcext:value-type="float">
            <text:p>6292</text:p>
          </table:table-cell>
          <table:table-cell table:style-name="ce2" table:formula="of:=[.H76]*[.C76]/[.B76]" office:value-type="float" office:value="0.930495049058306" calcext:value-type="float">
            <text:p>0.930495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L6_TPC_L1-&gt;L6_MC</text:p>
          </table:table-cell>
          <table:table-cell/>
          <table:table-cell table:style-name="ce4" table:formula="of:=([.H76]/[.J76])-1" office:value-type="percentage" office:value="-0.00411522633744854" calcext:value-type="percentage">
            <text:p>-0.41%</text:p>
          </table:table-cell>
          <table:table-cell/>
          <table:table-cell office:value-type="float" office:value="6411" calcext:value-type="float">
            <text:p>6411</text:p>
          </table:table-cell>
          <table:table-cell table:style-name="ce7" office:value-type="float" office:value="0.361508965828352" calcext:value-type="float">
            <text:p>0.361509</text:p>
          </table:table-cell>
          <table:table-cell office:value-type="float" office:value="0.4149274849014" calcext:value-type="float">
            <text:p>0.414927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6]*[.B76]/[.O76])-[.Q76]" office:value-type="percentage" office:value="-0.0000000164877362873739" calcext:value-type="percentage">
            <text:p>0.00%</text:p>
          </table:table-cell>
          <table:table-cell table:style-name="ce2" table:formula="of:=[.Q76]*[.O76]/[.H76]" office:value-type="float" office:value="0.422774969119974" calcext:value-type="float">
            <text:p>0.422775</text:p>
          </table:table-cell>
          <table:table-cell table:style-name="ce11" table:formula="of:=([.T76]/[.G76])-1" office:value-type="percentage" office:value="-0.0000000730412766936084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6_TPC_L1-&gt;L6_TPC_L1</text:p>
          </table:table-cell>
          <table:table-cell office:value-type="float" office:value="77515" calcext:value-type="float">
            <text:p>77515</text:p>
          </table:table-cell>
          <table:table-cell office:value-type="float" office:value="2.9647" calcext:value-type="float">
            <text:p>2.9647</text:p>
          </table:table-cell>
          <table:table-cell office:value-type="float" office:value="1" calcext:value-type="float">
            <text:p>1</text:p>
          </table:table-cell>
          <table:table-cell office:value-type="float" office:value="5.9666" calcext:value-type="float">
            <text:p>5.9666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0.447925" calcext:value-type="float">
            <text:p>0.447925</text:p>
          </table:table-cell>
          <table:table-cell office:value-type="float" office:value="25958" calcext:value-type="float">
            <text:p>25958</text:p>
          </table:table-cell>
          <table:table-cell table:style-name="ce2" table:formula="of:=[.H77]*[.C77]/[.B77]" office:value-type="float" office:value="0.992810199316261" calcext:value-type="float">
            <text:p>0.992810</text:p>
          </table:table-cell>
          <table:table-cell office:value-type="float" office:value="25888" calcext:value-type="float">
            <text:p>25888</text:p>
          </table:table-cell>
          <table:table-cell office:value-type="string" calcext:value-type="string">
            <text:p>L6_TPC_L1-&gt;L6_TPC_L1</text:p>
          </table:table-cell>
          <table:table-cell/>
          <table:table-cell table:style-name="ce5" table:formula="of:=([.H77]/[.J77])-1" office:value-type="percentage" office:value="0.00270395550061808" calcext:value-type="percentage">
            <text:p>0.27%</text:p>
          </table:table-cell>
          <table:table-cell/>
          <table:table-cell office:value-type="float" office:value="26018" calcext:value-type="float">
            <text:p>26018</text:p>
          </table:table-cell>
          <table:table-cell office:value-type="float" office:value="0.335651164290782" calcext:value-type="float">
            <text:p>0.335651</text:p>
          </table:table-cell>
          <table:table-cell office:value-type="float" office:value="0.446892553694573" calcext:value-type="float">
            <text:p>0.446893</text:p>
          </table:table-cell>
          <table:table-cell office:value-type="float" office:value="0.15" calcext:value-type="float">
            <text:p>0.15</text:p>
          </table:table-cell>
          <table:table-cell table:style-name="ce9" table:formula="of:=ABS([.R77]*[.B77]/[.O77])-[.Q77]" office:value-type="percentage" office:value="-0.0000000177579138616046" calcext:value-type="percentage">
            <text:p>0.00%</text:p>
          </table:table-cell>
          <table:table-cell table:style-name="ce2" table:formula="of:=[.Q77]*[.O77]/[.H77]" office:value-type="float" office:value="0.447925512829394" calcext:value-type="float">
            <text:p>0.447926</text:p>
          </table:table-cell>
          <table:table-cell table:style-name="ce11" table:formula="of:=([.T77]/[.G77])-1" office:value-type="percentage" office:value="0.00000114490013691793" calcext:value-type="percentage">
            <text:p>0.00%</text:p>
          </table:table-cell>
        </table:table-row>
        <table:table-row table:style-name="ro3">
          <table:table-cell table:number-columns-repeated="11"/>
          <table:table-cell table:style-name="ce3" office:value-type="string" calcext:value-type="string">
            <text:p>AVERAGE:</text:p>
          </table:table-cell>
          <table:table-cell table:style-name="ce6" table:formula="of:=AVERAGE([.M2:.M77])" office:value-type="percentage" office:value="0.00130064511679689" calcext:value-type="percentage">
            <text:p>0.13%</text:p>
          </table:table-cell>
          <table:table-cell table:number-columns-repeated="2"/>
          <table:table-cell table:style-name="Default" table:number-columns-repeated="2"/>
          <table:table-cell/>
          <table:table-cell table:style-name="ce10"/>
          <table:table-cell table:number-columns-repeated="2"/>
        </table:table-row>
        <table:table-row table:style-name="ro4" table:number-rows-repeated="28">
          <table:table-cell table:number-columns-repeated="18"/>
          <table:table-cell table:style-name="ce10"/>
          <table:table-cell table:number-columns-repeated="2"/>
        </table:table-row>
        <table:table-row table:style-name="ro4" table:number-rows-repeated="1048469">
          <table:table-cell table:number-columns-repeated="21"/>
        </table:table-row>
        <table:table-row table:style-name="ro4">
          <table:table-cell table:number-columns-repeated="21"/>
        </table:table-row>
        <calcext:conditional-formats>
          <calcext:conditional-format calcext:target-range-address="pathway_params.M2:pathway_params.M76">
            <calcext:condition calcext:apply-style-name="Untitled1" calcext:value="between(-0.05,0.05)" calcext:base-cell-address="pathway_params.M2"/>
          </calcext:conditional-format>
          <calcext:conditional-format calcext:target-range-address="pathway_params.M77:pathway_params.M77">
            <calcext:condition calcext:apply-style-name="Untitled1" calcext:value="between(-0.05,0.05)" calcext:base-cell-address="pathway_params.M77"/>
          </calcext:conditional-format>
          <calcext:conditional-format calcext:target-range-address="pathway_params.M78:pathway_params.M78">
            <calcext:condition calcext:apply-style-name="Untitled1" calcext:value="between(-0.05,0.05)" calcext:base-cell-address="pathway_params.M78"/>
          </calcext:conditional-format>
          <calcext:conditional-format calcext:target-range-address="pathway_params.P2:pathway_params.P7">
            <calcext:condition calcext:apply-style-name="Untitled1" calcext:value="between(-0.05,0.05)" calcext:base-cell-address="pathway_params.P2"/>
          </calcext:conditional-format>
          <calcext:conditional-format calcext:target-range-address="pathway_params.P8:pathway_params.P76">
            <calcext:condition calcext:apply-style-name="Untitled1" calcext:value="between(-0.05,0.05)" calcext:base-cell-address="pathway_params.P8"/>
          </calcext:conditional-format>
          <calcext:conditional-format calcext:target-range-address="pathway_params.U2:pathway_params.U77">
            <calcext:condition calcext:apply-style-name="Untitled1" calcext:value="between(-0.001,0.001)" calcext:base-cell-address="pathway_params.U2"/>
          </calcext:conditional-format>
        </calcext:conditional-formats>
      </table:table>
      <table:table table:name="part-00000-42f9924c-2543-40ed-a61c-b8832d3caa37-c000" table:style-name="ta1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4">
          <table:table-cell office:value-type="string" calcext:value-type="string">
            <text:p>pathway_i</text:p>
          </table:table-cell>
          <table:table-cell office:value-type="string" calcext:value-type="string">
            <text:p>cut_touch_counts_pathway</text:p>
          </table:table-cell>
          <table:table-cell office:value-type="string" calcext:value-type="string">
            <text:p>total_touches</text:p>
          </table:table-cell>
          <table:table-cell office:value-type="string" calcext:value-type="string">
            <text:p>structural_mean</text:p>
          </table:table-cell>
          <table:table-cell office:value-type="string" calcext:value-type="string">
            <text:p>pP_A</text:p>
          </table:table-cell>
          <table:table-cell office:value-type="string" calcext:value-type="string">
            <text:p>pMu_A</text:p>
          </table:table-cell>
          <table:table-cell office:value-type="string" calcext:value-type="string">
            <text:p>bouton_reduction_factor</text:p>
          </table:table-cell>
          <table:table-cell office:value-type="string" calcext:value-type="string">
            <text:p>active_fraction_legacy</text:p>
          </table:table-cell>
          <table:table-cell office:value-type="string" calcext:value-type="string">
            <text:p>_debug</text:p>
          </table:table-cell>
          <table:table-cell office:value-type="string" calcext:value-type="string">
            <text:p>actual_reduction_factor</text:p>
          </table:table-cell>
          <table:table-cell office:value-type="string" calcext:value-type="string">
            <text:p>active_fraction</text:p>
          </table:table-cell>
          <table:table-cell office:value-type="string" calcext:value-type="string">
            <text:p>pathway_str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79" calcext:value-type="float">
            <text:p>479</text:p>
          </table:table-cell>
          <table:table-cell office:value-type="float" office:value="2.41919191919192" calcext:value-type="float">
            <text:p>2.41919191919192</text:p>
          </table:table-cell>
          <table:table-cell office:value-type="float" office:value="0.56683195" calcext:value-type="float">
            <text:p>0.56683195</text:p>
          </table:table-cell>
          <table:table-cell office:value-type="float" office:value="3.91333" calcext:value-type="float">
            <text:p>3.91333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44676409185804" calcext:value-type="float">
            <text:p>0.444676409185804</text:p>
          </table:table-cell>
          <table:table-cell office:value-type="float" office:value="0.116938969548879" calcext:value-type="float">
            <text:p>0.116938969548879</text:p>
          </table:table-cell>
          <table:table-cell office:value-type="string" calcext:value-type="string">
            <text:p>L1_SLAC-&gt;L1_SLAC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856" calcext:value-type="float">
            <text:p>1856</text:p>
          </table:table-cell>
          <table:table-cell office:value-type="float" office:value="4608" calcext:value-type="float">
            <text:p>4608</text:p>
          </table:table-cell>
          <table:table-cell office:value-type="float" office:value="3.88860759493671" calcext:value-type="float">
            <text:p>3.88860759493671</text:p>
          </table:table-cell>
          <table:table-cell office:value-type="float" office:value="0.5385515" calcext:value-type="float">
            <text:p>0.5385515</text:p>
          </table:table-cell>
          <table:table-cell office:value-type="float" office:value="6.166992" calcext:value-type="float">
            <text:p>6.1669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02777777777778" calcext:value-type="float">
            <text:p>0.402777777777778</text:p>
          </table:table-cell>
          <table:table-cell office:value-type="float" office:value="0.129103450939573" calcext:value-type="float">
            <text:p>0.129103450939573</text:p>
          </table:table-cell>
          <table:table-cell office:value-type="string" calcext:value-type="string">
            <text:p>L1_SLAC-&gt;L23_MC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float" office:value="5430" calcext:value-type="float">
            <text:p>5430</text:p>
          </table:table-cell>
          <table:table-cell office:value-type="float" office:value="2.74103987884907" calcext:value-type="float">
            <text:p>2.74103987884907</text:p>
          </table:table-cell>
          <table:table-cell office:value-type="float" office:value="0.55628014" calcext:value-type="float">
            <text:p>0.55628014</text:p>
          </table:table-cell>
          <table:table-cell office:value-type="float" office:value="4.4055176" calcext:value-type="float">
            <text:p>4.40551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38489871086556" calcext:value-type="float">
            <text:p>0.438489871086556</text:p>
          </table:table-cell>
          <table:table-cell office:value-type="float" office:value="0.118588830670205" calcext:value-type="float">
            <text:p>0.118588830670205</text:p>
          </table:table-cell>
          <table:table-cell office:value-type="string" calcext:value-type="string">
            <text:p>L1_SLAC-&gt;L23_PC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88461538461538" calcext:value-type="float">
            <text:p>1.88461538461538</text:p>
          </table:table-cell>
          <table:table-cell office:value-type="float" office:value="0.6011963" calcext:value-type="float">
            <text:p>0.6011963</text:p>
          </table:table-cell>
          <table:table-cell office:value-type="float" office:value="3.0954823" calcext:value-type="float">
            <text:p>3.0954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44897959183673" calcext:value-type="float">
            <text:p>0.244897959183673</text:p>
          </table:table-cell>
          <table:table-cell office:value-type="float" office:value="0.212333337714275" calcext:value-type="float">
            <text:p>0.212333337714275</text:p>
          </table:table-cell>
          <table:table-cell office:value-type="string" calcext:value-type="string">
            <text:p>L1_SLAC-&gt;L4_MC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733" calcext:value-type="float">
            <text:p>733</text:p>
          </table:table-cell>
          <table:table-cell office:value-type="float" office:value="1.66590909090909" calcext:value-type="float">
            <text:p>1.66590909090909</text:p>
          </table:table-cell>
          <table:table-cell office:value-type="float" office:value="0.6298828" calcext:value-type="float">
            <text:p>0.6298828</text:p>
          </table:table-cell>
          <table:table-cell office:value-type="float" office:value="2.7583342" calcext:value-type="float">
            <text:p>2.75833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36971350613915" calcext:value-type="float">
            <text:p>0.336971350613915</text:p>
          </table:table-cell>
          <table:table-cell office:value-type="float" office:value="0.154315792657586" calcext:value-type="float">
            <text:p>0.154315792657586</text:p>
          </table:table-cell>
          <table:table-cell office:value-type="string" calcext:value-type="string">
            <text:p>L1_SLAC-&gt;L4_PC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720" calcext:value-type="float">
            <text:p>1720</text:p>
          </table:table-cell>
          <table:table-cell office:value-type="float" office:value="4038" calcext:value-type="float">
            <text:p>4038</text:p>
          </table:table-cell>
          <table:table-cell office:value-type="float" office:value="2.73762711864407" calcext:value-type="float">
            <text:p>2.73762711864407</text:p>
          </table:table-cell>
          <table:table-cell office:value-type="float" office:value="0.55638915" calcext:value-type="float">
            <text:p>0.55638915</text:p>
          </table:table-cell>
          <table:table-cell office:value-type="float" office:value="4.4003906" calcext:value-type="float">
            <text:p>4.40039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25953442298167" calcext:value-type="float">
            <text:p>0.425953442298167</text:p>
          </table:table-cell>
          <table:table-cell office:value-type="float" office:value="0.122079072286223" calcext:value-type="float">
            <text:p>0.122079072286223</text:p>
          </table:table-cell>
          <table:table-cell office:value-type="string" calcext:value-type="string">
            <text:p>L1_SLAC-&gt;L5_TTPC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7307129" calcext:value-type="float">
            <text:p>0.7307129</text:p>
          </table:table-cell>
          <table:table-cell office:value-type="float" office:value="2.230713" calcext:value-type="float">
            <text:p>2.2307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04000002145767" calcext:value-type="float">
            <text:p>0.104000002145767</text:p>
          </table:table-cell>
          <table:table-cell office:value-type="string" calcext:value-type="string">
            <text:p>L1_SLAC-&gt;L6_TPC_L1</text:p>
          </table:table-cell>
        </table:table-row>
        <table:table-row table:style-name="ro4">
          <table:table-cell office:value-type="float" office:value="131072" calcext:value-type="float">
            <text:p>131072</text:p>
          </table:table-cell>
          <table:table-cell office:value-type="float" office:value="1045" calcext:value-type="float">
            <text:p>1045</text:p>
          </table:table-cell>
          <table:table-cell office:value-type="float" office:value="3813" calcext:value-type="float">
            <text:p>3813</text:p>
          </table:table-cell>
          <table:table-cell office:value-type="float" office:value="2.7274678111588" calcext:value-type="float">
            <text:p>2.7274678111588</text:p>
          </table:table-cell>
          <table:table-cell office:value-type="float" office:value="1" calcext:value-type="float">
            <text:p>1</text:p>
          </table:table-cell>
          <table:table-cell office:value-type="float" office:value="5.772003" calcext:value-type="float">
            <text:p>5.7720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74062418043535" calcext:value-type="float">
            <text:p>0.274062418043535</text:p>
          </table:table-cell>
          <table:table-cell office:value-type="float" office:value="0.48164210265333" calcext:value-type="float">
            <text:p>0.48164210265333</text:p>
          </table:table-cell>
          <table:table-cell office:value-type="string" calcext:value-type="string">
            <text:p>L23_MC-&gt;L1_SLAC</text:p>
          </table:table-cell>
        </table:table-row>
        <table:table-row table:style-name="ro4">
          <table:table-cell office:value-type="float" office:value="131074" calcext:value-type="float">
            <text:p>131074</text:p>
          </table:table-cell>
          <table:table-cell office:value-type="float" office:value="9643" calcext:value-type="float">
            <text:p>9643</text:p>
          </table:table-cell>
          <table:table-cell office:value-type="float" office:value="65326" calcext:value-type="float">
            <text:p>65326</text:p>
          </table:table-cell>
          <table:table-cell office:value-type="float" office:value="6.06611570247934" calcext:value-type="float">
            <text:p>6.06611570247934</text:p>
          </table:table-cell>
          <table:table-cell office:value-type="float" office:value="1" calcext:value-type="float">
            <text:p>1</text:p>
          </table:table-cell>
          <table:table-cell office:value-type="float" office:value="14.54698" calcext:value-type="float">
            <text:p>14.54698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47613507638613" calcext:value-type="float">
            <text:p>0.147613507638613</text:p>
          </table:table-cell>
          <table:table-cell office:value-type="float" office:value="0.894227102901089" calcext:value-type="float">
            <text:p>0.894227102901089</text:p>
          </table:table-cell>
          <table:table-cell office:value-type="string" calcext:value-type="string">
            <text:p>L23_MC-&gt;L23_MC</text:p>
          </table:table-cell>
        </table:table-row>
        <table:table-row table:style-name="ro4">
          <table:table-cell office:value-type="float" office:value="131073" calcext:value-type="float">
            <text:p>131073</text:p>
          </table:table-cell>
          <table:table-cell office:value-type="float" office:value="64997" calcext:value-type="float">
            <text:p>64997</text:p>
          </table:table-cell>
          <table:table-cell office:value-type="float" office:value="105886" calcext:value-type="float">
            <text:p>105886</text:p>
          </table:table-cell>
          <table:table-cell office:value-type="float" office:value="6.02583655816071" calcext:value-type="float">
            <text:p>6.02583655816071</text:p>
          </table:table-cell>
          <table:table-cell office:value-type="float" office:value="1" calcext:value-type="float">
            <text:p>1</text:p>
          </table:table-cell>
          <table:table-cell office:value-type="float" office:value="6.7741632" calcext:value-type="float">
            <text:p>6.774163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613839412198024" calcext:value-type="float">
            <text:p>0.613839412198024</text:p>
          </table:table-cell>
          <table:table-cell office:value-type="float" office:value="0.215039954525046" calcext:value-type="float">
            <text:p>0.215039954525046</text:p>
          </table:table-cell>
          <table:table-cell office:value-type="string" calcext:value-type="string">
            <text:p>L23_MC-&gt;L23_PC</text:p>
          </table:table-cell>
        </table:table-row>
        <table:table-row table:style-name="ro4">
          <table:table-cell office:value-type="float" office:value="131076" calcext:value-type="float">
            <text:p>131076</text:p>
          </table:table-cell>
          <table:table-cell office:value-type="float" office:value="5900" calcext:value-type="float">
            <text:p>5900</text:p>
          </table:table-cell>
          <table:table-cell office:value-type="float" office:value="18289" calcext:value-type="float">
            <text:p>18289</text:p>
          </table:table-cell>
          <table:table-cell office:value-type="float" office:value="2.71632259022724" calcext:value-type="float">
            <text:p>2.71632259022724</text:p>
          </table:table-cell>
          <table:table-cell office:value-type="float" office:value="1" calcext:value-type="float">
            <text:p>1</text:p>
          </table:table-cell>
          <table:table-cell office:value-type="float" office:value="5.7424736" calcext:value-type="float">
            <text:p>5.74247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22598283121002" calcext:value-type="float">
            <text:p>0.322598283121002</text:p>
          </table:table-cell>
          <table:table-cell office:value-type="float" office:value="0.409177624901473" calcext:value-type="float">
            <text:p>0.409177624901473</text:p>
          </table:table-cell>
          <table:table-cell office:value-type="string" calcext:value-type="string">
            <text:p>L23_MC-&gt;L4_MC</text:p>
          </table:table-cell>
        </table:table-row>
        <table:table-row table:style-name="ro4">
          <table:table-cell office:value-type="float" office:value="131075" calcext:value-type="float">
            <text:p>131075</text:p>
          </table:table-cell>
          <table:table-cell office:value-type="float" office:value="5141" calcext:value-type="float">
            <text:p>5141</text:p>
          </table:table-cell>
          <table:table-cell office:value-type="float" office:value="17911" calcext:value-type="float">
            <text:p>17911</text:p>
          </table:table-cell>
          <table:table-cell office:value-type="float" office:value="2.77174249458372" calcext:value-type="float">
            <text:p>2.77174249458372</text:p>
          </table:table-cell>
          <table:table-cell office:value-type="float" office:value="1" calcext:value-type="float">
            <text:p>1</text:p>
          </table:table-cell>
          <table:table-cell office:value-type="float" office:value="5.888958" calcext:value-type="float">
            <text:p>5.888958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87030316565239" calcext:value-type="float">
            <text:p>0.287030316565239</text:p>
          </table:table-cell>
          <table:table-cell office:value-type="float" office:value="0.459881732579081" calcext:value-type="float">
            <text:p>0.459881732579081</text:p>
          </table:table-cell>
          <table:table-cell office:value-type="string" calcext:value-type="string">
            <text:p>L23_MC-&gt;L4_PC</text:p>
          </table:table-cell>
        </table:table-row>
        <table:table-row table:style-name="ro4">
          <table:table-cell office:value-type="float" office:value="131078" calcext:value-type="float">
            <text:p>131078</text:p>
          </table:table-cell>
          <table:table-cell office:value-type="float" office:value="429" calcext:value-type="float">
            <text:p>429</text:p>
          </table:table-cell>
          <table:table-cell office:value-type="float" office:value="1156" calcext:value-type="float">
            <text:p>1156</text:p>
          </table:table-cell>
          <table:table-cell office:value-type="float" office:value="1.8496" calcext:value-type="float">
            <text:p>1.8496</text:p>
          </table:table-cell>
          <table:table-cell office:value-type="float" office:value="1" calcext:value-type="float">
            <text:p>1</text:p>
          </table:table-cell>
          <table:table-cell office:value-type="float" office:value="3.4330773" calcext:value-type="float">
            <text:p>3.43307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71107266435986" calcext:value-type="float">
            <text:p>0.371107266435986</text:p>
          </table:table-cell>
          <table:table-cell office:value-type="float" office:value="0.355692305764952" calcext:value-type="float">
            <text:p>0.355692305764952</text:p>
          </table:table-cell>
          <table:table-cell office:value-type="string" calcext:value-type="string">
            <text:p>L23_MC-&gt;L5_MC</text:p>
          </table:table-cell>
        </table:table-row>
        <table:table-row table:style-name="ro4">
          <table:table-cell office:value-type="float" office:value="131077" calcext:value-type="float">
            <text:p>131077</text:p>
          </table:table-cell>
          <table:table-cell office:value-type="float" office:value="16643" calcext:value-type="float">
            <text:p>16643</text:p>
          </table:table-cell>
          <table:table-cell office:value-type="float" office:value="79683" calcext:value-type="float">
            <text:p>79683</text:p>
          </table:table-cell>
          <table:table-cell office:value-type="float" office:value="5.41950622321975" calcext:value-type="float">
            <text:p>5.41950622321975</text:p>
          </table:table-cell>
          <table:table-cell office:value-type="float" office:value="1" calcext:value-type="float">
            <text:p>1</text:p>
          </table:table-cell>
          <table:table-cell office:value-type="float" office:value="12.851292" calcext:value-type="float">
            <text:p>12.85129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08865128069977" calcext:value-type="float">
            <text:p>0.208865128069977</text:p>
          </table:table-cell>
          <table:table-cell office:value-type="float" office:value="0.63198677780486" calcext:value-type="float">
            <text:p>0.63198677780486</text:p>
          </table:table-cell>
          <table:table-cell office:value-type="string" calcext:value-type="string">
            <text:p>L23_MC-&gt;L5_TTPC1</text:p>
          </table:table-cell>
        </table:table-row>
        <table:table-row table:style-name="ro4">
          <table:table-cell office:value-type="float" office:value="131080" calcext:value-type="float">
            <text:p>1310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1999999284744" calcext:value-type="float">
            <text:p>0.131999999284744</text:p>
          </table:table-cell>
          <table:table-cell office:value-type="string" calcext:value-type="string">
            <text:p>L23_MC-&gt;L6_MC</text:p>
          </table:table-cell>
        </table:table-row>
        <table:table-row table:style-name="ro4">
          <table:table-cell office:value-type="float" office:value="131079" calcext:value-type="float">
            <text:p>131079</text:p>
          </table:table-cell>
          <table:table-cell office:value-type="float" office:value="3167" calcext:value-type="float">
            <text:p>3167</text:p>
          </table:table-cell>
          <table:table-cell office:value-type="float" office:value="9482" calcext:value-type="float">
            <text:p>9482</text:p>
          </table:table-cell>
          <table:table-cell office:value-type="float" office:value="1.94982521077524" calcext:value-type="float">
            <text:p>1.94982521077524</text:p>
          </table:table-cell>
          <table:table-cell office:value-type="float" office:value="1" calcext:value-type="float">
            <text:p>1</text:p>
          </table:table-cell>
          <table:table-cell office:value-type="float" office:value="3.7029912" calcext:value-type="float">
            <text:p>3.70299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3400126555579" calcext:value-type="float">
            <text:p>0.33400126555579</text:p>
          </table:table-cell>
          <table:table-cell office:value-type="float" office:value="0.39520808121817" calcext:value-type="float">
            <text:p>0.39520808121817</text:p>
          </table:table-cell>
          <table:table-cell office:value-type="string" calcext:value-type="string">
            <text:p>L23_MC-&gt;L6_TPC_L1</text:p>
          </table:table-cell>
        </table:table-row>
        <table:table-row table:style-name="ro4">
          <table:table-cell office:value-type="float" office:value="65536" calcext:value-type="float">
            <text:p>65536</text:p>
          </table:table-cell>
          <table:table-cell office:value-type="float" office:value="269" calcext:value-type="float">
            <text:p>269</text:p>
          </table:table-cell>
          <table:table-cell office:value-type="float" office:value="915" calcext:value-type="float">
            <text:p>915</text:p>
          </table:table-cell>
          <table:table-cell office:value-type="float" office:value="2.31060606060606" calcext:value-type="float">
            <text:p>2.31060606060606</text:p>
          </table:table-cell>
          <table:table-cell office:value-type="float" office:value="0.7970274" calcext:value-type="float">
            <text:p>0.7970274</text:p>
          </table:table-cell>
          <table:table-cell office:value-type="float" office:value="4.6337667" calcext:value-type="float">
            <text:p>4.63376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93989071038251" calcext:value-type="float">
            <text:p>0.293989071038251</text:p>
          </table:table-cell>
          <table:table-cell office:value-type="float" office:value="0.25511153430079" calcext:value-type="float">
            <text:p>0.25511153430079</text:p>
          </table:table-cell>
          <table:table-cell office:value-type="string" calcext:value-type="string">
            <text:p>L23_PC-&gt;L1_SLAC</text:p>
          </table:table-cell>
        </table:table-row>
        <table:table-row table:style-name="ro4">
          <table:table-cell office:value-type="float" office:value="65538" calcext:value-type="float">
            <text:p>65538</text:p>
          </table:table-cell>
          <table:table-cell office:value-type="float" office:value="15647" calcext:value-type="float">
            <text:p>15647</text:p>
          </table:table-cell>
          <table:table-cell office:value-type="float" office:value="44082" calcext:value-type="float">
            <text:p>44082</text:p>
          </table:table-cell>
          <table:table-cell office:value-type="float" office:value="5.00249659555152" calcext:value-type="float">
            <text:p>5.00249659555152</text:p>
          </table:table-cell>
          <table:table-cell office:value-type="float" office:value="0.7608776" calcext:value-type="float">
            <text:p>0.7608776</text:p>
          </table:table-cell>
          <table:table-cell office:value-type="float" office:value="10.63623" calcext:value-type="float">
            <text:p>10.63623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54952134658137" calcext:value-type="float">
            <text:p>0.354952134658137</text:p>
          </table:table-cell>
          <table:table-cell office:value-type="float" office:value="0.211296103494254" calcext:value-type="float">
            <text:p>0.211296103494254</text:p>
          </table:table-cell>
          <table:table-cell office:value-type="string" calcext:value-type="string">
            <text:p>L23_PC-&gt;L23_MC</text:p>
          </table:table-cell>
        </table:table-row>
        <table:table-row table:style-name="ro4">
          <table:table-cell office:value-type="float" office:value="65537" calcext:value-type="float">
            <text:p>65537</text:p>
          </table:table-cell>
          <table:table-cell office:value-type="float" office:value="83474" calcext:value-type="float">
            <text:p>83474</text:p>
          </table:table-cell>
          <table:table-cell office:value-type="float" office:value="94802" calcext:value-type="float">
            <text:p>94802</text:p>
          </table:table-cell>
          <table:table-cell office:value-type="float" office:value="5.64902872124896" calcext:value-type="float">
            <text:p>5.64902872124896</text:p>
          </table:table-cell>
          <table:table-cell office:value-type="float" office:value="0.1329383" calcext:value-type="float">
            <text:p>0.1329383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80508850024261" calcext:value-type="float">
            <text:p>0.880508850024261</text:p>
          </table:table-cell>
          <table:table-cell office:value-type="float" office:value="0.0851780228877492" calcext:value-type="float">
            <text:p>0.085178022887749</text:p>
          </table:table-cell>
          <table:table-cell office:value-type="string" calcext:value-type="string">
            <text:p>L23_PC-&gt;L23_PC</text:p>
          </table:table-cell>
        </table:table-row>
        <table:table-row table:style-name="ro4">
          <table:table-cell office:value-type="float" office:value="65540" calcext:value-type="float">
            <text:p>65540</text:p>
          </table:table-cell>
          <table:table-cell office:value-type="float" office:value="14732" calcext:value-type="float">
            <text:p>14732</text:p>
          </table:table-cell>
          <table:table-cell office:value-type="float" office:value="47205" calcext:value-type="float">
            <text:p>47205</text:p>
          </table:table-cell>
          <table:table-cell office:value-type="float" office:value="3.50393408551069" calcext:value-type="float">
            <text:p>3.50393408551069</text:p>
          </table:table-cell>
          <table:table-cell office:value-type="float" office:value="0.76988226" calcext:value-type="float">
            <text:p>0.76988226</text:p>
          </table:table-cell>
          <table:table-cell office:value-type="float" office:value="7.283203" calcext:value-type="float">
            <text:p>7.2832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12085584154221" calcext:value-type="float">
            <text:p>0.312085584154221</text:p>
          </table:table-cell>
          <table:table-cell office:value-type="float" office:value="0.240318703548864" calcext:value-type="float">
            <text:p>0.240318703548864</text:p>
          </table:table-cell>
          <table:table-cell office:value-type="string" calcext:value-type="string">
            <text:p>L23_PC-&gt;L4_MC</text:p>
          </table:table-cell>
        </table:table-row>
        <table:table-row table:style-name="ro4">
          <table:table-cell office:value-type="float" office:value="65539" calcext:value-type="float">
            <text:p>65539</text:p>
          </table:table-cell>
          <table:table-cell office:value-type="float" office:value="10545" calcext:value-type="float">
            <text:p>10545</text:p>
          </table:table-cell>
          <table:table-cell office:value-type="float" office:value="31601" calcext:value-type="float">
            <text:p>31601</text:p>
          </table:table-cell>
          <table:table-cell office:value-type="float" office:value="3.41965155286224" calcext:value-type="float">
            <text:p>3.41965155286224</text:p>
          </table:table-cell>
          <table:table-cell office:value-type="float" office:value="0.7707681" calcext:value-type="float">
            <text:p>0.7707681</text:p>
          </table:table-cell>
          <table:table-cell office:value-type="float" office:value="7.0949707" calcext:value-type="float">
            <text:p>7.09497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33691971773045" calcext:value-type="float">
            <text:p>0.333691971773045</text:p>
          </table:table-cell>
          <table:table-cell office:value-type="float" office:value="0.224758188162951" calcext:value-type="float">
            <text:p>0.224758188162951</text:p>
          </table:table-cell>
          <table:table-cell office:value-type="string" calcext:value-type="string">
            <text:p>L23_PC-&gt;L4_PC</text:p>
          </table:table-cell>
        </table:table-row>
        <table:table-row table:style-name="ro4">
          <table:table-cell office:value-type="float" office:value="65542" calcext:value-type="float">
            <text:p>65542</text:p>
          </table:table-cell>
          <table:table-cell office:value-type="float" office:value="1644" calcext:value-type="float">
            <text:p>1644</text:p>
          </table:table-cell>
          <table:table-cell office:value-type="float" office:value="5458" calcext:value-type="float">
            <text:p>5458</text:p>
          </table:table-cell>
          <table:table-cell office:value-type="float" office:value="2.33947706815259" calcext:value-type="float">
            <text:p>2.33947706815259</text:p>
          </table:table-cell>
          <table:table-cell office:value-type="float" office:value="0.79568875" calcext:value-type="float">
            <text:p>0.79568875</text:p>
          </table:table-cell>
          <table:table-cell office:value-type="float" office:value="4.6974206" calcext:value-type="float">
            <text:p>4.69742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01209234151704" calcext:value-type="float">
            <text:p>0.301209234151704</text:p>
          </table:table-cell>
          <table:table-cell office:value-type="float" office:value="0.248996360259189" calcext:value-type="float">
            <text:p>0.248996360259189</text:p>
          </table:table-cell>
          <table:table-cell office:value-type="string" calcext:value-type="string">
            <text:p>L23_PC-&gt;L5_MC</text:p>
          </table:table-cell>
        </table:table-row>
        <table:table-row table:style-name="ro4">
          <table:table-cell office:value-type="float" office:value="65541" calcext:value-type="float">
            <text:p>65541</text:p>
          </table:table-cell>
          <table:table-cell office:value-type="float" office:value="31073" calcext:value-type="float">
            <text:p>31073</text:p>
          </table:table-cell>
          <table:table-cell office:value-type="float" office:value="98670" calcext:value-type="float">
            <text:p>98670</text:p>
          </table:table-cell>
          <table:table-cell office:value-type="float" office:value="4.8673046566693" calcext:value-type="float">
            <text:p>4.8673046566693</text:p>
          </table:table-cell>
          <table:table-cell office:value-type="float" office:value="0.76134056" calcext:value-type="float">
            <text:p>0.76134056</text:p>
          </table:table-cell>
          <table:table-cell office:value-type="float" office:value="10.333008" calcext:value-type="float">
            <text:p>10.3330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14918414918415" calcext:value-type="float">
            <text:p>0.314918414918415</text:p>
          </table:table-cell>
          <table:table-cell office:value-type="float" office:value="0.238156930262914" calcext:value-type="float">
            <text:p>0.238156930262914</text:p>
          </table:table-cell>
          <table:table-cell office:value-type="string" calcext:value-type="string">
            <text:p>L23_PC-&gt;L5_TTPC1</text:p>
          </table:table-cell>
        </table:table-row>
        <table:table-row table:style-name="ro4">
          <table:table-cell office:value-type="float" office:value="65544" calcext:value-type="float">
            <text:p>65544</text:p>
          </table:table-cell>
          <table:table-cell office:value-type="float" office:value="514" calcext:value-type="float">
            <text:p>514</text:p>
          </table:table-cell>
          <table:table-cell office:value-type="float" office:value="1432" calcext:value-type="float">
            <text:p>1432</text:p>
          </table:table-cell>
          <table:table-cell office:value-type="float" office:value="2.0169014084507" calcext:value-type="float">
            <text:p>2.0169014084507</text:p>
          </table:table-cell>
          <table:table-cell office:value-type="float" office:value="0.81484133" calcext:value-type="float">
            <text:p>0.81484133</text:p>
          </table:table-cell>
          <table:table-cell office:value-type="float" office:value="3.9858398" calcext:value-type="float">
            <text:p>3.9858398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58938547486034" calcext:value-type="float">
            <text:p>0.358938547486034</text:p>
          </table:table-cell>
          <table:table-cell office:value-type="float" office:value="0.208949424645316" calcext:value-type="float">
            <text:p>0.208949424645316</text:p>
          </table:table-cell>
          <table:table-cell office:value-type="string" calcext:value-type="string">
            <text:p>L23_PC-&gt;L6_MC</text:p>
          </table:table-cell>
        </table:table-row>
        <table:table-row table:style-name="ro4">
          <table:table-cell office:value-type="float" office:value="65543" calcext:value-type="float">
            <text:p>65543</text:p>
          </table:table-cell>
          <table:table-cell office:value-type="float" office:value="10904" calcext:value-type="float">
            <text:p>10904</text:p>
          </table:table-cell>
          <table:table-cell office:value-type="float" office:value="34990" calcext:value-type="float">
            <text:p>34990</text:p>
          </table:table-cell>
          <table:table-cell office:value-type="float" office:value="2.30000657332545" calcext:value-type="float">
            <text:p>2.30000657332545</text:p>
          </table:table-cell>
          <table:table-cell office:value-type="float" office:value="0.7975101" calcext:value-type="float">
            <text:p>0.7975101</text:p>
          </table:table-cell>
          <table:table-cell office:value-type="float" office:value="4.6103053" calcext:value-type="float">
            <text:p>4.61030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11631894827094" calcext:value-type="float">
            <text:p>0.311631894827094</text:p>
          </table:table-cell>
          <table:table-cell office:value-type="float" office:value="0.240668571558907" calcext:value-type="float">
            <text:p>0.240668571558907</text:p>
          </table:table-cell>
          <table:table-cell office:value-type="string" calcext:value-type="string">
            <text:p>L23_PC-&gt;L6_TPC_L1</text:p>
          </table:table-cell>
        </table:table-row>
        <table:table-row table:style-name="ro4">
          <table:table-cell office:value-type="float" office:value="262144" calcext:value-type="float">
            <text:p>262144</text:p>
          </table:table-cell>
          <table:table-cell office:value-type="float" office:value="1693" calcext:value-type="float">
            <text:p>1693</text:p>
          </table:table-cell>
          <table:table-cell office:value-type="float" office:value="6044" calcext:value-type="float">
            <text:p>6044</text:p>
          </table:table-cell>
          <table:table-cell office:value-type="float" office:value="3.94516971279373" calcext:value-type="float">
            <text:p>3.94516971279373</text:p>
          </table:table-cell>
          <table:table-cell office:value-type="float" office:value="0.7560962" calcext:value-type="float">
            <text:p>0.7560962</text:p>
          </table:table-cell>
          <table:table-cell office:value-type="float" office:value="8.180494" calcext:value-type="float">
            <text:p>8.18049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80112508272667" calcext:value-type="float">
            <text:p>0.280112508272667</text:p>
          </table:table-cell>
          <table:table-cell office:value-type="float" office:value="0.264179566310696" calcext:value-type="float">
            <text:p>0.264179566310696</text:p>
          </table:table-cell>
          <table:table-cell office:value-type="string" calcext:value-type="string">
            <text:p>L4_MC-&gt;L1_SLAC</text:p>
          </table:table-cell>
        </table:table-row>
        <table:table-row table:style-name="ro4">
          <table:table-cell office:value-type="float" office:value="262146" calcext:value-type="float">
            <text:p>262146</text:p>
          </table:table-cell>
          <table:table-cell office:value-type="float" office:value="20632" calcext:value-type="float">
            <text:p>20632</text:p>
          </table:table-cell>
          <table:table-cell office:value-type="float" office:value="78066" calcext:value-type="float">
            <text:p>78066</text:p>
          </table:table-cell>
          <table:table-cell office:value-type="float" office:value="7.02980639351643" calcext:value-type="float">
            <text:p>7.02980639351643</text:p>
          </table:table-cell>
          <table:table-cell office:value-type="float" office:value="0.74694043" calcext:value-type="float">
            <text:p>0.74694043</text:p>
          </table:table-cell>
          <table:table-cell office:value-type="float" office:value="15.011719" calcext:value-type="float">
            <text:p>15.011719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64289191197192" calcext:value-type="float">
            <text:p>0.264289191197192</text:p>
          </table:table-cell>
          <table:table-cell office:value-type="float" office:value="0.279996320010156" calcext:value-type="float">
            <text:p>0.279996320010156</text:p>
          </table:table-cell>
          <table:table-cell office:value-type="string" calcext:value-type="string">
            <text:p>L4_MC-&gt;L23_MC</text:p>
          </table:table-cell>
        </table:table-row>
        <table:table-row table:style-name="ro4">
          <table:table-cell office:value-type="float" office:value="262145" calcext:value-type="float">
            <text:p>262145</text:p>
          </table:table-cell>
          <table:table-cell office:value-type="float" office:value="30869" calcext:value-type="float">
            <text:p>30869</text:p>
          </table:table-cell>
          <table:table-cell office:value-type="float" office:value="103837" calcext:value-type="float">
            <text:p>103837</text:p>
          </table:table-cell>
          <table:table-cell office:value-type="float" office:value="6.14274727875059" calcext:value-type="float">
            <text:p>6.14274727875059</text:p>
          </table:table-cell>
          <table:table-cell office:value-type="float" office:value="0.7481714" calcext:value-type="float">
            <text:p>0.7481714</text:p>
          </table:table-cell>
          <table:table-cell office:value-type="float" office:value="13.042969" calcext:value-type="float">
            <text:p>13.042969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97283242004295" calcext:value-type="float">
            <text:p>0.297283242004295</text:p>
          </table:table-cell>
          <table:table-cell office:value-type="float" office:value="0.248920862322287" calcext:value-type="float">
            <text:p>0.248920862322287</text:p>
          </table:table-cell>
          <table:table-cell office:value-type="string" calcext:value-type="string">
            <text:p>L4_MC-&gt;L23_PC</text:p>
          </table:table-cell>
        </table:table-row>
        <table:table-row table:style-name="ro4">
          <table:table-cell office:value-type="float" office:value="262148" calcext:value-type="float">
            <text:p>262148</text:p>
          </table:table-cell>
          <table:table-cell office:value-type="float" office:value="25116" calcext:value-type="float">
            <text:p>25116</text:p>
          </table:table-cell>
          <table:table-cell office:value-type="float" office:value="163249" calcext:value-type="float">
            <text:p>163249</text:p>
          </table:table-cell>
          <table:table-cell office:value-type="float" office:value="12.6119437577256" calcext:value-type="float">
            <text:p>12.6119437577256</text:p>
          </table:table-cell>
          <table:table-cell office:value-type="float" office:value="0.7442835" calcext:value-type="float">
            <text:p>0.7442835</text:p>
          </table:table-cell>
          <table:table-cell office:value-type="float" office:value="27.427734" calcext:value-type="float">
            <text:p>27.4277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53850865855227" calcext:value-type="float">
            <text:p>0.153850865855227</text:p>
          </table:table-cell>
          <table:table-cell office:value-type="float" office:value="0.480985274553527" calcext:value-type="float">
            <text:p>0.480985274553527</text:p>
          </table:table-cell>
          <table:table-cell office:value-type="string" calcext:value-type="string">
            <text:p>L4_MC-&gt;L4_MC</text:p>
          </table:table-cell>
        </table:table-row>
        <table:table-row table:style-name="ro4">
          <table:table-cell office:value-type="float" office:value="262147" calcext:value-type="float">
            <text:p>262147</text:p>
          </table:table-cell>
          <table:table-cell office:value-type="float" office:value="13363" calcext:value-type="float">
            <text:p>13363</text:p>
          </table:table-cell>
          <table:table-cell office:value-type="float" office:value="71797" calcext:value-type="float">
            <text:p>71797</text:p>
          </table:table-cell>
          <table:table-cell office:value-type="float" office:value="7.78624877995879" calcext:value-type="float">
            <text:p>7.78624877995879</text:p>
          </table:table-cell>
          <table:table-cell office:value-type="float" office:value="0.74620974" calcext:value-type="float">
            <text:p>0.74620974</text:p>
          </table:table-cell>
          <table:table-cell office:value-type="float" office:value="16.691895" calcext:value-type="float">
            <text:p>16.691895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86121982812652" calcext:value-type="float">
            <text:p>0.186121982812652</text:p>
          </table:table-cell>
          <table:table-cell office:value-type="float" office:value="0.397588720232804" calcext:value-type="float">
            <text:p>0.397588720232804</text:p>
          </table:table-cell>
          <table:table-cell office:value-type="string" calcext:value-type="string">
            <text:p>L4_MC-&gt;L4_PC</text:p>
          </table:table-cell>
        </table:table-row>
        <table:table-row table:style-name="ro4">
          <table:table-cell office:value-type="float" office:value="262150" calcext:value-type="float">
            <text:p>262150</text:p>
          </table:table-cell>
          <table:table-cell office:value-type="float" office:value="3319" calcext:value-type="float">
            <text:p>3319</text:p>
          </table:table-cell>
          <table:table-cell office:value-type="float" office:value="9702" calcext:value-type="float">
            <text:p>9702</text:p>
          </table:table-cell>
          <table:table-cell office:value-type="float" office:value="3.39349422875131" calcext:value-type="float">
            <text:p>3.39349422875131</text:p>
          </table:table-cell>
          <table:table-cell office:value-type="float" office:value="0.7612391" calcext:value-type="float">
            <text:p>0.7612391</text:p>
          </table:table-cell>
          <table:table-cell office:value-type="float" office:value="6.9660645" calcext:value-type="float">
            <text:p>6.9660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42094413522985" calcext:value-type="float">
            <text:p>0.342094413522985</text:p>
          </table:table-cell>
          <table:table-cell office:value-type="float" office:value="0.216314555363829" calcext:value-type="float">
            <text:p>0.216314555363829</text:p>
          </table:table-cell>
          <table:table-cell office:value-type="string" calcext:value-type="string">
            <text:p>L4_MC-&gt;L5_MC</text:p>
          </table:table-cell>
        </table:table-row>
        <table:table-row table:style-name="ro4">
          <table:table-cell office:value-type="float" office:value="262149" calcext:value-type="float">
            <text:p>262149</text:p>
          </table:table-cell>
          <table:table-cell office:value-type="float" office:value="45189" calcext:value-type="float">
            <text:p>45189</text:p>
          </table:table-cell>
          <table:table-cell office:value-type="float" office:value="188132" calcext:value-type="float">
            <text:p>188132</text:p>
          </table:table-cell>
          <table:table-cell office:value-type="float" office:value="11.3991759573437" calcext:value-type="float">
            <text:p>11.3991759573437</text:p>
          </table:table-cell>
          <table:table-cell office:value-type="float" office:value="0.7445001" calcext:value-type="float">
            <text:p>0.7445001</text:p>
          </table:table-cell>
          <table:table-cell office:value-type="float" office:value="24.726562" calcext:value-type="float">
            <text:p>24.726562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40198371356282" calcext:value-type="float">
            <text:p>0.240198371356282</text:p>
          </table:table-cell>
          <table:table-cell office:value-type="float" office:value="0.308078695687372" calcext:value-type="float">
            <text:p>0.308078695687372</text:p>
          </table:table-cell>
          <table:table-cell office:value-type="string" calcext:value-type="string">
            <text:p>L4_MC-&gt;L5_TTPC1</text:p>
          </table:table-cell>
        </table:table-row>
        <table:table-row table:style-name="ro4">
          <table:table-cell office:value-type="float" office:value="262152" calcext:value-type="float">
            <text:p>262152</text:p>
          </table:table-cell>
          <table:table-cell office:value-type="float" office:value="289" calcext:value-type="float">
            <text:p>289</text:p>
          </table:table-cell>
          <table:table-cell office:value-type="float" office:value="737" calcext:value-type="float">
            <text:p>737</text:p>
          </table:table-cell>
          <table:table-cell office:value-type="float" office:value="2.26073619631902" calcext:value-type="float">
            <text:p>2.26073619631902</text:p>
          </table:table-cell>
          <table:table-cell office:value-type="float" office:value="0.78960484" calcext:value-type="float">
            <text:p>0.78960484</text:p>
          </table:table-cell>
          <table:table-cell office:value-type="float" office:value="4.48645" calcext:value-type="float">
            <text:p>4.48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921302578019" calcext:value-type="float">
            <text:p>0.3921302578019</text:p>
          </table:table-cell>
          <table:table-cell office:value-type="float" office:value="0.188712805200201" calcext:value-type="float">
            <text:p>0.188712805200201</text:p>
          </table:table-cell>
          <table:table-cell office:value-type="string" calcext:value-type="string">
            <text:p>L4_MC-&gt;L6_MC</text:p>
          </table:table-cell>
        </table:table-row>
        <table:table-row table:style-name="ro4">
          <table:table-cell office:value-type="float" office:value="262151" calcext:value-type="float">
            <text:p>262151</text:p>
          </table:table-cell>
          <table:table-cell office:value-type="float" office:value="18068" calcext:value-type="float">
            <text:p>18068</text:p>
          </table:table-cell>
          <table:table-cell office:value-type="float" office:value="54710" calcext:value-type="float">
            <text:p>54710</text:p>
          </table:table-cell>
          <table:table-cell office:value-type="float" office:value="3.34638204171509" calcext:value-type="float">
            <text:p>3.34638204171509</text:p>
          </table:table-cell>
          <table:table-cell office:value-type="float" office:value="0.76174873" calcext:value-type="float">
            <text:p>0.76174873</text:p>
          </table:table-cell>
          <table:table-cell office:value-type="float" office:value="6.8620605" calcext:value-type="float">
            <text:p>6.8620605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30250411259368" calcext:value-type="float">
            <text:p>0.330250411259368</text:p>
          </table:table-cell>
          <table:table-cell office:value-type="float" office:value="0.224072396069046" calcext:value-type="float">
            <text:p>0.224072396069046</text:p>
          </table:table-cell>
          <table:table-cell office:value-type="string" calcext:value-type="string">
            <text:p>L4_MC-&gt;L6_TPC_L1</text:p>
          </table:table-cell>
        </table:table-row>
        <table:table-row table:style-name="ro4">
          <table:table-cell office:value-type="float" office:value="196610" calcext:value-type="float">
            <text:p>196610</text:p>
          </table:table-cell>
          <table:table-cell office:value-type="float" office:value="785" calcext:value-type="float">
            <text:p>785</text:p>
          </table:table-cell>
          <table:table-cell office:value-type="float" office:value="2173" calcext:value-type="float">
            <text:p>2173</text:p>
          </table:table-cell>
          <table:table-cell office:value-type="float" office:value="2.03274087932647" calcext:value-type="float">
            <text:p>2.03274087932647</text:p>
          </table:table-cell>
          <table:table-cell office:value-type="float" office:value="0.66670895" calcext:value-type="float">
            <text:p>0.66670895</text:p>
          </table:table-cell>
          <table:table-cell office:value-type="float" office:value="3.5656128" calcext:value-type="float">
            <text:p>3.5656128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61251725724804" calcext:value-type="float">
            <text:p>0.361251725724804</text:p>
          </table:table-cell>
          <table:table-cell office:value-type="float" office:value="0.16608916826214" calcext:value-type="float">
            <text:p>0.16608916826214</text:p>
          </table:table-cell>
          <table:table-cell office:value-type="string" calcext:value-type="string">
            <text:p>L4_PC-&gt;L23_MC</text:p>
          </table:table-cell>
        </table:table-row>
        <table:table-row table:style-name="ro4">
          <table:table-cell office:value-type="float" office:value="196609" calcext:value-type="float">
            <text:p>196609</text:p>
          </table:table-cell>
          <table:table-cell office:value-type="float" office:value="715" calcext:value-type="float">
            <text:p>715</text:p>
          </table:table-cell>
          <table:table-cell office:value-type="float" office:value="2212" calcext:value-type="float">
            <text:p>2212</text:p>
          </table:table-cell>
          <table:table-cell office:value-type="float" office:value="1.78675282714055" calcext:value-type="float">
            <text:p>1.78675282714055</text:p>
          </table:table-cell>
          <table:table-cell office:value-type="float" office:value="0.69104004" calcext:value-type="float">
            <text:p>0.69104004</text:p>
          </table:table-cell>
          <table:table-cell office:value-type="float" office:value="3.1310332" calcext:value-type="float">
            <text:p>3.1310332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23236889692586" calcext:value-type="float">
            <text:p>0.323236889692586</text:p>
          </table:table-cell>
          <table:table-cell office:value-type="float" office:value="0.185622373473394" calcext:value-type="float">
            <text:p>0.185622373473394</text:p>
          </table:table-cell>
          <table:table-cell office:value-type="string" calcext:value-type="string">
            <text:p>L4_PC-&gt;L23_PC</text:p>
          </table:table-cell>
        </table:table-row>
        <table:table-row table:style-name="ro4">
          <table:table-cell office:value-type="float" office:value="196612" calcext:value-type="float">
            <text:p>196612</text:p>
          </table:table-cell>
          <table:table-cell office:value-type="float" office:value="8734" calcext:value-type="float">
            <text:p>8734</text:p>
          </table:table-cell>
          <table:table-cell office:value-type="float" office:value="23879" calcext:value-type="float">
            <text:p>23879</text:p>
          </table:table-cell>
          <table:table-cell office:value-type="float" office:value="3.27154404712974" calcext:value-type="float">
            <text:p>3.27154404712974</text:p>
          </table:table-cell>
          <table:table-cell office:value-type="float" office:value="0.6244462" calcext:value-type="float">
            <text:p>0.6244462</text:p>
          </table:table-cell>
          <table:table-cell office:value-type="float" office:value="5.755371" calcext:value-type="float">
            <text:p>5.755371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65760710247498" calcext:value-type="float">
            <text:p>0.365760710247498</text:p>
          </table:table-cell>
          <table:table-cell office:value-type="float" office:value="0.164041672541306" calcext:value-type="float">
            <text:p>0.164041672541306</text:p>
          </table:table-cell>
          <table:table-cell office:value-type="string" calcext:value-type="string">
            <text:p>L4_PC-&gt;L4_MC</text:p>
          </table:table-cell>
        </table:table-row>
        <table:table-row table:style-name="ro4">
          <table:table-cell office:value-type="float" office:value="196611" calcext:value-type="float">
            <text:p>196611</text:p>
          </table:table-cell>
          <table:table-cell office:value-type="float" office:value="2626" calcext:value-type="float">
            <text:p>2626</text:p>
          </table:table-cell>
          <table:table-cell office:value-type="float" office:value="7164" calcext:value-type="float">
            <text:p>7164</text:p>
          </table:table-cell>
          <table:table-cell office:value-type="float" office:value="2.39518555667001" calcext:value-type="float">
            <text:p>2.39518555667001</text:p>
          </table:table-cell>
          <table:table-cell office:value-type="float" office:value="0.6462304" calcext:value-type="float">
            <text:p>0.6462304</text:p>
          </table:table-cell>
          <table:table-cell office:value-type="float" office:value="4.204834" calcext:value-type="float">
            <text:p>4.204834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66554997208264" calcext:value-type="float">
            <text:p>0.366554997208264</text:p>
          </table:table-cell>
          <table:table-cell office:value-type="float" office:value="0.163686211116652" calcext:value-type="float">
            <text:p>0.163686211116652</text:p>
          </table:table-cell>
          <table:table-cell office:value-type="string" calcext:value-type="string">
            <text:p>L4_PC-&gt;L4_PC</text:p>
          </table:table-cell>
        </table:table-row>
        <table:table-row table:style-name="ro4">
          <table:table-cell office:value-type="float" office:value="196614" calcext:value-type="float">
            <text:p>196614</text:p>
          </table:table-cell>
          <table:table-cell office:value-type="float" office:value="1701" calcext:value-type="float">
            <text:p>1701</text:p>
          </table:table-cell>
          <table:table-cell office:value-type="float" office:value="4237" calcext:value-type="float">
            <text:p>4237</text:p>
          </table:table-cell>
          <table:table-cell office:value-type="float" office:value="2.37366946778711" calcext:value-type="float">
            <text:p>2.37366946778711</text:p>
          </table:table-cell>
          <table:table-cell office:value-type="float" office:value="0.6471106" calcext:value-type="float">
            <text:p>0.6471106</text:p>
          </table:table-cell>
          <table:table-cell office:value-type="float" office:value="4.166748" calcext:value-type="float">
            <text:p>4.166748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01463299504366" calcext:value-type="float">
            <text:p>0.401463299504366</text:p>
          </table:table-cell>
          <table:table-cell office:value-type="float" office:value="0.149453259446055" calcext:value-type="float">
            <text:p>0.149453259446055</text:p>
          </table:table-cell>
          <table:table-cell office:value-type="string" calcext:value-type="string">
            <text:p>L4_PC-&gt;L5_MC</text:p>
          </table:table-cell>
        </table:table-row>
        <table:table-row table:style-name="ro4">
          <table:table-cell office:value-type="float" office:value="196613" calcext:value-type="float">
            <text:p>196613</text:p>
          </table:table-cell>
          <table:table-cell office:value-type="float" office:value="14513" calcext:value-type="float">
            <text:p>14513</text:p>
          </table:table-cell>
          <table:table-cell office:value-type="float" office:value="35169" calcext:value-type="float">
            <text:p>35169</text:p>
          </table:table-cell>
          <table:table-cell office:value-type="float" office:value="3.69966337050284" calcext:value-type="float">
            <text:p>3.69966337050284</text:p>
          </table:table-cell>
          <table:table-cell office:value-type="float" office:value="0.6193806" calcext:value-type="float">
            <text:p>0.6193806</text:p>
          </table:table-cell>
          <table:table-cell office:value-type="float" office:value="6.5163574" calcext:value-type="float">
            <text:p>6.5163574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12664562540874" calcext:value-type="float">
            <text:p>0.412664562540874</text:p>
          </table:table-cell>
          <table:table-cell office:value-type="float" office:value="0.145396537782312" calcext:value-type="float">
            <text:p>0.145396537782312</text:p>
          </table:table-cell>
          <table:table-cell office:value-type="string" calcext:value-type="string">
            <text:p>L4_PC-&gt;L5_TTPC1</text:p>
          </table:table-cell>
        </table:table-row>
        <table:table-row table:style-name="ro4">
          <table:table-cell office:value-type="float" office:value="196616" calcext:value-type="float">
            <text:p>196616</text:p>
          </table:table-cell>
          <table:table-cell office:value-type="float" office:value="285" calcext:value-type="float">
            <text:p>285</text:p>
          </table:table-cell>
          <table:table-cell office:value-type="float" office:value="878" calcext:value-type="float">
            <text:p>878</text:p>
          </table:table-cell>
          <table:table-cell office:value-type="float" office:value="1.81780538302277" calcext:value-type="float">
            <text:p>1.81780538302277</text:p>
          </table:table-cell>
          <table:table-cell office:value-type="float" office:value="0.68725586" calcext:value-type="float">
            <text:p>0.68725586</text:p>
          </table:table-cell>
          <table:table-cell office:value-type="float" office:value="3.1861246" calcext:value-type="float">
            <text:p>3.1861246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24601366742597" calcext:value-type="float">
            <text:p>0.324601366742597</text:p>
          </table:table-cell>
          <table:table-cell office:value-type="float" office:value="0.184842101131615" calcext:value-type="float">
            <text:p>0.184842101131615</text:p>
          </table:table-cell>
          <table:table-cell office:value-type="string" calcext:value-type="string">
            <text:p>L4_PC-&gt;L6_MC</text:p>
          </table:table-cell>
        </table:table-row>
        <table:table-row table:style-name="ro4">
          <table:table-cell office:value-type="float" office:value="196615" calcext:value-type="float">
            <text:p>196615</text:p>
          </table:table-cell>
          <table:table-cell office:value-type="float" office:value="5418" calcext:value-type="float">
            <text:p>5418</text:p>
          </table:table-cell>
          <table:table-cell office:value-type="float" office:value="14495" calcext:value-type="float">
            <text:p>14495</text:p>
          </table:table-cell>
          <table:table-cell office:value-type="float" office:value="2.01824004455583" calcext:value-type="float">
            <text:p>2.01824004455583</text:p>
          </table:table-cell>
          <table:table-cell office:value-type="float" office:value="0.6678717" calcext:value-type="float">
            <text:p>0.6678717</text:p>
          </table:table-cell>
          <table:table-cell office:value-type="float" office:value="3.5401611" calcext:value-type="float">
            <text:p>3.5401611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73784063470162" calcext:value-type="float">
            <text:p>0.373784063470162</text:p>
          </table:table-cell>
          <table:table-cell office:value-type="float" office:value="0.160520483676761" calcext:value-type="float">
            <text:p>0.160520483676761</text:p>
          </table:table-cell>
          <table:table-cell office:value-type="string" calcext:value-type="string">
            <text:p>L4_PC-&gt;L6_TPC_L1</text:p>
          </table:table-cell>
        </table:table-row>
        <table:table-row table:style-name="ro4">
          <table:table-cell office:value-type="float" office:value="393216" calcext:value-type="float">
            <text:p>393216</text:p>
          </table:table-cell>
          <table:table-cell office:value-type="float" office:value="160" calcext:value-type="float">
            <text:p>160</text:p>
          </table:table-cell>
          <table:table-cell office:value-type="float" office:value="426" calcext:value-type="float">
            <text:p>426</text:p>
          </table:table-cell>
          <table:table-cell office:value-type="float" office:value="2.05797101449275" calcext:value-type="float">
            <text:p>2.05797101449275</text:p>
          </table:table-cell>
          <table:table-cell office:value-type="float" office:value="0.68444324" calcext:value-type="float">
            <text:p>0.68444324</text:p>
          </table:table-cell>
          <table:table-cell office:value-type="float" office:value="3.6723633" calcext:value-type="float">
            <text:p>3.6723633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75586854460094" calcext:value-type="float">
            <text:p>0.375586854460094</text:p>
          </table:table-cell>
          <table:table-cell office:value-type="float" office:value="0.165074997302145" calcext:value-type="float">
            <text:p>0.165074997302145</text:p>
          </table:table-cell>
          <table:table-cell office:value-type="string" calcext:value-type="string">
            <text:p>L5_MC-&gt;L1_SLAC</text:p>
          </table:table-cell>
        </table:table-row>
        <table:table-row table:style-name="ro4">
          <table:table-cell office:value-type="float" office:value="393218" calcext:value-type="float">
            <text:p>393218</text:p>
          </table:table-cell>
          <table:table-cell office:value-type="float" office:value="6552" calcext:value-type="float">
            <text:p>6552</text:p>
          </table:table-cell>
          <table:table-cell office:value-type="float" office:value="13720" calcext:value-type="float">
            <text:p>13720</text:p>
          </table:table-cell>
          <table:table-cell office:value-type="float" office:value="4.02228085605394" calcext:value-type="float">
            <text:p>4.02228085605394</text:p>
          </table:table-cell>
          <table:table-cell office:value-type="float" office:value="0.63646764" calcext:value-type="float">
            <text:p>0.63646764</text:p>
          </table:table-cell>
          <table:table-cell office:value-type="float" office:value="7.270752" calcext:value-type="float">
            <text:p>7.2707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77551020408163" calcext:value-type="float">
            <text:p>0.477551020408163</text:p>
          </table:table-cell>
          <table:table-cell office:value-type="float" office:value="0.129829057707236" calcext:value-type="float">
            <text:p>0.129829057707236</text:p>
          </table:table-cell>
          <table:table-cell office:value-type="string" calcext:value-type="string">
            <text:p>L5_MC-&gt;L23_MC</text:p>
          </table:table-cell>
        </table:table-row>
        <table:table-row table:style-name="ro4">
          <table:table-cell office:value-type="float" office:value="393217" calcext:value-type="float">
            <text:p>393217</text:p>
          </table:table-cell>
          <table:table-cell office:value-type="float" office:value="8390" calcext:value-type="float">
            <text:p>8390</text:p>
          </table:table-cell>
          <table:table-cell office:value-type="float" office:value="19870" calcext:value-type="float">
            <text:p>19870</text:p>
          </table:table-cell>
          <table:table-cell office:value-type="float" office:value="3.60486211901306" calcext:value-type="float">
            <text:p>3.60486211901306</text:p>
          </table:table-cell>
          <table:table-cell office:value-type="float" office:value="0.64014155" calcext:value-type="float">
            <text:p>0.64014155</text:p>
          </table:table-cell>
          <table:table-cell office:value-type="float" office:value="6.5024414" calcext:value-type="float">
            <text:p>6.50244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2224458983392" calcext:value-type="float">
            <text:p>0.42224458983392</text:p>
          </table:table-cell>
          <table:table-cell office:value-type="float" office:value="0.146834324179517" calcext:value-type="float">
            <text:p>0.146834324179517</text:p>
          </table:table-cell>
          <table:table-cell office:value-type="string" calcext:value-type="string">
            <text:p>L5_MC-&gt;L23_PC</text:p>
          </table:table-cell>
        </table:table-row>
        <table:table-row table:style-name="ro4">
          <table:table-cell office:value-type="float" office:value="393220" calcext:value-type="float">
            <text:p>393220</text:p>
          </table:table-cell>
          <table:table-cell office:value-type="float" office:value="12900" calcext:value-type="float">
            <text:p>12900</text:p>
          </table:table-cell>
          <table:table-cell office:value-type="float" office:value="36062" calcext:value-type="float">
            <text:p>36062</text:p>
          </table:table-cell>
          <table:table-cell office:value-type="float" office:value="7.12406163571711" calcext:value-type="float">
            <text:p>7.12406163571711</text:p>
          </table:table-cell>
          <table:table-cell office:value-type="float" office:value="0.6268499" calcext:value-type="float">
            <text:p>0.6268499</text:p>
          </table:table-cell>
          <table:table-cell office:value-type="float" office:value="13.016602" calcext:value-type="float">
            <text:p>13.0166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57717264710776" calcext:value-type="float">
            <text:p>0.357717264710776</text:p>
          </table:table-cell>
          <table:table-cell office:value-type="float" office:value="0.173321237477452" calcext:value-type="float">
            <text:p>0.173321237477452</text:p>
          </table:table-cell>
          <table:table-cell office:value-type="string" calcext:value-type="string">
            <text:p>L5_MC-&gt;L4_MC</text:p>
          </table:table-cell>
        </table:table-row>
        <table:table-row table:style-name="ro4">
          <table:table-cell office:value-type="float" office:value="393219" calcext:value-type="float">
            <text:p>393219</text:p>
          </table:table-cell>
          <table:table-cell office:value-type="float" office:value="4200" calcext:value-type="float">
            <text:p>4200</text:p>
          </table:table-cell>
          <table:table-cell office:value-type="float" office:value="11078" calcext:value-type="float">
            <text:p>11078</text:p>
          </table:table-cell>
          <table:table-cell office:value-type="float" office:value="3.57470151661826" calcext:value-type="float">
            <text:p>3.57470151661826</text:p>
          </table:table-cell>
          <table:table-cell office:value-type="float" office:value="0.6404338" calcext:value-type="float">
            <text:p>0.6404338</text:p>
          </table:table-cell>
          <table:table-cell office:value-type="float" office:value="6.4467773" calcext:value-type="float">
            <text:p>6.4467773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79129806824336" calcext:value-type="float">
            <text:p>0.379129806824336</text:p>
          </table:table-cell>
          <table:table-cell office:value-type="float" office:value="0.163532378279737" calcext:value-type="float">
            <text:p>0.163532378279737</text:p>
          </table:table-cell>
          <table:table-cell office:value-type="string" calcext:value-type="string">
            <text:p>L5_MC-&gt;L4_PC</text:p>
          </table:table-cell>
        </table:table-row>
        <table:table-row table:style-name="ro4">
          <table:table-cell office:value-type="float" office:value="393222" calcext:value-type="float">
            <text:p>393222</text:p>
          </table:table-cell>
          <table:table-cell office:value-type="float" office:value="2300" calcext:value-type="float">
            <text:p>2300</text:p>
          </table:table-cell>
          <table:table-cell office:value-type="float" office:value="5537" calcext:value-type="float">
            <text:p>5537</text:p>
          </table:table-cell>
          <table:table-cell office:value-type="float" office:value="4.64124056999162" calcext:value-type="float">
            <text:p>4.64124056999162</text:p>
          </table:table-cell>
          <table:table-cell office:value-type="float" office:value="0.6328731" calcext:value-type="float">
            <text:p>0.6328731</text:p>
          </table:table-cell>
          <table:table-cell office:value-type="float" office:value="8.41333" calcext:value-type="float">
            <text:p>8.41333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15387393895611" calcext:value-type="float">
            <text:p>0.415387393895611</text:p>
          </table:table-cell>
          <table:table-cell office:value-type="float" office:value="0.149258258430206" calcext:value-type="float">
            <text:p>0.149258258430206</text:p>
          </table:table-cell>
          <table:table-cell office:value-type="string" calcext:value-type="string">
            <text:p>L5_MC-&gt;L5_MC</text:p>
          </table:table-cell>
        </table:table-row>
        <table:table-row table:style-name="ro4">
          <table:table-cell office:value-type="float" office:value="393221" calcext:value-type="float">
            <text:p>393221</text:p>
          </table:table-cell>
          <table:table-cell office:value-type="float" office:value="44608" calcext:value-type="float">
            <text:p>44608</text:p>
          </table:table-cell>
          <table:table-cell office:value-type="float" office:value="59901" calcext:value-type="float">
            <text:p>59901</text:p>
          </table:table-cell>
          <table:table-cell office:value-type="float" office:value="9.29706658388949" calcext:value-type="float">
            <text:p>9.29706658388949</text:p>
          </table:table-cell>
          <table:table-cell office:value-type="float" office:value="0.30629876" calcext:value-type="float">
            <text:p>0.30629876</text:p>
          </table:table-cell>
          <table:table-cell office:value-type="float" office:value="9" calcext:value-type="float">
            <text:p>9</text:p>
          </table:table-cell>
          <table:table-cell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44695414099932" calcext:value-type="float">
            <text:p>0.744695414099932</text:p>
          </table:table-cell>
          <table:table-cell office:value-type="float" office:value="0.096683819367386" calcext:value-type="float">
            <text:p>0.096683819367386</text:p>
          </table:table-cell>
          <table:table-cell office:value-type="string" calcext:value-type="string">
            <text:p>L5_MC-&gt;L5_TTPC1</text:p>
          </table:table-cell>
        </table:table-row>
        <table:table-row table:style-name="ro4">
          <table:table-cell office:value-type="float" office:value="393224" calcext:value-type="float">
            <text:p>393224</text:p>
          </table:table-cell>
          <table:table-cell office:value-type="float" office:value="126" calcext:value-type="float">
            <text:p>126</text:p>
          </table:table-cell>
          <table:table-cell office:value-type="float" office:value="295" calcext:value-type="float">
            <text:p>295</text:p>
          </table:table-cell>
          <table:table-cell office:value-type="float" office:value="2.3046875" calcext:value-type="float">
            <text:p>2.3046875</text:p>
          </table:table-cell>
          <table:table-cell office:value-type="float" office:value="0.6698166" calcext:value-type="float">
            <text:p>0.6698166</text:p>
          </table:table-cell>
          <table:table-cell office:value-type="float" office:value="4.121704" calcext:value-type="float">
            <text:p>4.1217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27118644067797" calcext:value-type="float">
            <text:p>0.427118644067797</text:p>
          </table:table-cell>
          <table:table-cell office:value-type="float" office:value="0.145158727786371" calcext:value-type="float">
            <text:p>0.145158727786371</text:p>
          </table:table-cell>
          <table:table-cell office:value-type="string" calcext:value-type="string">
            <text:p>L5_MC-&gt;L6_MC</text:p>
          </table:table-cell>
        </table:table-row>
        <table:table-row table:style-name="ro4">
          <table:table-cell office:value-type="float" office:value="393223" calcext:value-type="float">
            <text:p>393223</text:p>
          </table:table-cell>
          <table:table-cell office:value-type="float" office:value="5963" calcext:value-type="float">
            <text:p>5963</text:p>
          </table:table-cell>
          <table:table-cell office:value-type="float" office:value="14930" calcext:value-type="float">
            <text:p>14930</text:p>
          </table:table-cell>
          <table:table-cell office:value-type="float" office:value="2.77767441860465" calcext:value-type="float">
            <text:p>2.77767441860465</text:p>
          </table:table-cell>
          <table:table-cell office:value-type="float" office:value="0.65352935" calcext:value-type="float">
            <text:p>0.65352935</text:p>
          </table:table-cell>
          <table:table-cell office:value-type="float" office:value="4.985287" calcext:value-type="float">
            <text:p>4.985287</text:p>
          </table:table-cell>
          <table:table-cell office:value-type="float" office:value="0.062" calcext:value-type="float">
            <text:p>0.06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9939718687207" calcext:value-type="float">
            <text:p>0.39939718687207</text:p>
          </table:table-cell>
          <table:table-cell office:value-type="float" office:value="0.155233940109298" calcext:value-type="float">
            <text:p>0.155233940109298</text:p>
          </table:table-cell>
          <table:table-cell office:value-type="string" calcext:value-type="string">
            <text:p>L5_MC-&gt;L6_TPC_L1</text:p>
          </table:table-cell>
        </table:table-row>
        <table:table-row table:style-name="ro4">
          <table:table-cell office:value-type="float" office:value="327680" calcext:value-type="float">
            <text:p>3276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string" calcext:value-type="string">
            <text:p>L5_TTPC1-&gt;L1_SLAC</text:p>
          </table:table-cell>
        </table:table-row>
        <table:table-row table:style-name="ro4">
          <table:table-cell office:value-type="float" office:value="327682" calcext:value-type="float">
            <text:p>327682</text:p>
          </table:table-cell>
          <table:table-cell office:value-type="float" office:value="559" calcext:value-type="float">
            <text:p>559</text:p>
          </table:table-cell>
          <table:table-cell office:value-type="float" office:value="1508" calcext:value-type="float">
            <text:p>1508</text:p>
          </table:table-cell>
          <table:table-cell office:value-type="float" office:value="1.95336787564767" calcext:value-type="float">
            <text:p>1.95336787564767</text:p>
          </table:table-cell>
          <table:table-cell office:value-type="float" office:value="0.6143799" calcext:value-type="float">
            <text:p>0.6143799</text:p>
          </table:table-cell>
          <table:table-cell office:value-type="float" office:value="3.2571902" calcext:value-type="float">
            <text:p>3.25719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70689655172414" calcext:value-type="float">
            <text:p>0.370689655172414</text:p>
          </table:table-cell>
          <table:table-cell office:value-type="float" office:value="0.145674422383308" calcext:value-type="float">
            <text:p>0.145674422383308</text:p>
          </table:table-cell>
          <table:table-cell office:value-type="string" calcext:value-type="string">
            <text:p>L5_TTPC1-&gt;L23_MC</text:p>
          </table:table-cell>
        </table:table-row>
        <table:table-row table:style-name="ro4">
          <table:table-cell office:value-type="float" office:value="327681" calcext:value-type="float">
            <text:p>327681</text:p>
          </table:table-cell>
          <table:table-cell office:value-type="float" office:value="327" calcext:value-type="float">
            <text:p>327</text:p>
          </table:table-cell>
          <table:table-cell office:value-type="float" office:value="1065" calcext:value-type="float">
            <text:p>1065</text:p>
          </table:table-cell>
          <table:table-cell office:value-type="float" office:value="1.52797704447633" calcext:value-type="float">
            <text:p>1.52797704447633</text:p>
          </table:table-cell>
          <table:table-cell office:value-type="float" office:value="0.67858887" calcext:value-type="float">
            <text:p>0.67858887</text:p>
          </table:table-cell>
          <table:table-cell office:value-type="float" office:value="2.574838" calcext:value-type="float">
            <text:p>2.5748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07042253521127" calcext:value-type="float">
            <text:p>0.307042253521127</text:p>
          </table:table-cell>
          <table:table-cell office:value-type="float" office:value="0.17587156419497" calcext:value-type="float">
            <text:p>0.17587156419497</text:p>
          </table:table-cell>
          <table:table-cell office:value-type="string" calcext:value-type="string">
            <text:p>L5_TTPC1-&gt;L23_PC</text:p>
          </table:table-cell>
        </table:table-row>
        <table:table-row table:style-name="ro4">
          <table:table-cell office:value-type="float" office:value="327684" calcext:value-type="float">
            <text:p>327684</text:p>
          </table:table-cell>
          <table:table-cell office:value-type="float" office:value="10956" calcext:value-type="float">
            <text:p>10956</text:p>
          </table:table-cell>
          <table:table-cell office:value-type="float" office:value="23580" calcext:value-type="float">
            <text:p>23580</text:p>
          </table:table-cell>
          <table:table-cell office:value-type="float" office:value="3.22175160541058" calcext:value-type="float">
            <text:p>3.22175160541058</text:p>
          </table:table-cell>
          <table:table-cell office:value-type="float" office:value="0.5660806" calcext:value-type="float">
            <text:p>0.5660806</text:p>
          </table:table-cell>
          <table:table-cell office:value-type="float" office:value="5.2730713" calcext:value-type="float">
            <text:p>5.2730713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64631043256998" calcext:value-type="float">
            <text:p>0.464631043256998</text:p>
          </table:table-cell>
          <table:table-cell office:value-type="float" office:value="0.116221251645557" calcext:value-type="float">
            <text:p>0.116221251645557</text:p>
          </table:table-cell>
          <table:table-cell office:value-type="string" calcext:value-type="string">
            <text:p>L5_TTPC1-&gt;L4_MC</text:p>
          </table:table-cell>
        </table:table-row>
        <table:table-row table:style-name="ro4">
          <table:table-cell office:value-type="float" office:value="327683" calcext:value-type="float">
            <text:p>327683</text:p>
          </table:table-cell>
          <table:table-cell office:value-type="float" office:value="1256" calcext:value-type="float">
            <text:p>1256</text:p>
          </table:table-cell>
          <table:table-cell office:value-type="float" office:value="3594" calcext:value-type="float">
            <text:p>3594</text:p>
          </table:table-cell>
          <table:table-cell office:value-type="float" office:value="1.88167539267016" calcext:value-type="float">
            <text:p>1.88167539267016</text:p>
          </table:table-cell>
          <table:table-cell office:value-type="float" office:value="0.6212158" calcext:value-type="float">
            <text:p>0.6212158</text:p>
          </table:table-cell>
          <table:table-cell office:value-type="float" office:value="3.1431322" calcext:value-type="float">
            <text:p>3.14313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49471341124096" calcext:value-type="float">
            <text:p>0.349471341124096</text:p>
          </table:table-cell>
          <table:table-cell office:value-type="float" office:value="0.154519112288335" calcext:value-type="float">
            <text:p>0.154519112288335</text:p>
          </table:table-cell>
          <table:table-cell office:value-type="string" calcext:value-type="string">
            <text:p>L5_TTPC1-&gt;L4_PC</text:p>
          </table:table-cell>
        </table:table-row>
        <table:table-row table:style-name="ro4">
          <table:table-cell office:value-type="float" office:value="327686" calcext:value-type="float">
            <text:p>327686</text:p>
          </table:table-cell>
          <table:table-cell office:value-type="float" office:value="7895" calcext:value-type="float">
            <text:p>7895</text:p>
          </table:table-cell>
          <table:table-cell office:value-type="float" office:value="18215" calcext:value-type="float">
            <text:p>18215</text:p>
          </table:table-cell>
          <table:table-cell office:value-type="float" office:value="3.75721947194719" calcext:value-type="float">
            <text:p>3.75721947194719</text:p>
          </table:table-cell>
          <table:table-cell office:value-type="float" office:value="0.6192376" calcext:value-type="float">
            <text:p>0.6192376</text:p>
          </table:table-cell>
          <table:table-cell office:value-type="float" office:value="6.45" calcext:value-type="float">
            <text:p>6.45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3343398298106" calcext:value-type="float">
            <text:p>0.43343398298106</text:p>
          </table:table-cell>
          <table:table-cell office:value-type="float" office:value="0.138429382593006" calcext:value-type="float">
            <text:p>0.138429382593006</text:p>
          </table:table-cell>
          <table:table-cell office:value-type="string" calcext:value-type="string">
            <text:p>L5_TTPC1-&gt;L5_MC</text:p>
          </table:table-cell>
        </table:table-row>
        <table:table-row table:style-name="ro4">
          <table:table-cell office:value-type="float" office:value="327685" calcext:value-type="float">
            <text:p>327685</text:p>
          </table:table-cell>
          <table:table-cell office:value-type="float" office:value="77409" calcext:value-type="float">
            <text:p>77409</text:p>
          </table:table-cell>
          <table:table-cell office:value-type="float" office:value="94510" calcext:value-type="float">
            <text:p>94510</text:p>
          </table:table-cell>
          <table:table-cell office:value-type="float" office:value="5.68241943241943" calcext:value-type="float">
            <text:p>5.68241943241943</text:p>
          </table:table-cell>
          <table:table-cell office:value-type="float" office:value="0.20568159" calcext:value-type="float">
            <text:p>0.20568159</text:p>
          </table:table-cell>
          <table:table-cell office:value-type="float" office:value="4.125" calcext:value-type="float">
            <text:p>4.125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19056184530738" calcext:value-type="float">
            <text:p>0.819056184530738</text:p>
          </table:table-cell>
          <table:table-cell office:value-type="float" office:value="0.0732550462252737" calcext:value-type="float">
            <text:p>0.073255046225274</text:p>
          </table:table-cell>
          <table:table-cell office:value-type="string" calcext:value-type="string">
            <text:p>L5_TTPC1-&gt;L5_TTPC1</text:p>
          </table:table-cell>
        </table:table-row>
        <table:table-row table:style-name="ro4">
          <table:table-cell office:value-type="float" office:value="327688" calcext:value-type="float">
            <text:p>327688</text:p>
          </table:table-cell>
          <table:table-cell office:value-type="float" office:value="4377" calcext:value-type="float">
            <text:p>4377</text:p>
          </table:table-cell>
          <table:table-cell office:value-type="float" office:value="9110" calcext:value-type="float">
            <text:p>9110</text:p>
          </table:table-cell>
          <table:table-cell office:value-type="float" office:value="3.38535860274991" calcext:value-type="float">
            <text:p>3.38535860274991</text:p>
          </table:table-cell>
          <table:table-cell office:value-type="float" office:value="0.56374186" calcext:value-type="float">
            <text:p>0.56374186</text:p>
          </table:table-cell>
          <table:table-cell office:value-type="float" office:value="5.5341797" calcext:value-type="float">
            <text:p>5.53417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8046103183315" calcext:value-type="float">
            <text:p>0.48046103183315</text:p>
          </table:table-cell>
          <table:table-cell office:value-type="float" office:value="0.112392052264213" calcext:value-type="float">
            <text:p>0.112392052264213</text:p>
          </table:table-cell>
          <table:table-cell office:value-type="string" calcext:value-type="string">
            <text:p>L5_TTPC1-&gt;L6_MC</text:p>
          </table:table-cell>
        </table:table-row>
        <table:table-row table:style-name="ro4">
          <table:table-cell office:value-type="float" office:value="327687" calcext:value-type="float">
            <text:p>327687</text:p>
          </table:table-cell>
          <table:table-cell office:value-type="float" office:value="42338" calcext:value-type="float">
            <text:p>42338</text:p>
          </table:table-cell>
          <table:table-cell office:value-type="float" office:value="86930" calcext:value-type="float">
            <text:p>86930</text:p>
          </table:table-cell>
          <table:table-cell office:value-type="float" office:value="3.83458314953683" calcext:value-type="float">
            <text:p>3.83458314953683</text:p>
          </table:table-cell>
          <table:table-cell office:value-type="float" office:value="0.55880684" calcext:value-type="float">
            <text:p>0.55880684</text:p>
          </table:table-cell>
          <table:table-cell office:value-type="float" office:value="6.251953" calcext:value-type="float">
            <text:p>6.2519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87035545841482" calcext:value-type="float">
            <text:p>0.487035545841482</text:p>
          </table:table-cell>
          <table:table-cell office:value-type="float" office:value="0.110874867064189" calcext:value-type="float">
            <text:p>0.110874867064189</text:p>
          </table:table-cell>
          <table:table-cell office:value-type="string" calcext:value-type="string">
            <text:p>L5_TTPC1-&gt;L6_TPC_L1</text:p>
          </table:table-cell>
        </table:table-row>
        <table:table-row table:style-name="ro4">
          <table:table-cell office:value-type="float" office:value="524288" calcext:value-type="float">
            <text:p>524288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1.96992481203008" calcext:value-type="float">
            <text:p>1.96992481203008</text:p>
          </table:table-cell>
          <table:table-cell office:value-type="float" office:value="0.8383789" calcext:value-type="float">
            <text:p>0.8383789</text:p>
          </table:table-cell>
          <table:table-cell office:value-type="float" office:value="3.9394934" calcext:value-type="float">
            <text:p>3.9394934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32824427480916" calcext:value-type="float">
            <text:p>0.232824427480916</text:p>
          </table:table-cell>
          <table:table-cell office:value-type="float" office:value="0.330721309683362" calcext:value-type="float">
            <text:p>0.330721309683362</text:p>
          </table:table-cell>
          <table:table-cell office:value-type="string" calcext:value-type="string">
            <text:p>L6_MC-&gt;L1_SLAC</text:p>
          </table:table-cell>
        </table:table-row>
        <table:table-row table:style-name="ro4">
          <table:table-cell office:value-type="float" office:value="524290" calcext:value-type="float">
            <text:p>524290</text:p>
          </table:table-cell>
          <table:table-cell office:value-type="float" office:value="2675" calcext:value-type="float">
            <text:p>2675</text:p>
          </table:table-cell>
          <table:table-cell office:value-type="float" office:value="9270" calcext:value-type="float">
            <text:p>9270</text:p>
          </table:table-cell>
          <table:table-cell office:value-type="float" office:value="3.12753036437247" calcext:value-type="float">
            <text:p>3.12753036437247</text:p>
          </table:table-cell>
          <table:table-cell office:value-type="float" office:value="0.79449284" calcext:value-type="float">
            <text:p>0.79449284</text:p>
          </table:table-cell>
          <table:table-cell office:value-type="float" office:value="6.570923" calcext:value-type="float">
            <text:p>6.5709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8856526429342" calcext:value-type="float">
            <text:p>0.28856526429342</text:p>
          </table:table-cell>
          <table:table-cell office:value-type="float" office:value="0.266837381731684" calcext:value-type="float">
            <text:p>0.266837381731684</text:p>
          </table:table-cell>
          <table:table-cell office:value-type="string" calcext:value-type="string">
            <text:p>L6_MC-&gt;L23_MC</text:p>
          </table:table-cell>
        </table:table-row>
        <table:table-row table:style-name="ro4">
          <table:table-cell office:value-type="float" office:value="524289" calcext:value-type="float">
            <text:p>524289</text:p>
          </table:table-cell>
          <table:table-cell office:value-type="float" office:value="5047" calcext:value-type="float">
            <text:p>5047</text:p>
          </table:table-cell>
          <table:table-cell office:value-type="float" office:value="17566" calcext:value-type="float">
            <text:p>17566</text:p>
          </table:table-cell>
          <table:table-cell office:value-type="float" office:value="3.07689612891925" calcext:value-type="float">
            <text:p>3.07689612891925</text:p>
          </table:table-cell>
          <table:table-cell office:value-type="float" office:value="0.79534817" calcext:value-type="float">
            <text:p>0.79534817</text:p>
          </table:table-cell>
          <table:table-cell office:value-type="float" office:value="6.4555664" calcext:value-type="float">
            <text:p>6.45556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87316406694751" calcext:value-type="float">
            <text:p>0.287316406694751</text:p>
          </table:table-cell>
          <table:table-cell office:value-type="float" office:value="0.267997224622725" calcext:value-type="float">
            <text:p>0.267997224622725</text:p>
          </table:table-cell>
          <table:table-cell office:value-type="string" calcext:value-type="string">
            <text:p>L6_MC-&gt;L23_PC</text:p>
          </table:table-cell>
        </table:table-row>
        <table:table-row table:style-name="ro4">
          <table:table-cell office:value-type="float" office:value="524292" calcext:value-type="float">
            <text:p>524292</text:p>
          </table:table-cell>
          <table:table-cell office:value-type="float" office:value="7151" calcext:value-type="float">
            <text:p>7151</text:p>
          </table:table-cell>
          <table:table-cell office:value-type="float" office:value="24259" calcext:value-type="float">
            <text:p>24259</text:p>
          </table:table-cell>
          <table:table-cell office:value-type="float" office:value="4.48908216136195" calcext:value-type="float">
            <text:p>4.48908216136195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035" calcext:value-type="float">
            <text:p>9.69360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94777196092172" calcext:value-type="float">
            <text:p>0.294777196092172</text:p>
          </table:table-cell>
          <table:table-cell office:value-type="float" office:value="0.261214234355804" calcext:value-type="float">
            <text:p>0.261214234355804</text:p>
          </table:table-cell>
          <table:table-cell office:value-type="string" calcext:value-type="string">
            <text:p>L6_MC-&gt;L4_MC</text:p>
          </table:table-cell>
        </table:table-row>
        <table:table-row table:style-name="ro4">
          <table:table-cell office:value-type="float" office:value="524291" calcext:value-type="float">
            <text:p>524291</text:p>
          </table:table-cell>
          <table:table-cell office:value-type="float" office:value="2388" calcext:value-type="float">
            <text:p>2388</text:p>
          </table:table-cell>
          <table:table-cell office:value-type="float" office:value="8440" calcext:value-type="float">
            <text:p>8440</text:p>
          </table:table-cell>
          <table:table-cell office:value-type="float" office:value="2.9572529782761" calcext:value-type="float">
            <text:p>2.9572529782761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82938388625592" calcext:value-type="float">
            <text:p>0.282938388625592</text:p>
          </table:table-cell>
          <table:table-cell office:value-type="float" office:value="0.272144052126699" calcext:value-type="float">
            <text:p>0.272144052126699</text:p>
          </table:table-cell>
          <table:table-cell office:value-type="string" calcext:value-type="string">
            <text:p>L6_MC-&gt;L4_PC</text:p>
          </table:table-cell>
        </table:table-row>
        <table:table-row table:style-name="ro4">
          <table:table-cell office:value-type="float" office:value="524294" calcext:value-type="float">
            <text:p>524294</text:p>
          </table:table-cell>
          <table:table-cell office:value-type="float" office:value="4645" calcext:value-type="float">
            <text:p>4645</text:p>
          </table:table-cell>
          <table:table-cell office:value-type="float" office:value="12811" calcext:value-type="float">
            <text:p>12811</text:p>
          </table:table-cell>
          <table:table-cell office:value-type="float" office:value="5.60656455142232" calcext:value-type="float">
            <text:p>5.60656455142232</text:p>
          </table:table-cell>
          <table:table-cell office:value-type="float" office:value="0.77918273" calcext:value-type="float">
            <text:p>0.77918273</text:p>
          </table:table-cell>
          <table:table-cell office:value-type="float" office:value="12.268066" calcext:value-type="float">
            <text:p>12.268066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62579033642963" calcext:value-type="float">
            <text:p>0.362579033642963</text:p>
          </table:table-cell>
          <table:table-cell office:value-type="float" office:value="0.212367490776068" calcext:value-type="float">
            <text:p>0.212367490776068</text:p>
          </table:table-cell>
          <table:table-cell office:value-type="string" calcext:value-type="string">
            <text:p>L6_MC-&gt;L5_MC</text:p>
          </table:table-cell>
        </table:table-row>
        <table:table-row table:style-name="ro4">
          <table:table-cell office:value-type="float" office:value="524293" calcext:value-type="float">
            <text:p>524293</text:p>
          </table:table-cell>
          <table:table-cell office:value-type="float" office:value="15409" calcext:value-type="float">
            <text:p>15409</text:p>
          </table:table-cell>
          <table:table-cell office:value-type="float" office:value="71602" calcext:value-type="float">
            <text:p>71602</text:p>
          </table:table-cell>
          <table:table-cell office:value-type="float" office:value="8.45859421145895" calcext:value-type="float">
            <text:p>8.45859421145895</text:p>
          </table:table-cell>
          <table:table-cell office:value-type="float" office:value="0.7757672" calcext:value-type="float">
            <text:p>0.7757672</text:p>
          </table:table-cell>
          <table:table-cell office:value-type="float" office:value="18.858398" calcext:value-type="float">
            <text:p>18.858398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15203485936147" calcext:value-type="float">
            <text:p>0.215203485936147</text:p>
          </table:table-cell>
          <table:table-cell office:value-type="float" office:value="0.357800893641723" calcext:value-type="float">
            <text:p>0.357800893641723</text:p>
          </table:table-cell>
          <table:table-cell office:value-type="string" calcext:value-type="string">
            <text:p>L6_MC-&gt;L5_TTPC1</text:p>
          </table:table-cell>
        </table:table-row>
        <table:table-row table:style-name="ro4">
          <table:table-cell office:value-type="float" office:value="524296" calcext:value-type="float">
            <text:p>524296</text:p>
          </table:table-cell>
          <table:table-cell office:value-type="float" office:value="5189" calcext:value-type="float">
            <text:p>5189</text:p>
          </table:table-cell>
          <table:table-cell office:value-type="float" office:value="15822" calcext:value-type="float">
            <text:p>15822</text:p>
          </table:table-cell>
          <table:table-cell office:value-type="float" office:value="6.66750948166877" calcext:value-type="float">
            <text:p>6.66750948166877</text:p>
          </table:table-cell>
          <table:table-cell office:value-type="float" office:value="0.77737176" calcext:value-type="float">
            <text:p>0.77737176</text:p>
          </table:table-cell>
          <table:table-cell office:value-type="float" office:value="14.717285" calcext:value-type="float">
            <text:p>14.717285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27961066868917" calcext:value-type="float">
            <text:p>0.327961066868917</text:p>
          </table:table-cell>
          <table:table-cell office:value-type="float" office:value="0.234783964809895" calcext:value-type="float">
            <text:p>0.234783964809895</text:p>
          </table:table-cell>
          <table:table-cell office:value-type="string" calcext:value-type="string">
            <text:p>L6_MC-&gt;L6_MC</text:p>
          </table:table-cell>
        </table:table-row>
        <table:table-row table:style-name="ro4">
          <table:table-cell office:value-type="float" office:value="524295" calcext:value-type="float">
            <text:p>524295</text:p>
          </table:table-cell>
          <table:table-cell office:value-type="float" office:value="27095" calcext:value-type="float">
            <text:p>27095</text:p>
          </table:table-cell>
          <table:table-cell office:value-type="float" office:value="109109" calcext:value-type="float">
            <text:p>109109</text:p>
          </table:table-cell>
          <table:table-cell office:value-type="float" office:value="8.48107267780801" calcext:value-type="float">
            <text:p>8.48107267780801</text:p>
          </table:table-cell>
          <table:table-cell office:value-type="float" office:value="0.7757859" calcext:value-type="float">
            <text:p>0.7757859</text:p>
          </table:table-cell>
          <table:table-cell office:value-type="float" office:value="18.911133" calcext:value-type="float">
            <text:p>18.911133</text:p>
          </table:table-cell>
          <table:table-cell office:value-type="float" office:value="0.077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48329651999377" calcext:value-type="float">
            <text:p>0.248329651999377</text:p>
          </table:table-cell>
          <table:table-cell office:value-type="float" office:value="0.310071708967565" calcext:value-type="float">
            <text:p>0.310071708967565</text:p>
          </table:table-cell>
          <table:table-cell office:value-type="string" calcext:value-type="string">
            <text:p>L6_MC-&gt;L6_TPC_L1</text:p>
          </table:table-cell>
        </table:table-row>
        <table:table-row table:style-name="ro4">
          <table:table-cell office:value-type="float" office:value="458754" calcext:value-type="float">
            <text:p>458754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office:value-type="float" office:value="1.37696335078534" calcext:value-type="float">
            <text:p>1.37696335078534</text:p>
          </table:table-cell>
          <table:table-cell office:value-type="float" office:value="1" calcext:value-type="float">
            <text:p>1</text:p>
          </table:table-cell>
          <table:table-cell office:value-type="float" office:value="1.9974672" calcext:value-type="float">
            <text:p>1.9974672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57414448669201" calcext:value-type="float">
            <text:p>0.357414448669201</text:p>
          </table:table-cell>
          <table:table-cell office:value-type="float" office:value="0.419680867740448" calcext:value-type="float">
            <text:p>0.419680867740448</text:p>
          </table:table-cell>
          <table:table-cell office:value-type="string" calcext:value-type="string">
            <text:p>L6_TPC_L1-&gt;L23_MC</text:p>
          </table:table-cell>
        </table:table-row>
        <table:table-row table:style-name="ro4">
          <table:table-cell office:value-type="float" office:value="458753" calcext:value-type="float">
            <text:p>458753</text:p>
          </table:table-cell>
          <table:table-cell office:value-type="float" office:value="192" calcext:value-type="float">
            <text:p>192</text:p>
          </table:table-cell>
          <table:table-cell office:value-type="float" office:value="559" calcext:value-type="float">
            <text:p>559</text:p>
          </table:table-cell>
          <table:table-cell office:value-type="float" office:value="1.37684729064039" calcext:value-type="float">
            <text:p>1.37684729064039</text:p>
          </table:table-cell>
          <table:table-cell office:value-type="float" office:value="1" calcext:value-type="float">
            <text:p>1</text:p>
          </table:table-cell>
          <table:table-cell office:value-type="float" office:value="1.9971801" calcext:value-type="float">
            <text:p>1.997180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43470483005367" calcext:value-type="float">
            <text:p>0.343470483005367</text:p>
          </table:table-cell>
          <table:table-cell office:value-type="float" office:value="0.436718767353644" calcext:value-type="float">
            <text:p>0.436718767353644</text:p>
          </table:table-cell>
          <table:table-cell office:value-type="string" calcext:value-type="string">
            <text:p>L6_TPC_L1-&gt;L23_PC</text:p>
          </table:table-cell>
        </table:table-row>
        <table:table-row table:style-name="ro4">
          <table:table-cell office:value-type="float" office:value="458756" calcext:value-type="float">
            <text:p>458756</text:p>
          </table:table-cell>
          <table:table-cell office:value-type="float" office:value="1136" calcext:value-type="float">
            <text:p>1136</text:p>
          </table:table-cell>
          <table:table-cell office:value-type="float" office:value="3190" calcext:value-type="float">
            <text:p>3190</text:p>
          </table:table-cell>
          <table:table-cell office:value-type="float" office:value="1.66492693110647" calcext:value-type="float">
            <text:p>1.66492693110647</text:p>
          </table:table-cell>
          <table:table-cell office:value-type="float" office:value="1" calcext:value-type="float">
            <text:p>1</text:p>
          </table:table-cell>
          <table:table-cell office:value-type="float" office:value="2.7406304" calcext:value-type="float">
            <text:p>2.7406304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56112852664577" calcext:value-type="float">
            <text:p>0.356112852664577</text:p>
          </table:table-cell>
          <table:table-cell office:value-type="float" office:value="0.421214805469966" calcext:value-type="float">
            <text:p>0.421214805469966</text:p>
          </table:table-cell>
          <table:table-cell office:value-type="string" calcext:value-type="string">
            <text:p>L6_TPC_L1-&gt;L4_MC</text:p>
          </table:table-cell>
        </table:table-row>
        <table:table-row table:style-name="ro4">
          <table:table-cell office:value-type="float" office:value="458755" calcext:value-type="float">
            <text:p>458755</text:p>
          </table:table-cell>
          <table:table-cell office:value-type="float" office:value="408" calcext:value-type="float">
            <text:p>408</text:p>
          </table:table-cell>
          <table:table-cell office:value-type="float" office:value="1396" calcext:value-type="float">
            <text:p>1396</text:p>
          </table:table-cell>
          <table:table-cell office:value-type="float" office:value="1.44364012409514" calcext:value-type="float">
            <text:p>1.44364012409514</text:p>
          </table:table-cell>
          <table:table-cell office:value-type="float" office:value="1" calcext:value-type="float">
            <text:p>1</text:p>
          </table:table-cell>
          <table:table-cell office:value-type="float" office:value="2.1724732" calcext:value-type="float">
            <text:p>2.1724732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92263610315186" calcext:value-type="float">
            <text:p>0.292263610315186</text:p>
          </table:table-cell>
          <table:table-cell office:value-type="float" office:value="0.513235314511785" calcext:value-type="float">
            <text:p>0.513235314511785</text:p>
          </table:table-cell>
          <table:table-cell office:value-type="string" calcext:value-type="string">
            <text:p>L6_TPC_L1-&gt;L4_PC</text:p>
          </table:table-cell>
        </table:table-row>
        <table:table-row table:style-name="ro4">
          <table:table-cell office:value-type="float" office:value="458758" calcext:value-type="float">
            <text:p>458758</text:p>
          </table:table-cell>
          <table:table-cell office:value-type="float" office:value="379" calcext:value-type="float">
            <text:p>379</text:p>
          </table:table-cell>
          <table:table-cell office:value-type="float" office:value="1247" calcext:value-type="float">
            <text:p>1247</text:p>
          </table:table-cell>
          <table:table-cell office:value-type="float" office:value="1.50060168471721" calcext:value-type="float">
            <text:p>1.50060168471721</text:p>
          </table:table-cell>
          <table:table-cell office:value-type="float" office:value="1" calcext:value-type="float">
            <text:p>1</text:p>
          </table:table-cell>
          <table:table-cell office:value-type="float" office:value="2.3202865" calcext:value-type="float">
            <text:p>2.320286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03929430633521" calcext:value-type="float">
            <text:p>0.303929430633521</text:p>
          </table:table-cell>
          <table:table-cell office:value-type="float" office:value="0.493535639664114" calcext:value-type="float">
            <text:p>0.493535639664114</text:p>
          </table:table-cell>
          <table:table-cell office:value-type="string" calcext:value-type="string">
            <text:p>L6_TPC_L1-&gt;L5_MC</text:p>
          </table:table-cell>
        </table:table-row>
        <table:table-row table:style-name="ro4">
          <table:table-cell office:value-type="float" office:value="458757" calcext:value-type="float">
            <text:p>458757</text:p>
          </table:table-cell>
          <table:table-cell office:value-type="float" office:value="1245" calcext:value-type="float">
            <text:p>1245</text:p>
          </table:table-cell>
          <table:table-cell office:value-type="float" office:value="4100" calcext:value-type="float">
            <text:p>4100</text:p>
          </table:table-cell>
          <table:table-cell office:value-type="float" office:value="1.50735294117647" calcext:value-type="float">
            <text:p>1.50735294117647</text:p>
          </table:table-cell>
          <table:table-cell office:value-type="float" office:value="1" calcext:value-type="float">
            <text:p>1</text:p>
          </table:table-cell>
          <table:table-cell office:value-type="float" office:value="2.3377326" calcext:value-type="float">
            <text:p>2.337732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03658536585366" calcext:value-type="float">
            <text:p>0.303658536585366</text:p>
          </table:table-cell>
          <table:table-cell office:value-type="float" office:value="0.493975923243297" calcext:value-type="float">
            <text:p>0.493975923243297</text:p>
          </table:table-cell>
          <table:table-cell office:value-type="string" calcext:value-type="string">
            <text:p>L6_TPC_L1-&gt;L5_TTPC1</text:p>
          </table:table-cell>
        </table:table-row>
        <table:table-row table:style-name="ro4">
          <table:table-cell office:value-type="float" office:value="458760" calcext:value-type="float">
            <text:p>458760</text:p>
          </table:table-cell>
          <table:table-cell office:value-type="float" office:value="6411" calcext:value-type="float">
            <text:p>6411</text:p>
          </table:table-cell>
          <table:table-cell office:value-type="float" office:value="17734" calcext:value-type="float">
            <text:p>17734</text:p>
          </table:table-cell>
          <table:table-cell office:value-type="float" office:value="2.62259686483289" calcext:value-type="float">
            <text:p>2.62259686483289</text:p>
          </table:table-cell>
          <table:table-cell office:value-type="float" office:value="1" calcext:value-type="float">
            <text:p>1</text:p>
          </table:table-cell>
          <table:table-cell office:value-type="float" office:value="5.1246266" calcext:value-type="float">
            <text:p>5.124626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61508965828352" calcext:value-type="float">
            <text:p>0.361508965828352</text:p>
          </table:table-cell>
          <table:table-cell office:value-type="float" office:value="0.4149274849014" calcext:value-type="float">
            <text:p>0.4149274849014</text:p>
          </table:table-cell>
          <table:table-cell office:value-type="string" calcext:value-type="string">
            <text:p>L6_TPC_L1-&gt;L6_MC</text:p>
          </table:table-cell>
        </table:table-row>
        <table:table-row table:style-name="ro4">
          <table:table-cell office:value-type="float" office:value="458759" calcext:value-type="float">
            <text:p>458759</text:p>
          </table:table-cell>
          <table:table-cell office:value-type="float" office:value="26018" calcext:value-type="float">
            <text:p>26018</text:p>
          </table:table-cell>
          <table:table-cell office:value-type="float" office:value="77515" calcext:value-type="float">
            <text:p>77515</text:p>
          </table:table-cell>
          <table:table-cell office:value-type="float" office:value="2.96469823299931" calcext:value-type="float">
            <text:p>2.96469823299931</text:p>
          </table:table-cell>
          <table:table-cell office:value-type="float" office:value="1" calcext:value-type="float">
            <text:p>1</text:p>
          </table:table-cell>
          <table:table-cell office:value-type="float" office:value="5.966604" calcext:value-type="float">
            <text:p>5.966604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35651164290782" calcext:value-type="float">
            <text:p>0.335651164290782</text:p>
          </table:table-cell>
          <table:table-cell office:value-type="float" office:value="0.446892553694573" calcext:value-type="float">
            <text:p>0.446892553694573</text:p>
          </table:table-cell>
          <table:table-cell office:value-type="string" calcext:value-type="string">
            <text:p>L6_TPC_L1-&gt;L6_TPC_L1</text:p>
          </table:table-cell>
        </table:table-row>
      </table:table>
      <table:named-expressions/>
      <table:database-ranges>
        <table:database-range table:name="__Anonymous_Sheet_DB__0" table:target-range-address="pathway_params.O1:pathway_params.O1048576"/>
        <table:database-range table:name="__Anonymous_Sheet_DB__1" table:target-range-address="'part-00000-42f9924c-2543-40ed-a61c-b8832d3caa37-c000'.A1:'part-00000-42f9924c-2543-40ed-a61c-b8832d3caa37-c000'.L1048576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9:25:59.176970000</dc:date>
    <meta:editing-duration>PT1H45M8S</meta:editing-duration>
    <meta:editing-cycles>6</meta:editing-cycles>
    <meta:generator>LibreOffice/5.2.3.3$MacOSX_X86_64 LibreOffice_project/d54a8868f08a7b39642414cf2c8ef2f228f780cf</meta:generator>
    <meta:document-statistic meta:table-count="2" meta:cell-count="2324" meta:object-count="0"/>
  </office:meta>
</office:document-meta>
</file>